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4"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5" style:family="table-cell" style:parent-style-name="Default" style:data-style-name="N30"/>
    <style:style style:name="ce6" style:family="table-cell" style:parent-style-name="Default" style:data-style-name="N36"/>
    <style:style style:name="ce7" style:family="table-cell" style:parent-style-name="Default" style:data-style-name="N37"/>
    <style:style style:name="ce8" style:family="table-cell" style:parent-style-name="Default" style:data-style-name="N0">
      <style:table-cell-properties style:vertical-align="automatic" style:repeat-content="false"/>
      <style:paragraph-properties fo:text-align="end" fo:margin-right="0cm"/>
    </style:style>
    <style:style style:name="ce9"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30">
      <style:table-cell-properties style:vertical-align="automatic" fo:wrap-option="wrap"/>
    </style:style>
    <style:style style:name="ce12" style:family="table-cell" style:parent-style-name="Default" style:data-style-name="N36">
      <style:table-cell-properties style:vertical-align="automatic" fo:wrap-option="wrap"/>
    </style:style>
    <style:style style:name="ce13" style:family="table-cell" style:parent-style-name="Default" style:data-style-name="N37">
      <style:table-cell-properties style:vertical-align="automatic" fo:wrap-option="wrap"/>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76791666666667cm" style:use-optimal-column-width="true"/>
    </style:style>
    <style:style style:name="co2" style:family="table-column">
      <style:table-column-properties fo:break-before="auto" style:column-width="5.90020833333333cm" style:use-optimal-column-width="true"/>
    </style:style>
    <style:style style:name="co3" style:family="table-column">
      <style:table-column-properties fo:break-before="auto" style:column-width="33.8666666666667cm" style:use-optimal-column-width="true"/>
    </style:style>
    <style:style style:name="co4" style:family="table-column">
      <style:table-column-properties fo:break-before="auto" style:column-width="3.333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1.40229166666667cm" style:use-optimal-column-width="true"/>
    </style:style>
    <style:style style:name="co7" style:family="table-column">
      <style:table-column-properties fo:break-before="auto" style:column-width="1.508125cm" style:use-optimal-column-width="true"/>
    </style:style>
    <style:style style:name="co8" style:family="table-column">
      <style:table-column-properties fo:break-before="auto" style:column-width="1.77270833333333cm" style:use-optimal-column-width="true"/>
    </style:style>
    <style:style style:name="co9" style:family="table-column">
      <style:table-column-properties fo:break-before="auto" style:column-width="1.93145833333333cm" style:use-optimal-column-width="true"/>
    </style:style>
    <style:style style:name="co10" style:family="table-column">
      <style:table-column-properties fo:break-before="auto" style:column-width="1.349375cm" style:use-optimal-column-width="true"/>
    </style:style>
    <style:style style:name="co11" style:family="table-column">
      <style:table-column-properties fo:break-before="auto" style:column-width="0.9525cm" style:use-optimal-column-width="true"/>
    </style:style>
    <style:style style:name="co12" style:family="table-column">
      <style:table-column-properties fo:break-before="auto" style:column-width="0.978958333333333cm" style:use-optimal-column-width="true"/>
    </style:style>
    <style:style style:name="co13" style:family="table-column">
      <style:table-column-properties fo:break-before="auto" style:column-width="2.11666666666667cm" style:use-optimal-column-width="true"/>
    </style:style>
    <style:style style:name="co14" style:family="table-column">
      <style:table-column-properties fo:break-before="auto" style:column-width="2.96333333333333cm" style:use-optimal-column-width="true"/>
    </style:style>
    <style:style style:name="co15" style:family="table-column">
      <style:table-column-properties fo:break-before="auto" style:column-width="1.71979166666667cm" style:use-optimal-column-width="true"/>
    </style:style>
    <style:style style:name="co16" style:family="table-column">
      <style:table-column-properties fo:break-before="auto" style:column-width="2.09020833333333cm" style:use-optimal-column-width="true"/>
    </style:style>
    <style:style style:name="co17" style:family="table-column">
      <style:table-column-properties fo:break-before="auto" style:column-width="1.45520833333333cm"/>
    </style:style>
    <style:style style:name="co18"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8"/>
        <table:table-column table:style-name="co15" table:default-cell-style-name="ce5"/>
        <table:table-column table:style-name="co16" table:default-cell-style-name="ce1"/>
        <table:table-column table:style-name="co17" table:number-columns-repeated="16368"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LocalSimulationDate</text:p>
          </table:table-cell>
          <table:table-cell office:value-type="string" table:style-name="ce2">
            <text:p>LocalSimulationTime</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3">
            <text:p>IndicatedAirspeed</text:p>
          </table:table-cell>
          <table:table-cell office:value-type="string" table:style-name="ce4">
            <text:p>OnGround</text:p>
          </table:table-cell>
          <table:table-cell office:value-type="string" table:style-name="ce2">
            <text:p>EngineEvent</text:p>
          </table:table-cell>
          <table:table-cell table:number-columns-repeated="16368"/>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5">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table:style-name="ce6"/>
          <table:table-cell table:style-name="ce7"/>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5">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6"/>
          <table:table-cell table:style-name="ce7"/>
          <table:table-cell office:value-type="string" table:style-name="ce9">
            <text:p>CH</text:p>
          </table:table-cell>
          <table:table-cell office:value-type="string" table:style-name="ce9">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 table:style-name="ce1">
            <text:p>45</text:p>
          </table:table-cell>
          <table:table-cell office:value-type="float" office:value="160" table:style-name="ce8">
            <text:p>16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0">
            <text:p>2c9ff320-b1e8-de3a-a3b5-9fb58748ce95</text:p>
          </table:table-cell>
          <table:table-cell office:value-type="string" table:style-name="ce10">
            <text:p>Montreux</text:p>
          </table:table-cell>
          <table:table-cell office:value-type="string" table:style-name="ce5">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6"/>
          <table:table-cell table:style-name="ce7"/>
          <table:table-cell office:value-type="string" table:style-name="ce9">
            <text:p>CH</text:p>
          </table:table-cell>
          <table:table-cell table:style-name="ce9"/>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0">
            <text:p>018aea70-5172-4bbc-1465-b9779cb2123b</text:p>
          </table:table-cell>
          <table:table-cell office:value-type="string" table:style-name="ce10">
            <text:p>Valais</text:p>
          </table:table-cell>
          <table:table-cell office:value-type="string" table:style-name="ce5">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6"/>
          <table:table-cell table:style-name="ce7"/>
          <table:table-cell office:value-type="string" table:style-name="ce9">
            <text:p>CH</text:p>
          </table:table-cell>
          <table:table-cell table:style-name="ce9"/>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0">
            <text:p>440db947-8774-bf6a-d0ef-3229e21c79a5</text:p>
          </table:table-cell>
          <table:table-cell office:value-type="string" table:style-name="ce10">
            <text:p>Matterhorn</text:p>
          </table:table-cell>
          <table:table-cell office:value-type="string" table:style-name="ce11">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12"/>
          <table:table-cell table:style-name="ce13"/>
          <table:table-cell office:value-type="string" table:style-name="ce9">
            <text:p>CH</text:p>
          </table:table-cell>
          <table:table-cell table:style-name="ce9"/>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8">
            <text:p>15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0">
            <text:p>fa2449ea-9236-d61d-0d17-727c80fa567d</text:p>
          </table:table-cell>
          <table:table-cell office:value-type="string" table:style-name="ce9">
            <text:p>Samedan Approach</text:p>
          </table:table-cell>
          <table:table-cell office:value-type="string" table:style-name="ce11">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12"/>
          <table:table-cell table:style-name="ce13"/>
          <table:table-cell office:value-type="string" table:style-name="ce9">
            <text:p>CH</text:p>
          </table:table-cell>
          <table:table-cell office:value-type="string" table:style-name="ce9">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8">
            <text:p>15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5">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table:style-name="ce6"/>
          <table:table-cell table:style-name="ce7"/>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5">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table:style-name="ce6"/>
          <table:table-cell table:style-name="ce7"/>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0809dc18-15c8-9bcf-8c49-c06d37eaadd8</text:p>
          </table:table-cell>
          <table:table-cell office:value-type="string" table:style-name="ce10">
            <text:p>Lauterbrunnen Valley</text:p>
          </table:table-cell>
          <table:table-cell office:value-type="string" table:style-name="ce5">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table:style-name="ce6"/>
          <table:table-cell table:style-name="ce7"/>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8">
            <text:p>145</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5">
            <text:p>Thun is a town and a municipality in the administrative district of Thun in the canton of Bern in Switzerland. It is located where the Aare flows out of Lake Thun (Thunersee), 30 kilometres (19 miles) southeast of Bern.</text:p>
          </table:table-cell>
          <table:table-cell table:style-name="ce6"/>
          <table:table-cell table:style-name="ce7"/>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5">
            <text:p>Bern is the de facto capital of Switzerland, referred to as the federal city. With a population of about 144,000 (as of 2020), Bern is the fourth-most populous city in Switzerland.</text:p>
          </table:table-cell>
          <table:table-cell table:style-name="ce6"/>
          <table:table-cell table:style-name="ce7"/>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5">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table:style-name="ce6"/>
          <table:table-cell table:style-name="ce7"/>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0" table:style-name="ce1">
            <text:p>1470</text:p>
          </table:table-cell>
          <table:table-cell office:value-type="float" office:value="0" table:style-name="ce1">
            <text:p>0</text:p>
          </table:table-cell>
          <table:table-cell office:value-type="float" office:value="0" table:style-name="ce1">
            <text:p>0</text:p>
          </table:table-cell>
          <table:table-cell office:value-type="float" office:value="153" table:style-name="ce1">
            <text:p>153</text:p>
          </table:table-cell>
          <table:table-cell office:value-type="float" office:value="0" table:style-name="ce8">
            <text:p>0</text:p>
          </table:table-cell>
          <table:table-cell office:value-type="string" table:style-name="ce5">
            <text:p>true</text:p>
          </table:table-cell>
          <table:table-cell office:value-type="string" table:style-name="ce1">
            <text:p>STOP</text:p>
          </table:table-cell>
          <table:table-cell table:number-columns-repeated="16368"/>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5">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table:style-name="ce6"/>
          <table:table-cell table:style-name="ce7"/>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5">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table:style-name="ce6"/>
          <table:table-cell table:style-name="ce7"/>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8">
            <text:p>11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0">
            <text:p>29d59987-407d-bd94-2e93-6b1dd484d994</text:p>
          </table:table-cell>
          <table:table-cell office:value-type="string" table:style-name="ce1">
            <text:p>Santons Dumont Approach</text:p>
          </table:table-cell>
          <table:table-cell office:value-type="string" table:style-name="ce5">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table:style-name="ce6"/>
          <table:table-cell table:style-name="ce7"/>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5">
            <text:p>Saint Vincent and the Grenadines is an island country in the Caribbean. Kingstown is the capital and main port.\n\nIt is thought that Christopher Columbus sighted the island in 1498, giving it the name St Vincent.</text:p>
          </table:table-cell>
          <table:table-cell table:style-name="ce6"/>
          <table:table-cell table:style-name="ce7"/>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8">
            <text:p>125</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5c1dbed7-a02d-5a7b-3a15-d7d6f061f0b0</text:p>
          </table:table-cell>
          <table:table-cell office:value-type="string" table:style-name="ce10">
            <text:p>Bora Bora</text:p>
          </table:table-cell>
          <table:table-cell office:value-type="string" table:style-name="ce10">
            <text:p>Bora Bora is an island group in the Leeward Islands. In the center of the island are the remnants of an extinct volcano, rising to two peaks, Mount Pahia and Mount Otemanu.</text:p>
          </table:table-cell>
          <table:table-cell table:style-name="ce12"/>
          <table:table-cell table:style-name="ce13"/>
          <table:table-cell office:value-type="string" table:style-name="ce10">
            <text:p>PF</text:p>
          </table:table-cell>
          <table:table-cell table:style-name="ce10"/>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8">
            <text:p>135</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5">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table:style-name="ce6"/>
          <table:table-cell table:style-name="ce7"/>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5">
            <text:p>The Grand Canyon is a steep-sided canyon carved by the Colorado River in Arizona, United States. The Grand Canyon is 277 miles (446 km) long, up to 18 miles (29 km) wide and attains a depth of over a mile (6,093 feet or 1,857 meters).</text:p>
          </table:table-cell>
          <table:table-cell table:style-name="ce6"/>
          <table:table-cell table:style-name="ce7"/>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8">
            <text:p>125</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8627d59a-1709-d4a7-97e8-58831d982879</text:p>
          </table:table-cell>
          <table:table-cell office:value-type="string" table:style-name="ce10">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table:style-name="ce6"/>
          <table:table-cell table:style-name="ce7"/>
          <table:table-cell office:value-type="string" table:style-name="ce1">
            <text:p>US</text:p>
          </table:table-cell>
          <table:table-cell table:style-name="ce1"/>
          <table:table-cell office:value-type="float" office:value="36.964101999999997" table:style-name="ce10">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table:style-name="ce6"/>
          <table:table-cell table:style-name="ce7"/>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table:style-name="ce6"/>
          <table:table-cell table:style-name="ce7"/>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table:style-name="ce6"/>
          <table:table-cell table:style-name="ce7"/>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table:style-name="ce6"/>
          <table:table-cell table:style-name="ce7"/>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table:style-name="ce6"/>
          <table:table-cell table:style-name="ce7"/>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8">
            <text:p>14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06be5d4c-1e71-fd00-6175-b4844d94b4f4</text:p>
          </table:table-cell>
          <table:table-cell office:value-type="string" table:style-name="ce1">
            <text:p>Como Hidroport Airport</text:p>
          </table:table-cell>
          <table:table-cell office:value-type="string" table:style-name="ce10">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table:style-name="ce12"/>
          <table:table-cell table:style-name="ce13"/>
          <table:table-cell office:value-type="string" table:style-name="ce1">
            <text:p>IT</text:p>
          </table:table-cell>
          <table:table-cell office:value-type="string" table:style-name="ce1">
            <text:p>LILY</text:p>
          </table:table-cell>
          <table:table-cell office:value-type="float" office:value="45.814700999999999" table:style-name="ce10">
            <text:p>45.814701</text:p>
          </table:table-cell>
          <table:table-cell office:value-type="float" office:value="9.0697200000000002" table:style-name="ce10">
            <text:p>9.06972</text:p>
          </table:table-cell>
          <table:table-cell office:value-type="float" office:value="660" table:style-name="ce10">
            <text:p>660</text:p>
          </table:table-cell>
          <table:table-cell office:value-type="float" office:value="0" table:style-name="ce1">
            <text:p>0</text:p>
          </table:table-cell>
          <table:table-cell office:value-type="float" office:value="0" table:style-name="ce1">
            <text:p>0</text:p>
          </table:table-cell>
          <table:table-cell office:value-type="float" office:value="22" table:style-name="ce1">
            <text:p>22</text:p>
          </table:table-cell>
          <table:table-cell office:value-type="float" office:value="0" table:style-name="ce8">
            <text:p>0</text:p>
          </table:table-cell>
          <table:table-cell office:value-type="string" table:style-name="ce5">
            <text:p>true</text:p>
          </table:table-cell>
          <table:table-cell office:value-type="string" table:style-name="ce1">
            <text:p>STOP</text:p>
          </table:table-cell>
          <table:table-cell table:number-columns-repeated="16368"/>
        </table:table-row>
        <table:table-row table:style-name="ro1">
          <table:table-cell office:value-type="string" table:style-name="ce1">
            <text:p>5994f63d-c048-2fa8-7f90-684073070ab6</text:p>
          </table:table-cell>
          <table:table-cell office:value-type="string" table:style-name="ce10">
            <text:p>University Hospital Zurich</text:p>
          </table:table-cell>
          <table:table-cell office:value-type="string" table:style-name="ce10">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table:style-name="ce12"/>
          <table:table-cell table:style-name="ce13"/>
          <table:table-cell office:value-type="string" table:style-name="ce1">
            <text:p>CH</text:p>
          </table:table-cell>
          <table:table-cell table:style-name="ce1"/>
          <table:table-cell office:value-type="float" office:value="47.376874000000001" table:style-name="ce10">
            <text:p>47.376874</text:p>
          </table:table-cell>
          <table:table-cell office:value-type="float" office:value="8.5511160000000004" table:style-name="ce10">
            <text:p>8.551116</text:p>
          </table:table-cell>
          <table:table-cell office:value-type="float" office:value="1570" table:style-name="ce10">
            <text:p>1570</text:p>
          </table:table-cell>
          <table:table-cell office:value-type="float" office:value="0" table:style-name="ce1">
            <text:p>0</text:p>
          </table:table-cell>
          <table:table-cell office:value-type="float" office:value="0" table:style-name="ce1">
            <text:p>0</text:p>
          </table:table-cell>
          <table:table-cell office:value-type="float" office:value="315" table:style-name="ce10">
            <text:p>315</text:p>
          </table:table-cell>
          <table:table-cell office:value-type="float" office:value="0" table:style-name="ce8">
            <text:p>0</text:p>
          </table:table-cell>
          <table:table-cell office:value-type="string" table:style-name="ce5">
            <text:p>true</text:p>
          </table:table-cell>
          <table:table-cell office:value-type="string" table:style-name="ce1">
            <text:p>STOP</text:p>
          </table:table-cell>
          <table:table-cell table:number-columns-repeated="16368"/>
        </table:table-row>
        <table:table-row table:style-name="ro1">
          <table:table-cell office:value-type="string" table:style-name="ce1">
            <text:p>8fbc7ce9-cafc-109d-8c2d-a99672acfd27</text:p>
          </table:table-cell>
          <table:table-cell office:value-type="string" table:style-name="ce1">
            <text:p>Doha</text:p>
          </table:table-cell>
          <table:table-cell office:value-type="string" table:style-name="ce10">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table:style-name="ce12"/>
          <table:table-cell table:style-name="ce13"/>
          <table:table-cell office:value-type="string" table:style-name="ce1">
            <text:p>QA</text:p>
          </table:table-cell>
          <table:table-cell table:style-name="ce1"/>
          <table:table-cell office:value-type="float" office:value="25.303615000000001" table:style-name="ce10">
            <text:p>25.303615</text:p>
          </table:table-cell>
          <table:table-cell office:value-type="float" office:value="51.529519000000001" table:style-name="ce10">
            <text:p>51.529519</text:p>
          </table:table-cell>
          <table:table-cell office:value-type="float" office:value="1830" table:style-name="ce10">
            <text:p>1830</text:p>
          </table:table-cell>
          <table:table-cell office:value-type="float" office:value="0" table:style-name="ce1">
            <text:p>0</text:p>
          </table:table-cell>
          <table:table-cell office:value-type="float" office:value="0" table:style-name="ce1">
            <text:p>0</text:p>
          </table:table-cell>
          <table:table-cell office:value-type="float" office:value="294" table:style-name="ce1">
            <text:p>294</text:p>
          </table:table-cell>
          <table:table-cell office:value-type="float" office:value="120" table:style-name="ce8">
            <text:p>120</text:p>
          </table:table-cell>
          <table:table-cell office:value-type="string" table:style-name="ce5">
            <text:p>false</text:p>
          </table:table-cell>
          <table:table-cell office:value-type="string" table:style-name="ce1">
            <text:p>KEEP</text:p>
          </table:table-cell>
          <table:table-cell table:number-columns-repeated="16368"/>
        </table:table-row>
        <table:table-row table:style-name="ro1">
          <table:table-cell office:value-type="string" table:style-name="ce1">
            <text:p>5314e1f3-4557-b001-8b01-3d5d0cc5e2d6</text:p>
          </table:table-cell>
          <table:table-cell office:value-type="string" table:style-name="ce10">
            <text:p>One more time!</text:p>
          </table:table-cell>
          <table:table-cell office:value-type="string" table:style-name="ce10">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table:style-name="ce12"/>
          <table:table-cell table:style-name="ce13"/>
          <table:table-cell office:value-type="string" table:style-name="ce1">
            <text:p>US</text:p>
          </table:table-cell>
          <table:table-cell table:style-name="ce1"/>
          <table:table-cell office:value-type="float" office:value="33.747010000000003" table:style-name="ce10">
            <text:p>33.74701</text:p>
          </table:table-cell>
          <table:table-cell office:value-type="float" office:value="-118.217069" table:style-name="ce10">
            <text:p>-118.217069</text:p>
          </table:table-cell>
          <table:table-cell office:value-type="float" office:value="2" table:style-name="ce10">
            <text:p>2</text:p>
          </table:table-cell>
          <table:table-cell office:value-type="float" office:value="0" table:style-name="ce1">
            <text:p>0</text:p>
          </table:table-cell>
          <table:table-cell office:value-type="float" office:value="0" table:style-name="ce1">
            <text:p>0</text:p>
          </table:table-cell>
          <table:table-cell office:value-type="float" office:value="150" table:style-name="ce1">
            <text:p>150</text:p>
          </table:table-cell>
          <table:table-cell office:value-type="float" office:value="0" table:style-name="ce8">
            <text:p>0</text:p>
          </table:table-cell>
          <table:table-cell office:value-type="string" table:style-name="ce5">
            <text:p>true</text:p>
          </table:table-cell>
          <table:table-cell office:value-type="string" table:style-name="ce1">
            <text:p>STOP</text:p>
          </table:table-cell>
          <table:table-cell table:number-columns-repeated="16368"/>
        </table:table-row>
        <table:table-row table:style-name="ro1">
          <table:table-cell office:value-type="string" table:style-name="ce1">
            <text:p>04465fa7-7dbd-6eb4-26d5-1b9b3d33a7f2</text:p>
          </table:table-cell>
          <table:table-cell office:value-type="string" table:style-name="ce1">
            <text:p>Where it all began…</text:p>
          </table:table-cell>
          <table:table-cell office:value-type="string" table:style-name="ce10">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table:style-name="ce12"/>
          <table:table-cell table:style-name="ce13"/>
          <table:table-cell office:value-type="string" table:style-name="ce1">
            <text:p>US</text:p>
          </table:table-cell>
          <table:table-cell office:value-type="string" table:style-name="ce1">
            <text:p>KCGX</text:p>
          </table:table-cell>
          <table:table-cell office:value-type="float" office:value="41.854376999999999" table:style-name="ce10">
            <text:p>41.854377</text:p>
          </table:table-cell>
          <table:table-cell office:value-type="float" office:value="-87.607591999999997" table:style-name="ce10">
            <text:p>-87.607592</text:p>
          </table:table-cell>
          <table:table-cell office:value-type="float" office:value="580" table:style-name="ce10">
            <text:p>580</text:p>
          </table:table-cell>
          <table:table-cell office:value-type="float" office:value="0" table:style-name="ce1">
            <text:p>0</text:p>
          </table:table-cell>
          <table:table-cell office:value-type="float" office:value="0" table:style-name="ce1">
            <text:p>0</text:p>
          </table:table-cell>
          <table:table-cell office:value-type="float" office:value="357" table:style-name="ce10">
            <text:p>357</text:p>
          </table:table-cell>
          <table:table-cell office:value-type="float" office:value="0" table:style-name="ce8">
            <text:p>0</text:p>
          </table:table-cell>
          <table:table-cell office:value-type="string" table:style-name="ce5">
            <text:p>true</text:p>
          </table:table-cell>
          <table:table-cell office:value-type="string" table:style-name="ce1">
            <text:p>START</text:p>
          </table:table-cell>
          <table:table-cell table:number-columns-repeated="16368"/>
        </table:table-row>
        <table:table-row table:style-name="ro1">
          <table:table-cell office:value-type="string" table:style-name="ce10">
            <text:p>bd8e9273-ec4b-c29f-d024-0c33e5946c39</text:p>
          </table:table-cell>
          <table:table-cell office:value-type="string" table:style-name="ce14">
            <text:p>Mauna Loa</text:p>
          </table:table-cell>
          <table:table-cell office:value-type="string" table:style-name="ce14">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ce6"/>
          <table:table-cell table:style-name="ce7"/>
          <table:table-cell office:value-type="string" table:style-name="ce14">
            <text:p>US</text:p>
          </table:table-cell>
          <table:table-cell table:style-name="ce14"/>
          <table:table-cell office:value-type="float" office:value="19.415934" table:style-name="ce14">
            <text:p>19.415934</text:p>
          </table:table-cell>
          <table:table-cell office:value-type="float" office:value="-155.50462999999999" table:style-name="ce14">
            <text:p>-155.50463</text:p>
          </table:table-cell>
          <table:table-cell office:value-type="float" office:value="17600" table:style-name="ce14">
            <text:p>17600</text:p>
          </table:table-cell>
          <table:table-cell office:value-type="float" office:value="0" table:style-name="ce14">
            <text:p>0</text:p>
          </table:table-cell>
          <table:table-cell office:value-type="float" office:value="0" table:style-name="ce14">
            <text:p>0</text:p>
          </table:table-cell>
          <table:table-cell office:value-type="float" office:value="300" table:style-name="ce14">
            <text:p>300</text:p>
          </table:table-cell>
          <table:table-cell office:value-type="float" office:value="0" table:style-name="ce8">
            <text:p>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3b7e44f-c382-1a88-a85a-2f55d5dd1539</text:p>
          </table:table-cell>
          <table:table-cell office:value-type="string" table:style-name="ce14">
            <text:p>McMurdo Station</text:p>
          </table:table-cell>
          <table:table-cell office:value-type="string" table:style-name="ce10">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ce12"/>
          <table:table-cell table:style-name="ce13"/>
          <table:table-cell office:value-type="string" table:style-name="ce14">
            <text:p>US</text:p>
          </table:table-cell>
          <table:table-cell office:value-type="string" table:style-name="ce14">
            <text:p>NZIR</text:p>
          </table:table-cell>
          <table:table-cell office:value-type="float" office:value="-77.857845999999995" table:style-name="ce14">
            <text:p>-77.857846</text:p>
          </table:table-cell>
          <table:table-cell office:value-type="float" office:value="166.622556" table:style-name="ce14">
            <text:p>166.622556</text:p>
          </table:table-cell>
          <table:table-cell office:value-type="float" office:value="1450" table:style-name="ce14">
            <text:p>1450</text:p>
          </table:table-cell>
          <table:table-cell office:value-type="float" office:value="0" table:style-name="ce14">
            <text:p>0</text:p>
          </table:table-cell>
          <table:table-cell office:value-type="float" office:value="0" table:style-name="ce14">
            <text:p>0</text:p>
          </table:table-cell>
          <table:table-cell office:value-type="float" office:value="42" table:style-name="ce14">
            <text:p>42</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95b0041-3fdc-3951-a7ec-be936dfa070e</text:p>
          </table:table-cell>
          <table:table-cell office:value-type="string" table:style-name="ce14">
            <text:p>Parícutin</text:p>
          </table:table-cell>
          <table:table-cell office:value-type="string" table:style-name="ce14">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ce6"/>
          <table:table-cell table:style-name="ce7"/>
          <table:table-cell office:value-type="string" table:style-name="ce14">
            <text:p>MX</text:p>
          </table:table-cell>
          <table:table-cell table:style-name="ce14"/>
          <table:table-cell office:value-type="float" office:value="19.493897" table:style-name="ce14">
            <text:p>19.493897</text:p>
          </table:table-cell>
          <table:table-cell office:value-type="float" office:value="-102.26708600000001" table:style-name="ce14">
            <text:p>-102.267086</text:p>
          </table:table-cell>
          <table:table-cell office:value-type="float" office:value="9400" table:style-name="ce14">
            <text:p>9400</text:p>
          </table:table-cell>
          <table:table-cell office:value-type="float" office:value="0" table:style-name="ce14">
            <text:p>0</text:p>
          </table:table-cell>
          <table:table-cell office:value-type="float" office:value="0" table:style-name="ce14">
            <text:p>0</text:p>
          </table:table-cell>
          <table:table-cell office:value-type="float" office:value="90" table:style-name="ce14">
            <text:p>90</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263a786-798a-a781-b6c2-ba994146aa01</text:p>
          </table:table-cell>
          <table:table-cell office:value-type="string" table:style-name="ce14">
            <text:p>Diavik Diamond Mine</text:p>
          </table:table-cell>
          <table:table-cell office:value-type="string" table:style-name="ce14">
            <text:p>The Diavik Diamond Mine is a diamond mine in the North Slave Region of the Northwest Territories, Canada, about 300 km northeast of Yellowknife.</text:p>
          </table:table-cell>
          <table:table-cell table:style-name="ce6"/>
          <table:table-cell table:style-name="ce7"/>
          <table:table-cell office:value-type="string" table:style-name="ce14">
            <text:p>CA</text:p>
          </table:table-cell>
          <table:table-cell table:style-name="ce14"/>
          <table:table-cell office:value-type="float" office:value="64.504796999999996" table:style-name="ce14">
            <text:p>64.504797</text:p>
          </table:table-cell>
          <table:table-cell office:value-type="float" office:value="-110.31993300000001" table:style-name="ce14">
            <text:p>-110.319933</text:p>
          </table:table-cell>
          <table:table-cell office:value-type="float" office:value="3360" table:style-name="ce14">
            <text:p>3360</text:p>
          </table:table-cell>
          <table:table-cell office:value-type="float" office:value="0" table:style-name="ce14">
            <text:p>0</text:p>
          </table:table-cell>
          <table:table-cell office:value-type="float" office:value="0" table:style-name="ce14">
            <text:p>0</text:p>
          </table:table-cell>
          <table:table-cell office:value-type="float" office:value="110" table:style-name="ce14">
            <text:p>110</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4eb7646-e541-6eb6-f1c6-dcfc99060465</text:p>
          </table:table-cell>
          <table:table-cell office:value-type="string" table:style-name="ce14">
            <text:p>Cerro Roma</text:p>
          </table:table-cell>
          <table:table-cell office:value-type="string" table:style-name="ce14">
            <text:p>Cerro Roma is a mountain in the Andes mountain range, located on the border between Argentina and Chile, in the Patagonia region.</text:p>
          </table:table-cell>
          <table:table-cell table:style-name="ce6"/>
          <table:table-cell table:style-name="ce7"/>
          <table:table-cell office:value-type="string" table:style-name="ce14">
            <text:p>AR</text:p>
          </table:table-cell>
          <table:table-cell table:style-name="ce14"/>
          <table:table-cell office:value-type="float" office:value="-49.988419" table:style-name="ce14">
            <text:p>-49.988419</text:p>
          </table:table-cell>
          <table:table-cell office:value-type="float" office:value="-73.490334000000004" table:style-name="ce14">
            <text:p>-73.490334</text:p>
          </table:table-cell>
          <table:table-cell office:value-type="float" office:value="14200" table:style-name="ce14">
            <text:p>14200</text:p>
          </table:table-cell>
          <table:table-cell office:value-type="float" office:value="0" table:style-name="ce14">
            <text:p>0</text:p>
          </table:table-cell>
          <table:table-cell office:value-type="float" office:value="0" table:style-name="ce14">
            <text:p>0</text:p>
          </table:table-cell>
          <table:table-cell office:value-type="float" office:value="37" table:style-name="ce14">
            <text:p>37</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a010ba6-0a1d-2b76-71b3-cd6ad2620f30</text:p>
          </table:table-cell>
          <table:table-cell office:value-type="string" table:style-name="ce14">
            <text:p>Mazār-i-Sharīf</text:p>
          </table:table-cell>
          <table:table-cell office:value-type="string" table:style-name="ce14">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table:style-name="ce6"/>
          <table:table-cell table:style-name="ce7"/>
          <table:table-cell office:value-type="string" table:style-name="ce14">
            <text:p>AF</text:p>
          </table:table-cell>
          <table:table-cell table:style-name="ce14"/>
          <table:table-cell office:value-type="float" office:value="36.732911999999999" table:style-name="ce14">
            <text:p>36.732912</text:p>
          </table:table-cell>
          <table:table-cell office:value-type="float" office:value="67.060958999999997" table:style-name="ce14">
            <text:p>67.060959</text:p>
          </table:table-cell>
          <table:table-cell office:value-type="float" office:value="300" table:style-name="ce14">
            <text:p>300</text:p>
          </table:table-cell>
          <table:table-cell office:value-type="float" office:value="0" table:style-name="ce14">
            <text:p>0</text:p>
          </table:table-cell>
          <table:table-cell office:value-type="float" office:value="0" table:style-name="ce14">
            <text:p>0</text:p>
          </table:table-cell>
          <table:table-cell office:value-type="float" office:value="136" table:style-name="ce14">
            <text:p>136</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23cf625-6245-3c61-ee69-d101457e4e6d</text:p>
          </table:table-cell>
          <table:table-cell office:value-type="string" table:style-name="ce14">
            <text:p>Northumberlandia</text:p>
          </table:table-cell>
          <table:table-cell office:value-type="string" table:style-name="ce14">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ce6"/>
          <table:table-cell table:style-name="ce7"/>
          <table:table-cell office:value-type="string" table:style-name="ce14">
            <text:p>GB</text:p>
          </table:table-cell>
          <table:table-cell table:style-name="ce14"/>
          <table:table-cell office:value-type="float" office:value="55.089295999999997" table:style-name="ce14">
            <text:p>55.089296</text:p>
          </table:table-cell>
          <table:table-cell office:value-type="float" office:value="-1.6112880000000001" table:style-name="ce14">
            <text:p>-1.611288</text:p>
          </table:table-cell>
          <table:table-cell office:value-type="float" office:value="1240" table:style-name="ce14">
            <text:p>1240</text:p>
          </table:table-cell>
          <table:table-cell office:value-type="float" office:value="0" table:style-name="ce14">
            <text:p>0</text:p>
          </table:table-cell>
          <table:table-cell office:value-type="float" office:value="0" table:style-name="ce14">
            <text:p>0</text:p>
          </table:table-cell>
          <table:table-cell office:value-type="float" office:value="266" table:style-name="ce14">
            <text:p>266</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35a86ae9-98f7-1ace-befb-f24bae1f1263</text:p>
          </table:table-cell>
          <table:table-cell office:value-type="string" table:style-name="ce14">
            <text:p>Capri</text:p>
          </table:table-cell>
          <table:table-cell office:value-type="string" table:style-name="ce14">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ce6"/>
          <table:table-cell table:style-name="ce7"/>
          <table:table-cell office:value-type="string" table:style-name="ce14">
            <text:p>IT</text:p>
          </table:table-cell>
          <table:table-cell table:style-name="ce14"/>
          <table:table-cell office:value-type="float" office:value="40.571582999999997" table:style-name="ce14">
            <text:p>40.571583</text:p>
          </table:table-cell>
          <table:table-cell office:value-type="float" office:value="14.266997999999999" table:style-name="ce14">
            <text:p>14.266998</text:p>
          </table:table-cell>
          <table:table-cell office:value-type="float" office:value="1500" table:style-name="ce14">
            <text:p>15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0">
            <text:p>b04dcd95-b44c-fd06-5c76-aedd1233a534</text:p>
          </table:table-cell>
          <table:table-cell office:value-type="string" table:style-name="ce14">
            <text:p>Shoemaker Crater</text:p>
          </table:table-cell>
          <table:table-cell office:value-type="string" table:style-name="ce14">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ce6"/>
          <table:table-cell table:style-name="ce7"/>
          <table:table-cell office:value-type="string" table:style-name="ce14">
            <text:p>AU</text:p>
          </table:table-cell>
          <table:table-cell table:style-name="ce14"/>
          <table:table-cell office:value-type="float" office:value="-25.872551999999999" table:style-name="ce14">
            <text:p>-25.872552</text:p>
          </table:table-cell>
          <table:table-cell office:value-type="float" office:value="120.89298599999999" table:style-name="ce14">
            <text:p>120.892986</text:p>
          </table:table-cell>
          <table:table-cell office:value-type="float" office:value="3200" table:style-name="ce14">
            <text:p>3200</text:p>
          </table:table-cell>
          <table:table-cell office:value-type="float" office:value="0" table:style-name="ce14">
            <text:p>0</text:p>
          </table:table-cell>
          <table:table-cell office:value-type="float" office:value="0" table:style-name="ce14">
            <text:p>0</text:p>
          </table:table-cell>
          <table:table-cell office:value-type="float" office:value="327" table:style-name="ce14">
            <text:p>327</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68920282-7461-ff8a-9287-ea8e0eb2b12c</text:p>
          </table:table-cell>
          <table:table-cell office:value-type="string" table:style-name="ce14">
            <text:p>Zhangye National Geopark</text:p>
          </table:table-cell>
          <table:table-cell office:value-type="string" table:style-name="ce14">
            <text:p>The Zhangye Natural Geopark, formerly known as Zhangye Danxia Geopark, is a stunning collection of bizarre and colorful rock formations found in the foothills of the Quilian Mountains in China’s Gansu Province.</text:p>
          </table:table-cell>
          <table:table-cell table:style-name="ce6"/>
          <table:table-cell table:style-name="ce7"/>
          <table:table-cell office:value-type="string" table:style-name="ce14">
            <text:p>CN</text:p>
          </table:table-cell>
          <table:table-cell table:style-name="ce14"/>
          <table:table-cell office:value-type="float" office:value="38.940992000000001" table:style-name="ce14">
            <text:p>38.940992</text:p>
          </table:table-cell>
          <table:table-cell office:value-type="float" office:value="100.10324300000001" table:style-name="ce14">
            <text:p>100.103243</text:p>
          </table:table-cell>
          <table:table-cell office:value-type="float" office:value="6400" table:style-name="ce14">
            <text:p>6400</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125" table:style-name="ce8">
            <text:p>12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707aba15-bbfb-638c-c466-8e0fd431ab0e</text:p>
          </table:table-cell>
          <table:table-cell office:value-type="string" table:style-name="ce14">
            <text:p>Grand Staircase–Escalante National Monument</text:p>
          </table:table-cell>
          <table:table-cell office:value-type="string" table:style-name="ce14">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ce6"/>
          <table:table-cell table:style-name="ce7"/>
          <table:table-cell office:value-type="string" table:style-name="ce14">
            <text:p>US</text:p>
          </table:table-cell>
          <table:table-cell table:style-name="ce14"/>
          <table:table-cell office:value-type="float" office:value="37.782465999999999" table:style-name="ce14">
            <text:p>37.782466</text:p>
          </table:table-cell>
          <table:table-cell office:value-type="float" office:value="-111.585875" table:style-name="ce14">
            <text:p>-111.585875</text:p>
          </table:table-cell>
          <table:table-cell office:value-type="float" office:value="7750" table:style-name="ce14">
            <text:p>7750</text:p>
          </table:table-cell>
          <table:table-cell office:value-type="float" office:value="0" table:style-name="ce14">
            <text:p>0</text:p>
          </table:table-cell>
          <table:table-cell office:value-type="float" office:value="0" table:style-name="ce14">
            <text:p>0</text:p>
          </table:table-cell>
          <table:table-cell office:value-type="float" office:value="92" table:style-name="ce14">
            <text:p>92</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3e5a11a2-2d98-1280-e6f0-83fb7cd5b6c1</text:p>
          </table:table-cell>
          <table:table-cell office:value-type="string" table:style-name="ce14">
            <text:p>Krontosky</text:p>
          </table:table-cell>
          <table:table-cell office:value-type="string" table:style-name="ce14">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ce6"/>
          <table:table-cell table:style-name="ce7"/>
          <table:table-cell office:value-type="string" table:style-name="ce14">
            <text:p>RU</text:p>
          </table:table-cell>
          <table:table-cell table:style-name="ce14"/>
          <table:table-cell office:value-type="float" office:value="54.724750999999998" table:style-name="ce14">
            <text:p>54.724751</text:p>
          </table:table-cell>
          <table:table-cell office:value-type="float" office:value="160.404529" table:style-name="ce14">
            <text:p>160.404529</text:p>
          </table:table-cell>
          <table:table-cell office:value-type="float" office:value="10600" table:style-name="ce14">
            <text:p>10600</text:p>
          </table:table-cell>
          <table:table-cell office:value-type="float" office:value="0" table:style-name="ce14">
            <text:p>0</text:p>
          </table:table-cell>
          <table:table-cell office:value-type="float" office:value="0" table:style-name="ce14">
            <text:p>0</text:p>
          </table:table-cell>
          <table:table-cell office:value-type="float" office:value="69" table:style-name="ce14">
            <text:p>69</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6e0e06c-8343-9691-564a-244f5fc5df7a</text:p>
          </table:table-cell>
          <table:table-cell office:value-type="string" table:style-name="ce14">
            <text:p>Kenai Fjords National Park</text:p>
          </table:table-cell>
          <table:table-cell office:value-type="string" table:style-name="ce14">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ce6"/>
          <table:table-cell table:style-name="ce7"/>
          <table:table-cell office:value-type="string" table:style-name="ce14">
            <text:p>US</text:p>
          </table:table-cell>
          <table:table-cell table:style-name="ce14"/>
          <table:table-cell office:value-type="float" office:value="59.819229999999997" table:style-name="ce14">
            <text:p>59.81923</text:p>
          </table:table-cell>
          <table:table-cell office:value-type="float" office:value="-149.76468199999999" table:style-name="ce14">
            <text:p>-149.764682</text:p>
          </table:table-cell>
          <table:table-cell office:value-type="float" office:value="3400" table:style-name="ce14">
            <text:p>3400</text:p>
          </table:table-cell>
          <table:table-cell office:value-type="float" office:value="0" table:style-name="ce14">
            <text:p>0</text:p>
          </table:table-cell>
          <table:table-cell office:value-type="float" office:value="0" table:style-name="ce14">
            <text:p>0</text:p>
          </table:table-cell>
          <table:table-cell office:value-type="float" office:value="308" table:style-name="ce14">
            <text:p>308</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3c6c12f7-efdc-31d3-7238-bfc2aebc710b</text:p>
          </table:table-cell>
          <table:table-cell office:value-type="string" table:style-name="ce14">
            <text:p>Fogo Island, Cape Verde</text:p>
          </table:table-cell>
          <table:table-cell office:value-type="string" table:style-name="ce14">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ce6"/>
          <table:table-cell table:style-name="ce7"/>
          <table:table-cell office:value-type="string" table:style-name="ce14">
            <text:p>PT</text:p>
          </table:table-cell>
          <table:table-cell table:style-name="ce14"/>
          <table:table-cell office:value-type="float" office:value="14.95143" table:style-name="ce14">
            <text:p>14.95143</text:p>
          </table:table-cell>
          <table:table-cell office:value-type="float" office:value="-24.216916000000001" table:style-name="ce14">
            <text:p>-24.216916</text:p>
          </table:table-cell>
          <table:table-cell office:value-type="float" office:value="9200" table:style-name="ce14">
            <text:p>9200</text:p>
          </table:table-cell>
          <table:table-cell office:value-type="float" office:value="0" table:style-name="ce14">
            <text:p>0</text:p>
          </table:table-cell>
          <table:table-cell office:value-type="float" office:value="0" table:style-name="ce14">
            <text:p>0</text:p>
          </table:table-cell>
          <table:table-cell office:value-type="float" office:value="270" table:style-name="ce14">
            <text:p>270</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0">
            <text:p>7f01e7d1-342a-a22c-b44e-5db05276abdd</text:p>
          </table:table-cell>
          <table:table-cell office:value-type="string" table:style-name="ce14">
            <text:p>Namib Desert</text:p>
          </table:table-cell>
          <table:table-cell office:value-type="string" table:style-name="ce14">
            <text:p><text:span text:style-name="T2">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ce6"/>
          <table:table-cell table:style-name="ce7"/>
          <table:table-cell office:value-type="string" table:style-name="ce14">
            <text:p>NA</text:p>
          </table:table-cell>
          <table:table-cell table:style-name="ce14"/>
          <table:table-cell office:value-type="float" office:value="-24.438844" table:style-name="ce14">
            <text:p>-24.438844</text:p>
          </table:table-cell>
          <table:table-cell office:value-type="float" office:value="14.784684" table:style-name="ce14">
            <text:p>14.784684</text:p>
          </table:table-cell>
          <table:table-cell office:value-type="float" office:value="1550" table:style-name="ce14">
            <text:p>1550</text:p>
          </table:table-cell>
          <table:table-cell office:value-type="float" office:value="0" table:style-name="ce14">
            <text:p>0</text:p>
          </table:table-cell>
          <table:table-cell office:value-type="float" office:value="0" table:style-name="ce14">
            <text:p>0</text:p>
          </table:table-cell>
          <table:table-cell office:value-type="float" office:value="123" table:style-name="ce14">
            <text:p>123</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a4232380-3685-ff88-efcd-984c21a64273</text:p>
          </table:table-cell>
          <table:table-cell office:value-type="string" table:style-name="ce14">
            <text:p>Wake Island</text:p>
          </table:table-cell>
          <table:table-cell office:value-type="string" table:style-name="ce14">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ce6"/>
          <table:table-cell table:style-name="ce7"/>
          <table:table-cell office:value-type="string" table:style-name="ce14">
            <text:p>US</text:p>
          </table:table-cell>
          <table:table-cell office:value-type="string" table:style-name="ce14">
            <text:p>PWAK</text:p>
          </table:table-cell>
          <table:table-cell office:value-type="float" office:value="19.279845999999999" table:style-name="ce14">
            <text:p>19.279846</text:p>
          </table:table-cell>
          <table:table-cell office:value-type="float" office:value="166.65016199999999" table:style-name="ce14">
            <text:p>166.650162</text:p>
          </table:table-cell>
          <table:table-cell office:value-type="float" office:value="25" table:style-name="ce14">
            <text:p>25</text:p>
          </table:table-cell>
          <table:table-cell office:value-type="float" office:value="0" table:style-name="ce14">
            <text:p>0</text:p>
          </table:table-cell>
          <table:table-cell office:value-type="float" office:value="0" table:style-name="ce14">
            <text:p>0</text:p>
          </table:table-cell>
          <table:table-cell office:value-type="float" office:value="282" table:style-name="ce14">
            <text:p>282</text:p>
          </table:table-cell>
          <table:table-cell office:value-type="float" office:value="0" table:style-name="ce8">
            <text:p>0</text:p>
          </table:table-cell>
          <table:table-cell office:value-type="string" table:style-name="ce14">
            <text:p>true</text:p>
          </table:table-cell>
          <table:table-cell office:value-type="string" table:style-name="ce14">
            <text:p>STOP</text:p>
          </table:table-cell>
          <table:table-cell table:number-columns-repeated="16368"/>
        </table:table-row>
        <table:table-row table:style-name="ro1">
          <table:table-cell office:value-type="string" table:style-name="ce1">
            <text:p>f7f11c60-633c-ea9a-0353-06b9080ac26c</text:p>
          </table:table-cell>
          <table:table-cell office:value-type="string" table:style-name="ce14">
            <text:p>Saint-Malo</text:p>
          </table:table-cell>
          <table:table-cell office:value-type="string" table:style-name="ce14">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ce6"/>
          <table:table-cell table:style-name="ce7"/>
          <table:table-cell office:value-type="string" table:style-name="ce14">
            <text:p>FR</text:p>
          </table:table-cell>
          <table:table-cell table:style-name="ce14"/>
          <table:table-cell office:value-type="float" office:value="48.648904000000002" table:style-name="ce14">
            <text:p>48.648904</text:p>
          </table:table-cell>
          <table:table-cell office:value-type="float" office:value="-2.0365169999999999" table:style-name="ce14">
            <text:p>-2.036517</text:p>
          </table:table-cell>
          <table:table-cell office:value-type="float" office:value="800" table:style-name="ce14">
            <text:p>800</text:p>
          </table:table-cell>
          <table:table-cell office:value-type="float" office:value="0" table:style-name="ce14">
            <text:p>0</text:p>
          </table:table-cell>
          <table:table-cell office:value-type="float" office:value="0" table:style-name="ce14">
            <text:p>0</text:p>
          </table:table-cell>
          <table:table-cell office:value-type="float" office:value="92" table:style-name="ce14">
            <text:p>92</text:p>
          </table:table-cell>
          <table:table-cell office:value-type="float" office:value="95" table:style-name="ce8">
            <text:p>9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0">
            <text:p>a863c48a-1e20-ebc6-0e1e-e72b71843983</text:p>
          </table:table-cell>
          <table:table-cell office:value-type="string" table:style-name="ce14">
            <text:p>Arecibo Observatory</text:p>
          </table:table-cell>
          <table:table-cell office:value-type="string" table:style-name="ce14">
            <text:p><text:span text:style-name="T2">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ce6"/>
          <table:table-cell table:style-name="ce7"/>
          <table:table-cell office:value-type="string" table:style-name="ce14">
            <text:p>PR</text:p>
          </table:table-cell>
          <table:table-cell table:style-name="ce14"/>
          <table:table-cell office:value-type="float" office:value="18.318062000000001" table:style-name="ce14">
            <text:p>18.318062</text:p>
          </table:table-cell>
          <table:table-cell office:value-type="float" office:value="-66.741455000000002" table:style-name="ce14">
            <text:p>-66.741455</text:p>
          </table:table-cell>
          <table:table-cell office:value-type="float" office:value="2200" table:style-name="ce14">
            <text:p>2200</text:p>
          </table:table-cell>
          <table:table-cell office:value-type="float" office:value="0" table:style-name="ce14">
            <text:p>0</text:p>
          </table:table-cell>
          <table:table-cell office:value-type="float" office:value="0" table:style-name="ce14">
            <text:p>0</text:p>
          </table:table-cell>
          <table:table-cell office:value-type="float" office:value="338" table:style-name="ce14">
            <text:p>338</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127b605-c180-5af7-75f9-c543182ea1ba</text:p>
          </table:table-cell>
          <table:table-cell office:value-type="string" table:style-name="ce14">
            <text:p>Momella Lakes</text:p>
          </table:table-cell>
          <table:table-cell office:value-type="string" table:style-name="ce14">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ce6"/>
          <table:table-cell table:style-name="ce7"/>
          <table:table-cell office:value-type="string" table:style-name="ce14">
            <text:p>TZ</text:p>
          </table:table-cell>
          <table:table-cell table:style-name="ce14"/>
          <table:table-cell office:value-type="float" office:value="-3.2238530000000001" table:style-name="ce14">
            <text:p>-3.223853</text:p>
          </table:table-cell>
          <table:table-cell office:value-type="float" office:value="36.913409000000001" table:style-name="ce14">
            <text:p>36.913409</text:p>
          </table:table-cell>
          <table:table-cell office:value-type="float" office:value="4800" table:style-name="ce14">
            <text:p>4800</text:p>
          </table:table-cell>
          <table:table-cell office:value-type="float" office:value="0" table:style-name="ce14">
            <text:p>0</text:p>
          </table:table-cell>
          <table:table-cell office:value-type="float" office:value="0" table:style-name="ce14">
            <text:p>0</text:p>
          </table:table-cell>
          <table:table-cell office:value-type="float" office:value="271" table:style-name="ce14">
            <text:p>271</text:p>
          </table:table-cell>
          <table:table-cell office:value-type="float" office:value="0" table:style-name="ce8">
            <text:p>0</text:p>
          </table:table-cell>
          <table:table-cell office:value-type="string" table:style-name="ce14">
            <text:p>true</text:p>
          </table:table-cell>
          <table:table-cell office:value-type="string" table:style-name="ce14">
            <text:p>STOP</text:p>
          </table:table-cell>
          <table:table-cell table:number-columns-repeated="16368"/>
        </table:table-row>
        <table:table-row table:style-name="ro1">
          <table:table-cell office:value-type="string" table:style-name="ce1">
            <text:p>b79b533b-fb3f-ea04-4df9-296cd636a4bf</text:p>
          </table:table-cell>
          <table:table-cell office:value-type="string" table:style-name="ce14">
            <text:p>Lofoten Ilands</text:p>
          </table:table-cell>
          <table:table-cell office:value-type="string" table:style-name="ce14">
            <text:p>Lofoten <text:s/>is an archipelago and a traditional district in the county of Nordland, Norway. Lofoten has distinctive scenery with dramatic mountains and peaks, open sea and sheltered bays, beaches and untouched lands.</text:p>
          </table:table-cell>
          <table:table-cell table:style-name="ce6"/>
          <table:table-cell table:style-name="ce7"/>
          <table:table-cell office:value-type="string" table:style-name="ce14">
            <text:p>NO</text:p>
          </table:table-cell>
          <table:table-cell table:style-name="ce14"/>
          <table:table-cell office:value-type="float" office:value="67.827729000000005" table:style-name="ce14">
            <text:p>67.827729</text:p>
          </table:table-cell>
          <table:table-cell office:value-type="float" office:value="12.773244" table:style-name="ce14">
            <text:p>12.773244</text:p>
          </table:table-cell>
          <table:table-cell office:value-type="float" office:value="1100" table:style-name="ce14">
            <text:p>1100</text:p>
          </table:table-cell>
          <table:table-cell office:value-type="float" office:value="0" table:style-name="ce14">
            <text:p>0</text:p>
          </table:table-cell>
          <table:table-cell office:value-type="float" office:value="0" table:style-name="ce14">
            <text:p>0</text:p>
          </table:table-cell>
          <table:table-cell office:value-type="float" office:value="61" table:style-name="ce14">
            <text:p>61</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1dc5b75-8526-5736-1d6e-2c8124a46edc</text:p>
          </table:table-cell>
          <table:table-cell office:value-type="string" table:style-name="ce14">
            <text:p>Wolfe Creek Meteorite Crater</text:p>
          </table:table-cell>
          <table:table-cell office:value-type="string" table:style-name="ce14">
            <text:p>Wolfe Creek Crater is a well-preserved meteorite impact crater in Western Australia.</text:p>
          </table:table-cell>
          <table:table-cell table:style-name="ce6"/>
          <table:table-cell table:style-name="ce7"/>
          <table:table-cell office:value-type="string" table:style-name="ce14">
            <text:p>AU</text:p>
          </table:table-cell>
          <table:table-cell table:style-name="ce14"/>
          <table:table-cell office:value-type="float" office:value="-19.164071" table:style-name="ce14">
            <text:p>-19.164071</text:p>
          </table:table-cell>
          <table:table-cell office:value-type="float" office:value="127.80206099999999" table:style-name="ce14">
            <text:p>127.802061</text:p>
          </table:table-cell>
          <table:table-cell office:value-type="float" office:value="1680" table:style-name="ce14">
            <text:p>1680</text:p>
          </table:table-cell>
          <table:table-cell office:value-type="float" office:value="0" table:style-name="ce14">
            <text:p>0</text:p>
          </table:table-cell>
          <table:table-cell office:value-type="float" office:value="0" table:style-name="ce14">
            <text:p>0</text:p>
          </table:table-cell>
          <table:table-cell office:value-type="float" office:value="223" table:style-name="ce14">
            <text:p>223</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e4643e78-ed78-4eca-d0d6-2017bb332d5c</text:p>
          </table:table-cell>
          <table:table-cell office:value-type="string" table:style-name="ce14">
            <text:p>Mo'orea Island</text:p>
          </table:table-cell>
          <table:table-cell office:value-type="string" table:style-name="ce14">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ce6"/>
          <table:table-cell table:style-name="ce7"/>
          <table:table-cell office:value-type="string" table:style-name="ce14">
            <text:p>PF</text:p>
          </table:table-cell>
          <table:table-cell table:style-name="ce14"/>
          <table:table-cell office:value-type="float" office:value="-17.631350000000001" table:style-name="ce14">
            <text:p>-17.63135</text:p>
          </table:table-cell>
          <table:table-cell office:value-type="float" office:value="-149.81725900000001" table:style-name="ce14">
            <text:p>-149.817259</text:p>
          </table:table-cell>
          <table:table-cell office:value-type="float" office:value="4500" table:style-name="ce14">
            <text:p>4500</text:p>
          </table:table-cell>
          <table:table-cell office:value-type="float" office:value="0" table:style-name="ce14">
            <text:p>0</text:p>
          </table:table-cell>
          <table:table-cell office:value-type="float" office:value="0" table:style-name="ce14">
            <text:p>0</text:p>
          </table:table-cell>
          <table:table-cell office:value-type="float" office:value="355" table:style-name="ce14">
            <text:p>355</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0">
            <text:p>fe83993b-14a4-443f-ad8e-89d4fe0c1e0a</text:p>
          </table:table-cell>
          <table:table-cell office:value-type="string" table:style-name="ce14">
            <text:p>Torres de Paine</text:p>
          </table:table-cell>
          <table:table-cell office:value-type="string" table:style-name="ce14">
            <text:p><text:span text:style-name="T2">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ce6"/>
          <table:table-cell table:style-name="ce7"/>
          <table:table-cell office:value-type="string" table:style-name="ce14">
            <text:p>CL</text:p>
          </table:table-cell>
          <table:table-cell table:style-name="ce14"/>
          <table:table-cell office:value-type="float" office:value="-51.221643999999998" table:style-name="ce14">
            <text:p>-51.221644</text:p>
          </table:table-cell>
          <table:table-cell office:value-type="float" office:value="-72.976707000000005" table:style-name="ce14">
            <text:p>-72.976707</text:p>
          </table:table-cell>
          <table:table-cell office:value-type="float" office:value="2200" table:style-name="ce14">
            <text:p>2200</text:p>
          </table:table-cell>
          <table:table-cell office:value-type="float" office:value="0" table:style-name="ce14">
            <text:p>0</text:p>
          </table:table-cell>
          <table:table-cell office:value-type="float" office:value="0" table:style-name="ce14">
            <text:p>0</text:p>
          </table:table-cell>
          <table:table-cell office:value-type="float" office:value="248" table:style-name="ce14">
            <text:p>248</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ef538a60-e893-a0e2-2a17-d65d2ceb4c88</text:p>
          </table:table-cell>
          <table:table-cell office:value-type="string" table:style-name="ce14">
            <text:p>Out Skerries</text:p>
          </table:table-cell>
          <table:table-cell office:value-type="string" table:style-name="ce14">
            <text:p>The Out Skerries are an archipelago of islets, some inhabited, in Shetland, Scotland, and are the easternmost group of Shetland's islands. Locally, they are usually called Da Skerries or just Skerries.</text:p>
          </table:table-cell>
          <table:table-cell table:style-name="ce6"/>
          <table:table-cell table:style-name="ce7"/>
          <table:table-cell office:value-type="string" table:style-name="ce14">
            <text:p>GB</text:p>
          </table:table-cell>
          <table:table-cell table:style-name="ce14"/>
          <table:table-cell office:value-type="float" office:value="60.427871000000003" table:style-name="ce14">
            <text:p>60.427871</text:p>
          </table:table-cell>
          <table:table-cell office:value-type="float" office:value="-0.72015499999999999" table:style-name="ce14">
            <text:p>-0.720155</text:p>
          </table:table-cell>
          <table:table-cell office:value-type="float" office:value="300" table:style-name="ce14">
            <text:p>300</text:p>
          </table:table-cell>
          <table:table-cell office:value-type="float" office:value="0" table:style-name="ce14">
            <text:p>0</text:p>
          </table:table-cell>
          <table:table-cell office:value-type="float" office:value="0" table:style-name="ce14">
            <text:p>0</text:p>
          </table:table-cell>
          <table:table-cell office:value-type="float" office:value="244" table:style-name="ce14">
            <text:p>244</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d1f52635-2480-9dfa-de58-4d46c6091956</text:p>
          </table:table-cell>
          <table:table-cell office:value-type="string" table:style-name="ce14">
            <text:p>Gosses Bluff Crater</text:p>
          </table:table-cell>
          <table:table-cell office:value-type="string" table:style-name="ce14">
            <text:p>Gosses Bluff is thought to be the eroded remnant of an impact crater. Known as Tnorala to the Western Arrente people of the surrounding region, it is located in the southern Northern Territory.</text:p>
          </table:table-cell>
          <table:table-cell table:style-name="ce6"/>
          <table:table-cell table:style-name="ce7"/>
          <table:table-cell office:value-type="string" table:style-name="ce14">
            <text:p>AU</text:p>
          </table:table-cell>
          <table:table-cell table:style-name="ce14"/>
          <table:table-cell office:value-type="float" office:value="-23.820551999999999" table:style-name="ce14">
            <text:p>-23.820552</text:p>
          </table:table-cell>
          <table:table-cell office:value-type="float" office:value="132.312668" table:style-name="ce14">
            <text:p>132.312668</text:p>
          </table:table-cell>
          <table:table-cell office:value-type="float" office:value="2800" table:style-name="ce14">
            <text:p>2800</text:p>
          </table:table-cell>
          <table:table-cell office:value-type="float" office:value="0" table:style-name="ce14">
            <text:p>0</text:p>
          </table:table-cell>
          <table:table-cell office:value-type="float" office:value="0" table:style-name="ce14">
            <text:p>0</text:p>
          </table:table-cell>
          <table:table-cell office:value-type="float" office:value="17" table:style-name="ce14">
            <text:p>17</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dc71e1a-a3cc-0bda-a2ee-4fa74aa53ba8</text:p>
          </table:table-cell>
          <table:table-cell office:value-type="string" table:style-name="ce14">
            <text:p>Haughton Impact Crater</text:p>
          </table:table-cell>
          <table:table-cell office:value-type="string" table:style-name="ce14">
            <text:p>Haughton impact crater is located on Devon Island, Nunavut in far Northern Canada. It is about 23 km in diameter and formed about 39 million years ago during the late Eocene.</text:p>
          </table:table-cell>
          <table:table-cell table:style-name="ce6"/>
          <table:table-cell table:style-name="ce7"/>
          <table:table-cell office:value-type="string" table:style-name="ce14">
            <text:p>CA</text:p>
          </table:table-cell>
          <table:table-cell table:style-name="ce14"/>
          <table:table-cell office:value-type="float" office:value="75.383427999999995" table:style-name="ce14">
            <text:p>75.383428</text:p>
          </table:table-cell>
          <table:table-cell office:value-type="float" office:value="-89.671645999999996" table:style-name="ce14">
            <text:p>-89.671646</text:p>
          </table:table-cell>
          <table:table-cell office:value-type="float" office:value="6500" table:style-name="ce14">
            <text:p>6500</text:p>
          </table:table-cell>
          <table:table-cell office:value-type="float" office:value="0" table:style-name="ce14">
            <text:p>0</text:p>
          </table:table-cell>
          <table:table-cell office:value-type="float" office:value="0" table:style-name="ce14">
            <text:p>0</text:p>
          </table:table-cell>
          <table:table-cell office:value-type="float" office:value="64" table:style-name="ce14">
            <text:p>64</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5fea6b39-fbfb-f632-7fbb-80a5ceb9203d</text:p>
          </table:table-cell>
          <table:table-cell office:value-type="string" table:style-name="ce14">
            <text:p>Lake Kuttara</text:p>
          </table:table-cell>
          <table:table-cell office:value-type="string" table:style-name="ce14">
            <text:p>Lake Kuttara is a nearly circular caldera lake in Shiraoi, Hokkaidō, Japan. It is part of Shikotsu-Tōya National Park. The lake is recognized as having the best water quality in all of Japan.</text:p>
          </table:table-cell>
          <table:table-cell table:style-name="ce6"/>
          <table:table-cell table:style-name="ce7"/>
          <table:table-cell office:value-type="string" table:style-name="ce14">
            <text:p>JP</text:p>
          </table:table-cell>
          <table:table-cell table:style-name="ce14"/>
          <table:table-cell office:value-type="float" office:value="42.515096" table:style-name="ce14">
            <text:p>42.515096</text:p>
          </table:table-cell>
          <table:table-cell office:value-type="float" office:value="141.14915400000001" table:style-name="ce14">
            <text:p>141.149154</text:p>
          </table:table-cell>
          <table:table-cell office:value-type="float" office:value="22000" table:style-name="ce14">
            <text:p>22000</text:p>
          </table:table-cell>
          <table:table-cell office:value-type="float" office:value="0" table:style-name="ce14">
            <text:p>0</text:p>
          </table:table-cell>
          <table:table-cell office:value-type="float" office:value="0" table:style-name="ce14">
            <text:p>0</text:p>
          </table:table-cell>
          <table:table-cell office:value-type="float" office:value="117" table:style-name="ce14">
            <text:p>117</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b1b6860c-dc3f-c50b-6a09-3944f577ac6a</text:p>
          </table:table-cell>
          <table:table-cell office:value-type="string" table:style-name="ce14">
            <text:p>Popocatépetl Volcano</text:p>
          </table:table-cell>
          <table:table-cell office:value-type="string" table:style-name="ce14">
            <text:p>Popocatépetl is an active stratovolcano located in the states of Puebla, Morelos, and Mexico in central Mexico.</text:p>
          </table:table-cell>
          <table:table-cell table:style-name="ce6"/>
          <table:table-cell table:style-name="ce7"/>
          <table:table-cell office:value-type="string" table:style-name="ce14">
            <text:p>MX</text:p>
          </table:table-cell>
          <table:table-cell table:style-name="ce14"/>
          <table:table-cell office:value-type="float" office:value="19.04438" table:style-name="ce14">
            <text:p>19.04438</text:p>
          </table:table-cell>
          <table:table-cell office:value-type="float" office:value="-98.564887999999996" table:style-name="ce14">
            <text:p>-98.564888</text:p>
          </table:table-cell>
          <table:table-cell office:value-type="float" office:value="16000" table:style-name="ce14">
            <text:p>16000</text:p>
          </table:table-cell>
          <table:table-cell office:value-type="float" office:value="0" table:style-name="ce14">
            <text:p>0</text:p>
          </table:table-cell>
          <table:table-cell office:value-type="float" office:value="0" table:style-name="ce14">
            <text:p>0</text:p>
          </table:table-cell>
          <table:table-cell office:value-type="float" office:value="250" table:style-name="ce14">
            <text:p>250</text:p>
          </table:table-cell>
          <table:table-cell office:value-type="float" office:value="105" table:style-name="ce8">
            <text:p>10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0d0ce18b-5f97-044b-9e5b-48eb88e39c80</text:p>
          </table:table-cell>
          <table:table-cell office:value-type="string" table:style-name="ce14">
            <text:p>Zanzibar</text:p>
          </table:table-cell>
          <table:table-cell office:value-type="string" table:style-name="ce14">
            <text:p><text:span text:style-name="T2">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ce6"/>
          <table:table-cell table:style-name="ce7"/>
          <table:table-cell office:value-type="string" table:style-name="ce14">
            <text:p>TZ</text:p>
          </table:table-cell>
          <table:table-cell table:style-name="ce14"/>
          <table:table-cell office:value-type="float" office:value="-6.4085530000000004" table:style-name="ce14">
            <text:p>-6.408553</text:p>
          </table:table-cell>
          <table:table-cell office:value-type="float" office:value="39.442422999999998" table:style-name="ce14">
            <text:p>39.442423</text:p>
          </table:table-cell>
          <table:table-cell office:value-type="float" office:value="400" table:style-name="ce14">
            <text:p>400</text:p>
          </table:table-cell>
          <table:table-cell office:value-type="float" office:value="0" table:style-name="ce14">
            <text:p>0</text:p>
          </table:table-cell>
          <table:table-cell office:value-type="float" office:value="0" table:style-name="ce14">
            <text:p>0</text:p>
          </table:table-cell>
          <table:table-cell office:value-type="float" office:value="348" table:style-name="ce14">
            <text:p>348</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8c00e128-8a25-b707-24a4-f3e5553645b0</text:p>
          </table:table-cell>
          <table:table-cell office:value-type="string" table:style-name="ce14">
            <text:p>Lake Ichkeul</text:p>
          </table:table-cell>
          <table:table-cell office:value-type="string" table:style-name="ce14">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ce6"/>
          <table:table-cell table:style-name="ce7"/>
          <table:table-cell office:value-type="string" table:style-name="ce14">
            <text:p>TN</text:p>
          </table:table-cell>
          <table:table-cell table:style-name="ce14"/>
          <table:table-cell office:value-type="float" office:value="37.168512999999997" table:style-name="ce14">
            <text:p>37.168513</text:p>
          </table:table-cell>
          <table:table-cell office:value-type="float" office:value="9.7991329999999994" table:style-name="ce14">
            <text:p>9.799133</text:p>
          </table:table-cell>
          <table:table-cell office:value-type="float" office:value="8000" table:style-name="ce14">
            <text:p>8000</text:p>
          </table:table-cell>
          <table:table-cell office:value-type="float" office:value="0" table:style-name="ce14">
            <text:p>0</text:p>
          </table:table-cell>
          <table:table-cell office:value-type="float" office:value="0" table:style-name="ce14">
            <text:p>0</text:p>
          </table:table-cell>
          <table:table-cell office:value-type="float" office:value="265" table:style-name="ce14">
            <text:p>265</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e685492-e27b-3ab6-3d86-6be28a92ac3e</text:p>
          </table:table-cell>
          <table:table-cell office:value-type="string" table:style-name="ce14">
            <text:p>Yendegaia National Park</text:p>
          </table:table-cell>
          <table:table-cell office:value-type="string" table:style-name="ce14">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ce6"/>
          <table:table-cell table:style-name="ce7"/>
          <table:table-cell office:value-type="string" table:style-name="ce14">
            <text:p>CL</text:p>
          </table:table-cell>
          <table:table-cell table:style-name="ce14"/>
          <table:table-cell office:value-type="float" office:value="-54.839677999999999" table:style-name="ce14">
            <text:p>-54.839678</text:p>
          </table:table-cell>
          <table:table-cell office:value-type="float" office:value="-68.816525999999996" table:style-name="ce14">
            <text:p>-68.816526</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16" table:style-name="ce14">
            <text:p>316</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01288943-82a2-4976-bd73-40a79dd790f1</text:p>
          </table:table-cell>
          <table:table-cell office:value-type="string" table:style-name="ce14">
            <text:p>Behringer Meteor Crater</text:p>
          </table:table-cell>
          <table:table-cell office:value-type="string" table:style-name="ce14">
            <text:p>Behringer Meteor Crater is a meteorite impact crater about 37 mi (60 km) east of Flagstaff, Arizona. <text:s/>The crater was created about 50,000 years ago during the Pleistocene epoch when a nickel-iron meteorite about 160 ft (50 m) across collided with Earth.</text:p>
          </table:table-cell>
          <table:table-cell table:style-name="ce6"/>
          <table:table-cell table:style-name="ce7"/>
          <table:table-cell office:value-type="string" table:style-name="ce14">
            <text:p>US</text:p>
          </table:table-cell>
          <table:table-cell table:style-name="ce14"/>
          <table:table-cell office:value-type="float" office:value="35.039991000000001" table:style-name="ce14">
            <text:p>35.039991</text:p>
          </table:table-cell>
          <table:table-cell office:value-type="float" office:value="-111.0196" table:style-name="ce14">
            <text:p>-111.0196</text:p>
          </table:table-cell>
          <table:table-cell office:value-type="float" office:value="6100" table:style-name="ce14">
            <text:p>6100</text:p>
          </table:table-cell>
          <table:table-cell office:value-type="float" office:value="0" table:style-name="ce14">
            <text:p>0</text:p>
          </table:table-cell>
          <table:table-cell office:value-type="float" office:value="0" table:style-name="ce14">
            <text:p>0</text:p>
          </table:table-cell>
          <table:table-cell office:value-type="float" office:value="191" table:style-name="ce14">
            <text:p>191</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4be1a4d7-9a92-6f35-2d39-97fe140be299</text:p>
          </table:table-cell>
          <table:table-cell office:value-type="string" table:style-name="ce14">
            <text:p>Volcán Lanín</text:p>
          </table:table-cell>
          <table:table-cell office:value-type="string" table:style-name="ce14">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ce6"/>
          <table:table-cell table:style-name="ce7"/>
          <table:table-cell office:value-type="string" table:style-name="ce14">
            <text:p>AR</text:p>
          </table:table-cell>
          <table:table-cell table:style-name="ce14"/>
          <table:table-cell office:value-type="float" office:value="-39.606774999999999" table:style-name="ce14">
            <text:p>-39.606775</text:p>
          </table:table-cell>
          <table:table-cell office:value-type="float" office:value="-71.462412999999998" table:style-name="ce14">
            <text:p>-71.462413</text:p>
          </table:table-cell>
          <table:table-cell office:value-type="float" office:value="12700" table:style-name="ce14">
            <text:p>127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837905d2-76c0-2e15-efcb-49975faee120</text:p>
          </table:table-cell>
          <table:table-cell office:value-type="string" table:style-name="ce14">
            <text:p>Lagoa das Sete Cidades</text:p>
          </table:table-cell>
          <table:table-cell office:value-type="string" table:style-name="ce14">
            <text:p><text:span text:style-name="T2">It's a twin lake on a volcano crater, located at the island of São Miguel, archipelago of Azores, Portugal.\n\n</text:span>Its name literally means "Lagoon of the Seven Cities".</text:p>
          </table:table-cell>
          <table:table-cell table:style-name="ce6"/>
          <table:table-cell table:style-name="ce7"/>
          <table:table-cell office:value-type="string" table:style-name="ce14">
            <text:p>PT</text:p>
          </table:table-cell>
          <table:table-cell table:style-name="ce14"/>
          <table:table-cell office:value-type="float" office:value="37.832529000000001" table:style-name="ce14">
            <text:p>37.832529</text:p>
          </table:table-cell>
          <table:table-cell office:value-type="float" office:value="-25.796568000000001" table:style-name="ce14">
            <text:p>-25.796568</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20" table:style-name="ce14">
            <text:p>20</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2b7808a-5876-c7c6-c7c8-67002c05acc6</text:p>
          </table:table-cell>
          <table:table-cell office:value-type="string" table:style-name="ce14">
            <text:p>Vinicunca (Rainbow mountain)</text:p>
          </table:table-cell>
          <table:table-cell office:value-type="string" table:style-name="ce14">
            <text:p>The Vinicunca mountain is colored by several rock materials.</text:p>
          </table:table-cell>
          <table:table-cell table:style-name="ce6"/>
          <table:table-cell table:style-name="ce7"/>
          <table:table-cell office:value-type="string" table:style-name="ce14">
            <text:p>PE</text:p>
          </table:table-cell>
          <table:table-cell table:style-name="ce14"/>
          <table:table-cell office:value-type="float" office:value="-13.863614999999999" table:style-name="ce14">
            <text:p>-13.863615</text:p>
          </table:table-cell>
          <table:table-cell office:value-type="float" office:value="-71.299407000000002" table:style-name="ce14">
            <text:p>-71.299407</text:p>
          </table:table-cell>
          <table:table-cell office:value-type="float" office:value="16700" table:style-name="ce14">
            <text:p>16700</text:p>
          </table:table-cell>
          <table:table-cell office:value-type="float" office:value="0" table:style-name="ce14">
            <text:p>0</text:p>
          </table:table-cell>
          <table:table-cell office:value-type="float" office:value="0" table:style-name="ce14">
            <text:p>0</text:p>
          </table:table-cell>
          <table:table-cell office:value-type="float" office:value="212" table:style-name="ce14">
            <text:p>212</text:p>
          </table:table-cell>
          <table:table-cell office:value-type="float" office:value="85" table:style-name="ce8">
            <text:p>8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a45e37cc-420a-2803-7de1-008844e3041f</text:p>
          </table:table-cell>
          <table:table-cell office:value-type="string" table:style-name="ce14">
            <text:p>Black Rocks of Pungo Andongo</text:p>
          </table:table-cell>
          <table:table-cell office:value-type="string" table:style-name="ce14">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text:p>
          </table:table-cell>
          <table:table-cell table:style-name="ce6"/>
          <table:table-cell table:style-name="ce7"/>
          <table:table-cell office:value-type="string" table:style-name="ce14">
            <text:p>AO</text:p>
          </table:table-cell>
          <table:table-cell table:style-name="ce14"/>
          <table:table-cell office:value-type="float" office:value="-9.6964380000000006" table:style-name="ce14">
            <text:p>-9.696438</text:p>
          </table:table-cell>
          <table:table-cell office:value-type="float" office:value="15.592988" table:style-name="ce14">
            <text:p>15.592988</text:p>
          </table:table-cell>
          <table:table-cell office:value-type="float" office:value="4650" table:style-name="ce14">
            <text:p>4650</text:p>
          </table:table-cell>
          <table:table-cell office:value-type="float" office:value="0" table:style-name="ce14">
            <text:p>0</text:p>
          </table:table-cell>
          <table:table-cell office:value-type="float" office:value="0" table:style-name="ce14">
            <text:p>0</text:p>
          </table:table-cell>
          <table:table-cell office:value-type="float" office:value="4.5" table:style-name="ce14">
            <text:p>4.5</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8e3d03c4-14e5-d85e-9743-50d3810c5581</text:p>
          </table:table-cell>
          <table:table-cell office:value-type="string" table:style-name="ce14">
            <text:p>The Great Blue Hole</text:p>
          </table:table-cell>
          <table:table-cell office:value-type="string" table:style-name="ce14">
            <text:p>The Great Blue Hole is a giant marine sinkhole off the coast of Belize. It lies near the center of Lighthouse Reef, a small atoll 70 km from the mainland and Belize City.</text:p>
          </table:table-cell>
          <table:table-cell table:style-name="ce6"/>
          <table:table-cell table:style-name="ce7"/>
          <table:table-cell office:value-type="string" table:style-name="ce14">
            <text:p>BZ</text:p>
          </table:table-cell>
          <table:table-cell table:style-name="ce14"/>
          <table:table-cell office:value-type="float" office:value="17.310091" table:style-name="ce14">
            <text:p>17.310091</text:p>
          </table:table-cell>
          <table:table-cell office:value-type="float" office:value="-87.527919999999995" table:style-name="ce14">
            <text:p>-87.52792</text:p>
          </table:table-cell>
          <table:table-cell office:value-type="float" office:value="645" table:style-name="ce14">
            <text:p>645</text:p>
          </table:table-cell>
          <table:table-cell office:value-type="float" office:value="0" table:style-name="ce14">
            <text:p>0</text:p>
          </table:table-cell>
          <table:table-cell office:value-type="float" office:value="0" table:style-name="ce14">
            <text:p>0</text:p>
          </table:table-cell>
          <table:table-cell office:value-type="float" office:value="312" table:style-name="ce14">
            <text:p>312</text:p>
          </table:table-cell>
          <table:table-cell office:value-type="float" office:value="80" table:style-name="ce8">
            <text:p>8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e9323b17-918e-6f33-17de-06ed7a80cec0</text:p>
          </table:table-cell>
          <table:table-cell office:value-type="string" table:style-name="ce14">
            <text:p>Machu Picchu</text:p>
          </table:table-cell>
          <table:table-cell office:value-type="string" table:style-name="ce14">
            <text:p><text:span text:style-name="T2">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ce6"/>
          <table:table-cell table:style-name="ce7"/>
          <table:table-cell office:value-type="string" table:style-name="ce14">
            <text:p>PE</text:p>
          </table:table-cell>
          <table:table-cell table:style-name="ce14"/>
          <table:table-cell office:value-type="float" office:value="-13.158153" table:style-name="ce14">
            <text:p>-13.158153</text:p>
          </table:table-cell>
          <table:table-cell office:value-type="float" office:value="-72.535516000000001" table:style-name="ce14">
            <text:p>-72.535516</text:p>
          </table:table-cell>
          <table:table-cell office:value-type="float" office:value="8350" table:style-name="ce14">
            <text:p>8350</text:p>
          </table:table-cell>
          <table:table-cell office:value-type="float" office:value="0" table:style-name="ce14">
            <text:p>0</text:p>
          </table:table-cell>
          <table:table-cell office:value-type="float" office:value="0" table:style-name="ce14">
            <text:p>0</text:p>
          </table:table-cell>
          <table:table-cell office:value-type="float" office:value="242" table:style-name="ce14">
            <text:p>242</text:p>
          </table:table-cell>
          <table:table-cell office:value-type="float" office:value="80" table:style-name="ce8">
            <text:p>8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843f0d8e-de16-8b7e-358e-02d7a268f862</text:p>
          </table:table-cell>
          <table:table-cell office:value-type="string" table:style-name="ce14">
            <text:p>Juani Island</text:p>
          </table:table-cell>
          <table:table-cell office:value-type="string" table:style-name="ce14">
            <text:p><text:span text:style-name="T2">Beautiful water masking surrounding Juani Island. Part of the Rufiji Mafia Kilwa Marine Reserve, located in the three districts of Rufiji, Mafia and Kilwa, within the Coast and Lindi regions of southeast Tanzania.\n\n</text:span>The area is listed as a world heritage site.</text:p>
          </table:table-cell>
          <table:table-cell table:style-name="ce6"/>
          <table:table-cell table:style-name="ce7"/>
          <table:table-cell office:value-type="string" table:style-name="ce14">
            <text:p>TZ</text:p>
          </table:table-cell>
          <table:table-cell table:style-name="ce14"/>
          <table:table-cell office:value-type="float" office:value="-8.0394930000000002" table:style-name="ce14">
            <text:p>-8.039493</text:p>
          </table:table-cell>
          <table:table-cell office:value-type="float" office:value="39.749200000000002" table:style-name="ce14">
            <text:p>39.7492</text:p>
          </table:table-cell>
          <table:table-cell office:value-type="float" office:value="760" table:style-name="ce14">
            <text:p>760</text:p>
          </table:table-cell>
          <table:table-cell office:value-type="float" office:value="0" table:style-name="ce14">
            <text:p>0</text:p>
          </table:table-cell>
          <table:table-cell office:value-type="float" office:value="0" table:style-name="ce14">
            <text:p>0</text:p>
          </table:table-cell>
          <table:table-cell office:value-type="float" office:value="46" table:style-name="ce14">
            <text:p>46</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f8f6234-0486-7182-3383-faa696cbe106</text:p>
          </table:table-cell>
          <table:table-cell office:value-type="string" table:style-name="ce14">
            <text:p>Dahlak Marine National Park</text:p>
          </table:table-cell>
          <table:table-cell office:value-type="string" table:style-name="ce14">
            <text:p><text:span text:style-name="T2">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ce6"/>
          <table:table-cell table:style-name="ce7"/>
          <table:table-cell office:value-type="string" table:style-name="ce14">
            <text:p>ER</text:p>
          </table:table-cell>
          <table:table-cell table:style-name="ce14"/>
          <table:table-cell office:value-type="float" office:value="15.775864" table:style-name="ce14">
            <text:p>15.775864</text:p>
          </table:table-cell>
          <table:table-cell office:value-type="float" office:value="40.148547000000001" table:style-name="ce14">
            <text:p>40.148547</text:p>
          </table:table-cell>
          <table:table-cell office:value-type="float" office:value="320" table:style-name="ce14">
            <text:p>320</text:p>
          </table:table-cell>
          <table:table-cell office:value-type="float" office:value="0" table:style-name="ce14">
            <text:p>0</text:p>
          </table:table-cell>
          <table:table-cell office:value-type="float" office:value="0" table:style-name="ce14">
            <text:p>0</text:p>
          </table:table-cell>
          <table:table-cell office:value-type="float" office:value="282" table:style-name="ce14">
            <text:p>282</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b7deaa9b-1762-ac00-fcf9-8067ae5d1360</text:p>
          </table:table-cell>
          <table:table-cell office:value-type="string" table:style-name="ce14">
            <text:p>Mount Cook National Park</text:p>
          </table:table-cell>
          <table:table-cell office:value-type="string" table:style-name="ce14">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ce6"/>
          <table:table-cell table:style-name="ce7"/>
          <table:table-cell office:value-type="string" table:style-name="ce14">
            <text:p>NZ</text:p>
          </table:table-cell>
          <table:table-cell table:style-name="ce14"/>
          <table:table-cell office:value-type="float" office:value="-43.592779999999998" table:style-name="ce14">
            <text:p>-43.59278</text:p>
          </table:table-cell>
          <table:table-cell office:value-type="float" office:value="170.19017600000001" table:style-name="ce14">
            <text:p>170.190176</text:p>
          </table:table-cell>
          <table:table-cell office:value-type="float" office:value="12200" table:style-name="ce14">
            <text:p>12200</text:p>
          </table:table-cell>
          <table:table-cell office:value-type="float" office:value="0" table:style-name="ce14">
            <text:p>0</text:p>
          </table:table-cell>
          <table:table-cell office:value-type="float" office:value="0" table:style-name="ce14">
            <text:p>0</text:p>
          </table:table-cell>
          <table:table-cell office:value-type="float" office:value="260" table:style-name="ce14">
            <text:p>260</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35682b54-b867-f124-99d6-a00fa34a321c</text:p>
          </table:table-cell>
          <table:table-cell office:value-type="string" table:style-name="ce14">
            <text:p>Sani Pass</text:p>
          </table:table-cell>
          <table:table-cell office:value-type="string" table:style-name="ce14">
            <text:p>Sani Pass is a mountain pass located in the West of KwaZulu-Natal, South Africa on the road between Underberg, KwaZulu-Natal and Mokhotlong, Lesotho.</text:p>
          </table:table-cell>
          <table:table-cell table:style-name="ce6"/>
          <table:table-cell table:style-name="ce7"/>
          <table:table-cell office:value-type="string" table:style-name="ce14">
            <text:p>ZA</text:p>
          </table:table-cell>
          <table:table-cell table:style-name="ce14"/>
          <table:table-cell office:value-type="float" office:value="-29.597413" table:style-name="ce14">
            <text:p>-29.597413</text:p>
          </table:table-cell>
          <table:table-cell office:value-type="float" office:value="29.310338000000002" table:style-name="ce14">
            <text:p>29.310338</text:p>
          </table:table-cell>
          <table:table-cell office:value-type="float" office:value="10000" table:style-name="ce14">
            <text:p>10000</text:p>
          </table:table-cell>
          <table:table-cell office:value-type="float" office:value="0" table:style-name="ce14">
            <text:p>0</text:p>
          </table:table-cell>
          <table:table-cell office:value-type="float" office:value="0" table:style-name="ce14">
            <text:p>0</text:p>
          </table:table-cell>
          <table:table-cell office:value-type="float" office:value="298" table:style-name="ce14">
            <text:p>298</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167a03e-a4f6-32ec-30f2-7809aa338657</text:p>
          </table:table-cell>
          <table:table-cell office:value-type="string" table:style-name="ce14">
            <text:p>Mont Blanc</text:p>
          </table:table-cell>
          <table:table-cell office:value-type="string" table:style-name="ce14">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ce6"/>
          <table:table-cell table:style-name="ce7"/>
          <table:table-cell office:value-type="string" table:style-name="ce14">
            <text:p>FR</text:p>
          </table:table-cell>
          <table:table-cell table:style-name="ce14"/>
          <table:table-cell office:value-type="float" office:value="45.847645999999997" table:style-name="ce14">
            <text:p>45.847646</text:p>
          </table:table-cell>
          <table:table-cell office:value-type="float" office:value="6.9463929999999996" table:style-name="ce14">
            <text:p>6.946393</text:p>
          </table:table-cell>
          <table:table-cell office:value-type="float" office:value="15500" table:style-name="ce14">
            <text:p>15500</text:p>
          </table:table-cell>
          <table:table-cell office:value-type="float" office:value="0" table:style-name="ce14">
            <text:p>0</text:p>
          </table:table-cell>
          <table:table-cell office:value-type="float" office:value="0" table:style-name="ce14">
            <text:p>0</text:p>
          </table:table-cell>
          <table:table-cell office:value-type="float" office:value="253" table:style-name="ce14">
            <text:p>253</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7d0ffcf-9ba0-1124-f7e0-abb40ea43b6b</text:p>
          </table:table-cell>
          <table:table-cell office:value-type="string" table:style-name="ce14">
            <text:p>Wadi Rum</text:p>
          </table:table-cell>
          <table:table-cell office:value-type="string" table:style-name="ce14">
            <text:p><text:span text:style-name="T2">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ce6"/>
          <table:table-cell table:style-name="ce7"/>
          <table:table-cell office:value-type="string" table:style-name="ce14">
            <text:p>JO</text:p>
          </table:table-cell>
          <table:table-cell table:style-name="ce14"/>
          <table:table-cell office:value-type="float" office:value="29.572423000000001" table:style-name="ce14">
            <text:p>29.572423</text:p>
          </table:table-cell>
          <table:table-cell office:value-type="float" office:value="35.410162" table:style-name="ce14">
            <text:p>35.410162</text:p>
          </table:table-cell>
          <table:table-cell office:value-type="float" office:value="6200" table:style-name="ce14">
            <text:p>6200</text:p>
          </table:table-cell>
          <table:table-cell office:value-type="float" office:value="0" table:style-name="ce14">
            <text:p>0</text:p>
          </table:table-cell>
          <table:table-cell office:value-type="float" office:value="0" table:style-name="ce14">
            <text:p>0</text:p>
          </table:table-cell>
          <table:table-cell office:value-type="float" office:value="148" table:style-name="ce14">
            <text:p>148</text:p>
          </table:table-cell>
          <table:table-cell office:value-type="float" office:value="115" table:style-name="ce8">
            <text:p>11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2796c05f-9a41-f60f-ea26-48f2ec600964</text:p>
          </table:table-cell>
          <table:table-cell office:value-type="string" table:style-name="ce14">
            <text:p>Al Farafra Desert</text:p>
          </table:table-cell>
          <table:table-cell office:value-type="string" table:style-name="ce14">
            <text:p>This desert includes some remarkable sand waves and geological formations.</text:p>
          </table:table-cell>
          <table:table-cell table:style-name="ce6"/>
          <table:table-cell table:style-name="ce7"/>
          <table:table-cell office:value-type="string" table:style-name="ce14">
            <text:p>EG</text:p>
          </table:table-cell>
          <table:table-cell table:style-name="ce14"/>
          <table:table-cell office:value-type="float" office:value="26.428221000000001" table:style-name="ce14">
            <text:p>26.428221</text:p>
          </table:table-cell>
          <table:table-cell office:value-type="float" office:value="27.875890999999999" table:style-name="ce14">
            <text:p>27.875891</text:p>
          </table:table-cell>
          <table:table-cell office:value-type="float" office:value="1360" table:style-name="ce14">
            <text:p>1360</text:p>
          </table:table-cell>
          <table:table-cell office:value-type="float" office:value="0" table:style-name="ce14">
            <text:p>0</text:p>
          </table:table-cell>
          <table:table-cell office:value-type="float" office:value="0" table:style-name="ce14">
            <text:p>0</text:p>
          </table:table-cell>
          <table:table-cell office:value-type="float" office:value="280" table:style-name="ce14">
            <text:p>280</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02754340-5ebd-b741-82fb-1a612c34e040</text:p>
          </table:table-cell>
          <table:table-cell office:value-type="string" table:style-name="ce14">
            <text:p>Mount Iwaki</text:p>
          </table:table-cell>
          <table:table-cell office:value-type="string" table:style-name="ce14">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ce6"/>
          <table:table-cell table:style-name="ce7"/>
          <table:table-cell office:value-type="string" table:style-name="ce14">
            <text:p>JP</text:p>
          </table:table-cell>
          <table:table-cell table:style-name="ce14"/>
          <table:table-cell office:value-type="float" office:value="40.652312999999999" table:style-name="ce14">
            <text:p>40.652313</text:p>
          </table:table-cell>
          <table:table-cell office:value-type="float" office:value="140.34262000000001" table:style-name="ce14">
            <text:p>140.34262</text:p>
          </table:table-cell>
          <table:table-cell office:value-type="float" office:value="4880" table:style-name="ce14">
            <text:p>4880</text:p>
          </table:table-cell>
          <table:table-cell office:value-type="float" office:value="0" table:style-name="ce14">
            <text:p>0</text:p>
          </table:table-cell>
          <table:table-cell office:value-type="float" office:value="0" table:style-name="ce14">
            <text:p>0</text:p>
          </table:table-cell>
          <table:table-cell office:value-type="float" office:value="258" table:style-name="ce14">
            <text:p>258</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2fdcbfe-c0f8-d3bd-5723-b6be834408e0</text:p>
          </table:table-cell>
          <table:table-cell office:value-type="string" table:style-name="ce14">
            <text:p>Island of Costaérès</text:p>
          </table:table-cell>
          <table:table-cell office:value-type="string" table:style-name="ce14">
            <text:p>The Château de Costaérès is located on the island of Costaérès in the territory of the French commune of Trégastel, in Côtes-d'Armor, Brittany.</text:p>
          </table:table-cell>
          <table:table-cell table:style-name="ce6"/>
          <table:table-cell table:style-name="ce7"/>
          <table:table-cell office:value-type="string" table:style-name="ce14">
            <text:p>FR</text:p>
          </table:table-cell>
          <table:table-cell table:style-name="ce14"/>
          <table:table-cell office:value-type="float" office:value="48.841343999999999" table:style-name="ce14">
            <text:p>48.841344</text:p>
          </table:table-cell>
          <table:table-cell office:value-type="float" office:value="-3.489932" table:style-name="ce14">
            <text:p>-3.489932</text:p>
          </table:table-cell>
          <table:table-cell office:value-type="float" office:value="265" table:style-name="ce14">
            <text:p>265</text:p>
          </table:table-cell>
          <table:table-cell office:value-type="float" office:value="0" table:style-name="ce14">
            <text:p>0</text:p>
          </table:table-cell>
          <table:table-cell office:value-type="float" office:value="0" table:style-name="ce14">
            <text:p>0</text:p>
          </table:table-cell>
          <table:table-cell office:value-type="float" office:value="196" table:style-name="ce14">
            <text:p>196</text:p>
          </table:table-cell>
          <table:table-cell office:value-type="float" office:value="80" table:style-name="ce8">
            <text:p>8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72696e0b-fab0-4e74-ec3f-37df53d33662</text:p>
          </table:table-cell>
          <table:table-cell office:value-type="string" table:style-name="ce14">
            <text:p>Wakhan Corridor</text:p>
          </table:table-cell>
          <table:table-cell office:value-type="string" table:style-name="ce14">
            <text:p><text:span text:style-name="T2">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ce6"/>
          <table:table-cell table:style-name="ce7"/>
          <table:table-cell office:value-type="string" table:style-name="ce14">
            <text:p>AF</text:p>
          </table:table-cell>
          <table:table-cell table:style-name="ce14"/>
          <table:table-cell office:value-type="float" office:value="37.234502999999997" table:style-name="ce14">
            <text:p>37.234503</text:p>
          </table:table-cell>
          <table:table-cell office:value-type="float" office:value="74.841522999999995" table:style-name="ce14">
            <text:p>74.841523</text:p>
          </table:table-cell>
          <table:table-cell office:value-type="float" office:value="16500" table:style-name="ce14">
            <text:p>16500</text:p>
          </table:table-cell>
          <table:table-cell office:value-type="float" office:value="0" table:style-name="ce14">
            <text:p>0</text:p>
          </table:table-cell>
          <table:table-cell office:value-type="float" office:value="0" table:style-name="ce14">
            <text:p>0</text:p>
          </table:table-cell>
          <table:table-cell office:value-type="float" office:value="355" table:style-name="ce14">
            <text:p>355</text:p>
          </table:table-cell>
          <table:table-cell office:value-type="float" office:value="125" table:style-name="ce8">
            <text:p>12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9d4e3c3d-f286-247f-cefb-e92cf209345f</text:p>
          </table:table-cell>
          <table:table-cell office:value-type="string" table:style-name="ce14">
            <text:p>Burj Al Arab Helipad</text:p>
          </table:table-cell>
          <table:table-cell office:value-type="string" table:style-name="ce14">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text:p>
          </table:table-cell>
          <table:table-cell table:style-name="ce6"/>
          <table:table-cell table:style-name="ce7"/>
          <table:table-cell office:value-type="string" table:style-name="ce14">
            <text:p>AE</text:p>
          </table:table-cell>
          <table:table-cell table:style-name="ce14"/>
          <table:table-cell office:value-type="float" office:value="25.141159999999999" table:style-name="ce14">
            <text:p>25.14116</text:p>
          </table:table-cell>
          <table:table-cell office:value-type="float" office:value="55.185431999999999" table:style-name="ce14">
            <text:p>55.185432</text:p>
          </table:table-cell>
          <table:table-cell office:value-type="float" office:value="740" table:style-name="ce14">
            <text:p>740</text:p>
          </table:table-cell>
          <table:table-cell office:value-type="float" office:value="0" table:style-name="ce14">
            <text:p>0</text:p>
          </table:table-cell>
          <table:table-cell office:value-type="float" office:value="0" table:style-name="ce14">
            <text:p>0</text:p>
          </table:table-cell>
          <table:table-cell office:value-type="float" office:value="217" table:style-name="ce14">
            <text:p>217</text:p>
          </table:table-cell>
          <table:table-cell office:value-type="float" office:value="0" table:style-name="ce8">
            <text:p>0</text:p>
          </table:table-cell>
          <table:table-cell office:value-type="string" table:style-name="ce14">
            <text:p>true</text:p>
          </table:table-cell>
          <table:table-cell office:value-type="string" table:style-name="ce14">
            <text:p>STOP</text:p>
          </table:table-cell>
          <table:table-cell table:number-columns-repeated="16368"/>
        </table:table-row>
        <table:table-row table:style-name="ro1">
          <table:table-cell office:value-type="string" table:style-name="ce1">
            <text:p>44c50ed5-db30-86d5-654e-4301943b18ed</text:p>
          </table:table-cell>
          <table:table-cell office:value-type="string" table:style-name="ce14">
            <text:p>Brukkaros Crater</text:p>
          </table:table-cell>
          <table:table-cell office:value-type="string" table:style-name="ce14">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table:style-name="ce6"/>
          <table:table-cell table:style-name="ce7"/>
          <table:table-cell office:value-type="string" table:style-name="ce14">
            <text:p>NA</text:p>
          </table:table-cell>
          <table:table-cell table:style-name="ce14"/>
          <table:table-cell office:value-type="float" office:value="-25.910005999999999" table:style-name="ce14">
            <text:p>-25.910006</text:p>
          </table:table-cell>
          <table:table-cell office:value-type="float" office:value="17.781994999999998" table:style-name="ce14">
            <text:p>17.781995</text:p>
          </table:table-cell>
          <table:table-cell office:value-type="float" office:value="6800" table:style-name="ce14">
            <text:p>680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8">
            <text:p>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f3c73382-65b4-db90-0990-9b9e77996d64</text:p>
          </table:table-cell>
          <table:table-cell office:value-type="string" table:style-name="ce14">
            <text:p>Alaniya National Park</text:p>
          </table:table-cell>
          <table:table-cell office:value-type="string" table:style-name="ce14">
            <text:p>The Alaniya National Park sits on the border of Russia and Georgia in the Caucasus Mountain range. This is a very mountainous area with lots of nice glaciers to check out.</text:p>
          </table:table-cell>
          <table:table-cell table:style-name="ce6"/>
          <table:table-cell table:style-name="ce7"/>
          <table:table-cell office:value-type="string" table:style-name="ce14">
            <text:p>RU</text:p>
          </table:table-cell>
          <table:table-cell table:style-name="ce14"/>
          <table:table-cell office:value-type="float" office:value="42.865248999999999" table:style-name="ce14">
            <text:p>42.865249</text:p>
          </table:table-cell>
          <table:table-cell office:value-type="float" office:value="43.694467000000003" table:style-name="ce14">
            <text:p>43.694467</text:p>
          </table:table-cell>
          <table:table-cell office:value-type="float" office:value="6500" table:style-name="ce14">
            <text:p>650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00" table:style-name="ce8">
            <text:p>10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d8ae07e-d765-8926-e718-ad0b80453457</text:p>
          </table:table-cell>
          <table:table-cell office:value-type="string" table:style-name="ce14">
            <text:p>Mafia Island</text:p>
          </table:table-cell>
          <table:table-cell office:value-type="string" table:style-name="ce14">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ce6"/>
          <table:table-cell table:style-name="ce7"/>
          <table:table-cell office:value-type="string" table:style-name="ce14">
            <text:p>TZ</text:p>
          </table:table-cell>
          <table:table-cell table:style-name="ce14"/>
          <table:table-cell office:value-type="float" office:value="-8.033474" table:style-name="ce14">
            <text:p>-8.033474</text:p>
          </table:table-cell>
          <table:table-cell office:value-type="float" office:value="39.750781000000003" table:style-name="ce14">
            <text:p>39.750781</text:p>
          </table:table-cell>
          <table:table-cell office:value-type="float" office:value="2350" table:style-name="ce14">
            <text:p>2350</text:p>
          </table:table-cell>
          <table:table-cell office:value-type="float" office:value="0" table:style-name="ce14">
            <text:p>0</text:p>
          </table:table-cell>
          <table:table-cell office:value-type="float" office:value="0" table:style-name="ce14">
            <text:p>0</text:p>
          </table:table-cell>
          <table:table-cell office:value-type="float" office:value="350" table:style-name="ce14">
            <text:p>350</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6f5f9c9b-5567-3592-eecf-6849e9ab8124</text:p>
          </table:table-cell>
          <table:table-cell office:value-type="string" table:style-name="ce14">
            <text:p>Salinas Grandes</text:p>
          </table:table-cell>
          <table:table-cell office:value-type="string" table:style-name="ce14">
            <text:p><text:span text:style-name="T2">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ce6"/>
          <table:table-cell table:style-name="ce7"/>
          <table:table-cell office:value-type="string" table:style-name="ce14">
            <text:p>AR</text:p>
          </table:table-cell>
          <table:table-cell table:style-name="ce14"/>
          <table:table-cell office:value-type="float" office:value="-30.191718999999999" table:style-name="ce14">
            <text:p>-30.191719</text:p>
          </table:table-cell>
          <table:table-cell office:value-type="float" office:value="-64.833988000000005" table:style-name="ce14">
            <text:p>-64.833988</text:p>
          </table:table-cell>
          <table:table-cell office:value-type="float" office:value="10200" table:style-name="ce14">
            <text:p>10200</text:p>
          </table:table-cell>
          <table:table-cell office:value-type="float" office:value="0" table:style-name="ce14">
            <text:p>0</text:p>
          </table:table-cell>
          <table:table-cell office:value-type="float" office:value="0" table:style-name="ce14">
            <text:p>0</text:p>
          </table:table-cell>
          <table:table-cell office:value-type="float" office:value="356" table:style-name="ce14">
            <text:p>356</text:p>
          </table:table-cell>
          <table:table-cell office:value-type="float" office:value="160" table:style-name="ce8">
            <text:p>16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c8ca6958-fe92-6a00-baa5-20f3b128b01d</text:p>
          </table:table-cell>
          <table:table-cell office:value-type="string" table:style-name="ce14">
            <text:p>Providencia Island</text:p>
          </table:table-cell>
          <table:table-cell office:value-type="string" table:style-name="ce14">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ce6"/>
          <table:table-cell table:style-name="ce7"/>
          <table:table-cell office:value-type="string" table:style-name="ce14">
            <text:p>CO</text:p>
          </table:table-cell>
          <table:table-cell table:style-name="ce14"/>
          <table:table-cell office:value-type="float" office:value="13.303252000000001" table:style-name="ce14">
            <text:p>13.303252</text:p>
          </table:table-cell>
          <table:table-cell office:value-type="float" office:value="-81.367166999999995" table:style-name="ce14">
            <text:p>-81.367167</text:p>
          </table:table-cell>
          <table:table-cell office:value-type="float" office:value="1200" table:style-name="ce14">
            <text:p>1200</text:p>
          </table:table-cell>
          <table:table-cell office:value-type="float" office:value="0" table:style-name="ce14">
            <text:p>0</text:p>
          </table:table-cell>
          <table:table-cell office:value-type="float" office:value="0" table:style-name="ce14">
            <text:p>0</text:p>
          </table:table-cell>
          <table:table-cell office:value-type="float" office:value="352" table:style-name="ce14">
            <text:p>352</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68a4f54a-2396-e68a-7e40-0fcdefc1a471</text:p>
          </table:table-cell>
          <table:table-cell office:value-type="string" table:style-name="ce14">
            <text:p>Dasht-e Lut</text:p>
          </table:table-cell>
          <table:table-cell office:value-type="string" table:style-name="ce14">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ce6"/>
          <table:table-cell table:style-name="ce7"/>
          <table:table-cell office:value-type="string" table:style-name="ce14">
            <text:p>IR</text:p>
          </table:table-cell>
          <table:table-cell table:style-name="ce14"/>
          <table:table-cell office:value-type="float" office:value="30.49577" table:style-name="ce14">
            <text:p>30.49577</text:p>
          </table:table-cell>
          <table:table-cell office:value-type="float" office:value="58.502751000000004" table:style-name="ce14">
            <text:p>58.502751</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34" table:style-name="ce14">
            <text:p>334</text:p>
          </table:table-cell>
          <table:table-cell office:value-type="float" office:value="130" table:style-name="ce8">
            <text:p>13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0b22424b-20f2-5fde-c10c-a6bc0a12ad42</text:p>
          </table:table-cell>
          <table:table-cell office:value-type="string" table:style-name="ce14">
            <text:p>Kolsaiskie</text:p>
          </table:table-cell>
          <table:table-cell office:value-type="string" table:style-name="ce14">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ce6"/>
          <table:table-cell table:style-name="ce7"/>
          <table:table-cell office:value-type="string" table:style-name="ce14">
            <text:p>KZ</text:p>
          </table:table-cell>
          <table:table-cell table:style-name="ce14"/>
          <table:table-cell office:value-type="float" office:value="42.951611" table:style-name="ce14">
            <text:p>42.951611</text:p>
          </table:table-cell>
          <table:table-cell office:value-type="float" office:value="77.611648000000002" table:style-name="ce14">
            <text:p>77.611648</text:p>
          </table:table-cell>
          <table:table-cell office:value-type="float" office:value="12500" table:style-name="ce14">
            <text:p>12500</text:p>
          </table:table-cell>
          <table:table-cell office:value-type="float" office:value="0" table:style-name="ce14">
            <text:p>0</text:p>
          </table:table-cell>
          <table:table-cell office:value-type="float" office:value="0" table:style-name="ce14">
            <text:p>0</text:p>
          </table:table-cell>
          <table:table-cell office:value-type="float" office:value="215" table:style-name="ce14">
            <text:p>215</text:p>
          </table:table-cell>
          <table:table-cell office:value-type="float" office:value="100" table:style-name="ce8">
            <text:p>10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0260dd1d-55d6-7a9c-b2dc-2ca2fcf510bc</text:p>
          </table:table-cell>
          <table:table-cell office:value-type="string" table:style-name="ce14">
            <text:p>St. George, Grenada</text:p>
          </table:table-cell>
          <table:table-cell office:value-type="string" table:style-name="ce14">
            <text:p><text:span text:style-name="T2">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ce6"/>
          <table:table-cell table:style-name="ce7"/>
          <table:table-cell office:value-type="string" table:style-name="ce14">
            <text:p>GD</text:p>
          </table:table-cell>
          <table:table-cell table:style-name="ce14"/>
          <table:table-cell office:value-type="float" office:value="12.002135000000001" table:style-name="ce14">
            <text:p>12.002135</text:p>
          </table:table-cell>
          <table:table-cell office:value-type="float" office:value="-61.722867999999998" table:style-name="ce14">
            <text:p>-61.722868</text:p>
          </table:table-cell>
          <table:table-cell office:value-type="float" office:value="1450" table:style-name="ce14">
            <text:p>1450</text:p>
          </table:table-cell>
          <table:table-cell office:value-type="float" office:value="0" table:style-name="ce14">
            <text:p>0</text:p>
          </table:table-cell>
          <table:table-cell office:value-type="float" office:value="0" table:style-name="ce14">
            <text:p>0</text:p>
          </table:table-cell>
          <table:table-cell office:value-type="float" office:value="273" table:style-name="ce14">
            <text:p>273</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ae87f009-8f3f-1c29-695e-6109bd45ec50</text:p>
          </table:table-cell>
          <table:table-cell office:value-type="string" table:style-name="ce14">
            <text:p>Shanghai</text:p>
          </table:table-cell>
          <table:table-cell office:value-type="string" table:style-name="ce14">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ce6"/>
          <table:table-cell table:style-name="ce7"/>
          <table:table-cell office:value-type="string" table:style-name="ce14">
            <text:p>CN</text:p>
          </table:table-cell>
          <table:table-cell table:style-name="ce14"/>
          <table:table-cell office:value-type="float" office:value="31.244201" table:style-name="ce14">
            <text:p>31.244201</text:p>
          </table:table-cell>
          <table:table-cell office:value-type="float" office:value="121.473652" table:style-name="ce14">
            <text:p>121.473652</text:p>
          </table:table-cell>
          <table:table-cell office:value-type="float" office:value="1600" table:style-name="ce14">
            <text:p>1600</text:p>
          </table:table-cell>
          <table:table-cell office:value-type="float" office:value="0" table:style-name="ce14">
            <text:p>0</text:p>
          </table:table-cell>
          <table:table-cell office:value-type="float" office:value="0" table:style-name="ce14">
            <text:p>0</text:p>
          </table:table-cell>
          <table:table-cell office:value-type="float" office:value="103" table:style-name="ce14">
            <text:p>103</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5fcc83fe-46d2-9750-4978-a8db3ab34752</text:p>
          </table:table-cell>
          <table:table-cell office:value-type="string" table:style-name="ce14">
            <text:p>Minna Island</text:p>
          </table:table-cell>
          <table:table-cell office:value-type="string" table:style-name="ce14">
            <text:p>This small Island sits in between the two Japanese islands of Miyakojima and Ishigaki Island. The Island is surrounded by beautiful reefs.</text:p>
          </table:table-cell>
          <table:table-cell table:style-name="ce6"/>
          <table:table-cell table:style-name="ce7"/>
          <table:table-cell office:value-type="string" table:style-name="ce14">
            <text:p>JP</text:p>
          </table:table-cell>
          <table:table-cell table:style-name="ce14"/>
          <table:table-cell office:value-type="float" office:value="24.792952" table:style-name="ce14">
            <text:p>24.792952</text:p>
          </table:table-cell>
          <table:table-cell office:value-type="float" office:value="124.67810799999999" table:style-name="ce14">
            <text:p>124.678108</text:p>
          </table:table-cell>
          <table:table-cell office:value-type="float" office:value="1800" table:style-name="ce14">
            <text:p>1800</text:p>
          </table:table-cell>
          <table:table-cell office:value-type="float" office:value="0" table:style-name="ce14">
            <text:p>0</text:p>
          </table:table-cell>
          <table:table-cell office:value-type="float" office:value="0" table:style-name="ce14">
            <text:p>0</text:p>
          </table:table-cell>
          <table:table-cell office:value-type="float" office:value="164" table:style-name="ce14">
            <text:p>164</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73d0b540-ba33-81b6-37eb-d846295b331d</text:p>
          </table:table-cell>
          <table:table-cell office:value-type="string" table:style-name="ce14">
            <text:p>Balochistan</text:p>
          </table:table-cell>
          <table:table-cell office:value-type="string" table:style-name="ce14">
            <text:p><text:span text:style-name="T2">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ce6"/>
          <table:table-cell table:style-name="ce7"/>
          <table:table-cell office:value-type="string" table:style-name="ce14">
            <text:p>PK</text:p>
          </table:table-cell>
          <table:table-cell table:style-name="ce14"/>
          <table:table-cell office:value-type="float" office:value="30.156953999999999" table:style-name="ce14">
            <text:p>30.156954</text:p>
          </table:table-cell>
          <table:table-cell office:value-type="float" office:value="67.628693999999996" table:style-name="ce14">
            <text:p>67.628694</text:p>
          </table:table-cell>
          <table:table-cell office:value-type="float" office:value="5800" table:style-name="ce14">
            <text:p>5800</text:p>
          </table:table-cell>
          <table:table-cell office:value-type="float" office:value="0" table:style-name="ce14">
            <text:p>0</text:p>
          </table:table-cell>
          <table:table-cell office:value-type="float" office:value="0" table:style-name="ce14">
            <text:p>0</text:p>
          </table:table-cell>
          <table:table-cell office:value-type="float" office:value="225" table:style-name="ce14">
            <text:p>225</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a64e79e5-d1b4-3471-bce5-96f822d440ac</text:p>
          </table:table-cell>
          <table:table-cell office:value-type="string" table:style-name="ce14">
            <text:p>Ishigaki Island</text:p>
          </table:table-cell>
          <table:table-cell office:value-type="string" table:style-name="ce14">
            <text:p>This beautiful Japanese Island is located around 411km south-west of Okinawa Honto. Much of the Island is protected as part of the Iriomote-Ishigaki National Park. Ishigaki Island is surrounded by fringing coral reefs of several hundred meters to 1 km in width.</text:p>
          </table:table-cell>
          <table:table-cell table:style-name="ce6"/>
          <table:table-cell table:style-name="ce7"/>
          <table:table-cell office:value-type="string" table:style-name="ce14">
            <text:p>JP</text:p>
          </table:table-cell>
          <table:table-cell table:style-name="ce14"/>
          <table:table-cell office:value-type="float" office:value="24.635299" table:style-name="ce14">
            <text:p>24.635299</text:p>
          </table:table-cell>
          <table:table-cell office:value-type="float" office:value="124.33668" table:style-name="ce14">
            <text:p>124.33668</text:p>
          </table:table-cell>
          <table:table-cell office:value-type="float" office:value="4900" table:style-name="ce14">
            <text:p>4900</text:p>
          </table:table-cell>
          <table:table-cell office:value-type="float" office:value="0" table:style-name="ce14">
            <text:p>0</text:p>
          </table:table-cell>
          <table:table-cell office:value-type="float" office:value="0" table:style-name="ce14">
            <text:p>0</text:p>
          </table:table-cell>
          <table:table-cell office:value-type="float" office:value="196" table:style-name="ce14">
            <text:p>196</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1b6b26a8-73ef-4e78-f407-acdaa6104bf2</text:p>
          </table:table-cell>
          <table:table-cell office:value-type="string" table:style-name="ce14">
            <text:p>Etosha Pan</text:p>
          </table:table-cell>
          <table:table-cell office:value-type="string" table:style-name="ce14">
            <text:p><text:span text:style-name="T2">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ce6"/>
          <table:table-cell table:style-name="ce7"/>
          <table:table-cell office:value-type="string" table:style-name="ce14">
            <text:p>NA</text:p>
          </table:table-cell>
          <table:table-cell table:style-name="ce14"/>
          <table:table-cell office:value-type="float" office:value="-18.803767000000001" table:style-name="ce14">
            <text:p>-18.803767</text:p>
          </table:table-cell>
          <table:table-cell office:value-type="float" office:value="16.352453000000001" table:style-name="ce14">
            <text:p>16.352453</text:p>
          </table:table-cell>
          <table:table-cell office:value-type="float" office:value="8270" table:style-name="ce14">
            <text:p>8270</text:p>
          </table:table-cell>
          <table:table-cell office:value-type="float" office:value="0" table:style-name="ce14">
            <text:p>0</text:p>
          </table:table-cell>
          <table:table-cell office:value-type="float" office:value="0" table:style-name="ce14">
            <text:p>0</text:p>
          </table:table-cell>
          <table:table-cell office:value-type="float" office:value="308" table:style-name="ce14">
            <text:p>308</text:p>
          </table:table-cell>
          <table:table-cell office:value-type="float" office:value="180" table:style-name="ce8">
            <text:p>18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2a96bab5-3664-7539-b7d4-ccb076d76999</text:p>
          </table:table-cell>
          <table:table-cell office:value-type="string" table:style-name="ce14">
            <text:p>Rann of Kutch</text:p>
          </table:table-cell>
          <table:table-cell office:value-type="string" table:style-name="ce14">
            <text:p><text:span text:style-name="T2">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ce6"/>
          <table:table-cell table:style-name="ce7"/>
          <table:table-cell office:value-type="string" table:style-name="ce14">
            <text:p>IN</text:p>
          </table:table-cell>
          <table:table-cell table:style-name="ce14"/>
          <table:table-cell office:value-type="float" office:value="23.872821999999999" table:style-name="ce14">
            <text:p>23.872822</text:p>
          </table:table-cell>
          <table:table-cell office:value-type="float" office:value="70.443455999999998" table:style-name="ce14">
            <text:p>70.443456</text:p>
          </table:table-cell>
          <table:table-cell office:value-type="float" office:value="3265" table:style-name="ce14">
            <text:p>3265</text:p>
          </table:table-cell>
          <table:table-cell office:value-type="float" office:value="0" table:style-name="ce14">
            <text:p>0</text:p>
          </table:table-cell>
          <table:table-cell office:value-type="float" office:value="0" table:style-name="ce14">
            <text:p>0</text:p>
          </table:table-cell>
          <table:table-cell office:value-type="float" office:value="195" table:style-name="ce14">
            <text:p>195</text:p>
          </table:table-cell>
          <table:table-cell office:value-type="float" office:value="150" table:style-name="ce8">
            <text:p>15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61fbc43c-3d40-44f6-90a7-98b104e085e0</text:p>
          </table:table-cell>
          <table:table-cell office:value-type="string" table:style-name="ce14">
            <text:p>Icy Bay, Alaska</text:p>
          </table:table-cell>
          <table:table-cell office:value-type="string" table:style-name="ce14">
            <text:p><text:span text:style-name="T2">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text:p>
          </table:table-cell>
          <table:table-cell table:style-name="ce6"/>
          <table:table-cell table:style-name="ce7"/>
          <table:table-cell office:value-type="string" table:style-name="ce14">
            <text:p>US</text:p>
          </table:table-cell>
          <table:table-cell table:style-name="ce14"/>
          <table:table-cell office:value-type="float" office:value="60.023181000000001" table:style-name="ce14">
            <text:p>60.023181</text:p>
          </table:table-cell>
          <table:table-cell office:value-type="float" office:value="-141.339045" table:style-name="ce14">
            <text:p>-141.339045</text:p>
          </table:table-cell>
          <table:table-cell office:value-type="float" office:value="2800" table:style-name="ce14">
            <text:p>2800</text:p>
          </table:table-cell>
          <table:table-cell office:value-type="float" office:value="0" table:style-name="ce14">
            <text:p>0</text:p>
          </table:table-cell>
          <table:table-cell office:value-type="float" office:value="0" table:style-name="ce14">
            <text:p>0</text:p>
          </table:table-cell>
          <table:table-cell office:value-type="float" office:value="335" table:style-name="ce14">
            <text:p>335</text:p>
          </table:table-cell>
          <table:table-cell office:value-type="float" office:value="130" table:style-name="ce8">
            <text:p>130</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e6c5a501-b962-0b64-d396-842711761a9d</text:p>
          </table:table-cell>
          <table:table-cell office:value-type="string" table:style-name="ce14">
            <text:p>Lake Coipasa</text:p>
          </table:table-cell>
          <table:table-cell office:value-type="string" table:style-name="ce14">
            <text:p><text:span text:style-name="T2">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ce6"/>
          <table:table-cell table:style-name="ce7"/>
          <table:table-cell office:value-type="string" table:style-name="ce14">
            <text:p>BO</text:p>
          </table:table-cell>
          <table:table-cell table:style-name="ce14"/>
          <table:table-cell office:value-type="float" office:value="-19.113797000000002" table:style-name="ce14">
            <text:p>-19.113797</text:p>
          </table:table-cell>
          <table:table-cell office:value-type="float" office:value="-68.275149999999996" table:style-name="ce14">
            <text:p>-68.27515</text:p>
          </table:table-cell>
          <table:table-cell office:value-type="float" office:value="18000" table:style-name="ce14">
            <text:p>18000</text:p>
          </table:table-cell>
          <table:table-cell office:value-type="float" office:value="0" table:style-name="ce14">
            <text:p>0</text:p>
          </table:table-cell>
          <table:table-cell office:value-type="float" office:value="0" table:style-name="ce14">
            <text:p>0</text:p>
          </table:table-cell>
          <table:table-cell office:value-type="float" office:value="137" table:style-name="ce14">
            <text:p>137</text:p>
          </table:table-cell>
          <table:table-cell office:value-type="float" office:value="155" table:style-name="ce8">
            <text:p>155</text:p>
          </table:table-cell>
          <table:table-cell office:value-type="string" table:style-name="ce14">
            <text:p>false</text:p>
          </table:table-cell>
          <table:table-cell office:value-type="string" table:style-name="ce14">
            <text:p>KEEP</text:p>
          </table:table-cell>
          <table:table-cell table:number-columns-repeated="16368"/>
        </table:table-row>
        <table:table-row table:style-name="ro1">
          <table:table-cell office:value-type="string" table:style-name="ce1">
            <text:p>7119541b-63da-f385-dbf3-5933d610abe7</text:p>
          </table:table-cell>
          <table:table-cell office:value-type="string" table:style-name="ce14">
            <text:p>Anjihai Grand Canyon</text:p>
          </table:table-cell>
          <table:table-cell office:value-type="string" table:style-name="ce14">
            <text:p>The Anjihai Grand Canyon, also known as the Hongshan (Red Mountain) Grand Canyon, is found at the northern foot of the Tianshan Mountains in northwest China's Xinjiang Uygur Autonomous Region.</text:p>
          </table:table-cell>
          <table:table-cell table:style-name="ce6"/>
          <table:table-cell table:style-name="ce7"/>
          <table:table-cell office:value-type="string" table:style-name="ce14">
            <text:p>CN</text:p>
          </table:table-cell>
          <table:table-cell table:style-name="ce14"/>
          <table:table-cell office:value-type="float" office:value="44.002611999999999" table:style-name="ce14">
            <text:p>44.002612</text:p>
          </table:table-cell>
          <table:table-cell office:value-type="float" office:value="84.959755000000001" table:style-name="ce14">
            <text:p>84.959755</text:p>
          </table:table-cell>
          <table:table-cell office:value-type="float" office:value="6875" table:style-name="ce14">
            <text:p>6875</text:p>
          </table:table-cell>
          <table:table-cell office:value-type="float" office:value="0" table:style-name="ce14">
            <text:p>0</text:p>
          </table:table-cell>
          <table:table-cell office:value-type="float" office:value="0" table:style-name="ce14">
            <text:p>0</text:p>
          </table:table-cell>
          <table:table-cell office:value-type="float" office:value="200" table:style-name="ce14">
            <text:p>200</text:p>
          </table:table-cell>
          <table:table-cell office:value-type="float" office:value="120" table:style-name="ce8">
            <text:p>12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4dc0ab85-0259-7027-b8b2-34eee51a4ec3</text:p>
          </table:table-cell>
          <table:table-cell office:value-type="string" table:style-name="ce14">
            <text:p>Lençóis Maranhense</text:p>
          </table:table-cell>
          <table:table-cell office:value-type="string" table:style-name="ce14">
            <text:p>A national park located in northeastern Brazil. The coastline is composed of Rolling sand dunes, who’s valleys fill during the rainy season and becomes fresh water lagoons.</text:p>
          </table:table-cell>
          <table:table-cell table:style-name="ce6"/>
          <table:table-cell table:style-name="ce7"/>
          <table:table-cell office:value-type="string" table:style-name="ce14">
            <text:p>BR</text:p>
          </table:table-cell>
          <table:table-cell table:style-name="ce14"/>
          <table:table-cell office:value-type="float" office:value="-2.631459" table:style-name="ce14">
            <text:p>-2.631459</text:p>
          </table:table-cell>
          <table:table-cell office:value-type="float" office:value="-42.876553999999999" table:style-name="ce14">
            <text:p>-42.876554</text:p>
          </table:table-cell>
          <table:table-cell office:value-type="float" office:value="3150" table:style-name="ce14">
            <text:p>3150</text:p>
          </table:table-cell>
          <table:table-cell office:value-type="float" office:value="0" table:style-name="ce14">
            <text:p>0</text:p>
          </table:table-cell>
          <table:table-cell office:value-type="float" office:value="0" table:style-name="ce14">
            <text:p>0</text:p>
          </table:table-cell>
          <table:table-cell office:value-type="float" office:value="295" table:style-name="ce14">
            <text:p>295</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dd5df6bb-e7b2-14df-d4f0-e938b2fbddae</text:p>
          </table:table-cell>
          <table:table-cell office:value-type="string" table:style-name="ce14">
            <text:p>Palmanova</text:p>
          </table:table-cell>
          <table:table-cell office:value-type="string" table:style-name="ce14">
            <text:p><text:span text:style-name="T2">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ce6"/>
          <table:table-cell table:style-name="ce7"/>
          <table:table-cell office:value-type="string" table:style-name="ce14">
            <text:p>IT</text:p>
          </table:table-cell>
          <table:table-cell table:style-name="ce14"/>
          <table:table-cell office:value-type="float" office:value="45.892648000000001" table:style-name="ce14">
            <text:p>45.892648</text:p>
          </table:table-cell>
          <table:table-cell office:value-type="float" office:value="13.309915999999999" table:style-name="ce14">
            <text:p>13.309916</text:p>
          </table:table-cell>
          <table:table-cell office:value-type="float" office:value="710" table:style-name="ce14">
            <text:p>71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ddb64567-43f6-e568-e7a3-cd6cc97033f1</text:p>
          </table:table-cell>
          <table:table-cell office:value-type="string" table:style-name="ce14">
            <text:p>Logar Valley</text:p>
          </table:table-cell>
          <table:table-cell office:value-type="string" table:style-name="ce14">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text:p>
          </table:table-cell>
          <table:table-cell table:style-name="ce6"/>
          <table:table-cell table:style-name="ce7"/>
          <table:table-cell office:value-type="string" table:style-name="ce14">
            <text:p>SI</text:p>
          </table:table-cell>
          <table:table-cell table:style-name="ce14"/>
          <table:table-cell office:value-type="float" office:value="46.435932000000001" table:style-name="ce14">
            <text:p>46.435932</text:p>
          </table:table-cell>
          <table:table-cell office:value-type="float" office:value="14.658032" table:style-name="ce14">
            <text:p>14.658032</text:p>
          </table:table-cell>
          <table:table-cell office:value-type="float" office:value="4900" table:style-name="ce14">
            <text:p>4900</text:p>
          </table:table-cell>
          <table:table-cell office:value-type="float" office:value="0" table:style-name="ce14">
            <text:p>0</text:p>
          </table:table-cell>
          <table:table-cell office:value-type="float" office:value="0" table:style-name="ce14">
            <text:p>0</text:p>
          </table:table-cell>
          <table:table-cell office:value-type="float" office:value="207" table:style-name="ce14">
            <text:p>207</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e0ba8512-27b3-5954-5ac3-4ed71ec43b73</text:p>
          </table:table-cell>
          <table:table-cell office:value-type="string" table:style-name="ce14">
            <text:p>Laguna Cascada</text:p>
          </table:table-cell>
          <table:table-cell office:value-type="string" table:style-name="ce14">
            <text:p>Beautiful mountainous area in Chile with lakes and glaciers.</text:p>
          </table:table-cell>
          <table:table-cell table:style-name="ce6"/>
          <table:table-cell table:style-name="ce7"/>
          <table:table-cell office:value-type="string" table:style-name="ce14">
            <text:p>CL</text:p>
          </table:table-cell>
          <table:table-cell table:style-name="ce14"/>
          <table:table-cell office:value-type="float" office:value="-48.584705999999997" table:style-name="ce14">
            <text:p>-48.584706</text:p>
          </table:table-cell>
          <table:table-cell office:value-type="float" office:value="-73.035540999999995" table:style-name="ce14">
            <text:p>-73.035541</text:p>
          </table:table-cell>
          <table:table-cell office:value-type="float" office:value="3100" table:style-name="ce14">
            <text:p>3100</text:p>
          </table:table-cell>
          <table:table-cell office:value-type="float" office:value="0" table:style-name="ce14">
            <text:p>0</text:p>
          </table:table-cell>
          <table:table-cell office:value-type="float" office:value="0" table:style-name="ce14">
            <text:p>0</text:p>
          </table:table-cell>
          <table:table-cell office:value-type="float" office:value="309" table:style-name="ce14">
            <text:p>309</text:p>
          </table:table-cell>
          <table:table-cell office:value-type="float" office:value="90" table:style-name="ce8">
            <text:p>9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4">
            <text:p>a762b21c-7d94-970c-633e-a984cceeca18</text:p>
          </table:table-cell>
          <table:table-cell office:value-type="string" table:style-name="ce10">
            <text:p>Los Roques Archipelago</text:p>
          </table:table-cell>
          <table:table-cell office:value-type="string" table:style-name="ce14">
            <text:p>The archipelago of Los Roques is a shallow lagoon protected by two coral reefs. Numerous reefs, sandbanks and cays with a handful of larger islands provide spectacular seascapes.</text:p>
          </table:table-cell>
          <table:table-cell table:style-name="ce6"/>
          <table:table-cell table:style-name="ce7"/>
          <table:table-cell office:value-type="string" table:style-name="ce14">
            <text:p>VE</text:p>
          </table:table-cell>
          <table:table-cell table:style-name="ce14"/>
          <table:table-cell office:value-type="float" office:value="11.840260000000001" table:style-name="ce14">
            <text:p>11.84026</text:p>
          </table:table-cell>
          <table:table-cell office:value-type="float" office:value="-66.663816999999995" table:style-name="ce14">
            <text:p>-66.663817</text:p>
          </table:table-cell>
          <table:table-cell office:value-type="float" office:value="3000" table:style-name="ce14">
            <text:p>3000</text:p>
          </table:table-cell>
          <table:table-cell office:value-type="float" office:value="0" table:style-name="ce14">
            <text:p>0</text:p>
          </table:table-cell>
          <table:table-cell office:value-type="float" office:value="0" table:style-name="ce14">
            <text:p>0</text:p>
          </table:table-cell>
          <table:table-cell office:value-type="float" office:value="305" table:style-name="ce14">
            <text:p>305</text:p>
          </table:table-cell>
          <table:table-cell office:value-type="float" office:value="130" table:style-name="ce8">
            <text:p>13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4">
            <text:p>eef16663-961a-0ca0-c19a-e44fd136ee47</text:p>
          </table:table-cell>
          <table:table-cell office:value-type="string" table:style-name="ce14">
            <text:p>Ninety Mile Beach</text:p>
          </table:table-cell>
          <table:table-cell office:value-type="string" table:style-name="ce14">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table:style-name="ce6"/>
          <table:table-cell table:style-name="ce7"/>
          <table:table-cell office:value-type="string" table:style-name="ce1">
            <text:p>NZ</text:p>
          </table:table-cell>
          <table:table-cell table:style-name="ce1"/>
          <table:table-cell office:value-type="float" office:value="-34.691997000000001" table:style-name="ce14">
            <text:p>-34.691997</text:p>
          </table:table-cell>
          <table:table-cell office:value-type="float" office:value="172.90331699999999" table:style-name="ce14">
            <text:p>172.903317</text:p>
          </table:table-cell>
          <table:table-cell office:value-type="float" office:value="1740" table:style-name="ce14">
            <text:p>1740</text:p>
          </table:table-cell>
          <table:table-cell office:value-type="float" office:value="0" table:style-name="ce14">
            <text:p>0</text:p>
          </table:table-cell>
          <table:table-cell office:value-type="float" office:value="0" table:style-name="ce14">
            <text:p>0</text:p>
          </table:table-cell>
          <table:table-cell office:value-type="float" office:value="145" table:style-name="ce14">
            <text:p>145</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5cb74966-11fe-fa42-d544-08f5b92e745b</text:p>
          </table:table-cell>
          <table:table-cell office:value-type="string" table:style-name="ce14">
            <text:p>Edoras</text:p>
          </table:table-cell>
          <table:table-cell office:value-type="string" table:style-name="ce14">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table:style-name="ce6"/>
          <table:table-cell table:style-name="ce7"/>
          <table:table-cell office:value-type="string" table:style-name="ce1">
            <text:p>NZ</text:p>
          </table:table-cell>
          <table:table-cell table:style-name="ce1"/>
          <table:table-cell office:value-type="float" office:value="-43.546863999999999" table:style-name="ce14">
            <text:p>-43.546864</text:p>
          </table:table-cell>
          <table:table-cell office:value-type="float" office:value="170.89702800000001" table:style-name="ce14">
            <text:p>170.897028</text:p>
          </table:table-cell>
          <table:table-cell office:value-type="float" office:value="2050" table:style-name="ce14">
            <text:p>2050</text:p>
          </table:table-cell>
          <table:table-cell office:value-type="float" office:value="0" table:style-name="ce14">
            <text:p>0</text:p>
          </table:table-cell>
          <table:table-cell office:value-type="float" office:value="0" table:style-name="ce14">
            <text:p>0</text:p>
          </table:table-cell>
          <table:table-cell office:value-type="float" office:value="250" table:style-name="ce14">
            <text:p>250</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4">
            <text:p>eece0013-029e-471f-f03d-56cde19fd5d2</text:p>
          </table:table-cell>
          <table:table-cell office:value-type="string" table:style-name="ce14">
            <text:p>Waiau River</text:p>
          </table:table-cell>
          <table:table-cell office:value-type="string" table:style-name="ce14">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table:style-name="ce6"/>
          <table:table-cell table:style-name="ce7"/>
          <table:table-cell office:value-type="string" table:style-name="ce1">
            <text:p>NZ</text:p>
          </table:table-cell>
          <table:table-cell table:style-name="ce1"/>
          <table:table-cell office:value-type="float" office:value="-45.508082999999999" table:style-name="ce14">
            <text:p>-45.508083</text:p>
          </table:table-cell>
          <table:table-cell office:value-type="float" office:value="167.64581699999999" table:style-name="ce14">
            <text:p>167.645817</text:p>
          </table:table-cell>
          <table:table-cell office:value-type="float" office:value="1290" table:style-name="ce14">
            <text:p>1290</text:p>
          </table:table-cell>
          <table:table-cell office:value-type="float" office:value="0" table:style-name="ce14">
            <text:p>0</text:p>
          </table:table-cell>
          <table:table-cell office:value-type="float" office:value="0" table:style-name="ce14">
            <text:p>0</text:p>
          </table:table-cell>
          <table:table-cell office:value-type="float" office:value="36" table:style-name="ce14">
            <text:p>36</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4">
            <text:p>a2d14fd0-6ab1-7c34-9cc1-6d16c9e55687</text:p>
          </table:table-cell>
          <table:table-cell office:value-type="string" table:style-name="ce14">
            <text:p>Mount Owen</text:p>
          </table:table-cell>
          <table:table-cell office:value-type="string" table:style-name="ce14">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table:style-name="ce6"/>
          <table:table-cell table:style-name="ce7"/>
          <table:table-cell office:value-type="string" table:style-name="ce1">
            <text:p>NZ</text:p>
          </table:table-cell>
          <table:table-cell table:style-name="ce1"/>
          <table:table-cell office:value-type="float" office:value="-41.573703999999999" table:style-name="ce14">
            <text:p>-41.573704</text:p>
          </table:table-cell>
          <table:table-cell office:value-type="float" office:value="172.52078" table:style-name="ce14">
            <text:p>172.52078</text:p>
          </table:table-cell>
          <table:table-cell office:value-type="float" office:value="7200" table:style-name="ce14">
            <text:p>7200</text:p>
          </table:table-cell>
          <table:table-cell office:value-type="float" office:value="0" table:style-name="ce14">
            <text:p>0</text:p>
          </table:table-cell>
          <table:table-cell office:value-type="float" office:value="0" table:style-name="ce14">
            <text:p>0</text:p>
          </table:table-cell>
          <table:table-cell office:value-type="float" office:value="32" table:style-name="ce14">
            <text:p>32</text:p>
          </table:table-cell>
          <table:table-cell office:value-type="float" office:value="110" table:style-name="ce8">
            <text:p>110</text:p>
          </table:table-cell>
          <table:table-cell office:value-type="string" table:style-name="ce14">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
            <text:p>8c07a6ce-04a1-2373-17a5-5381acfc9581</text:p>
          </table:table-cell>
          <table:table-cell office:value-type="string" table:style-name="ce14">
            <text:p>Wellington Approach</text:p>
          </table:table-cell>
          <table:table-cell office:value-type="string" table:style-name="ce14">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text:p>
          </table:table-cell>
          <table:table-cell table:style-name="ce6"/>
          <table:table-cell table:style-name="ce7"/>
          <table:table-cell office:value-type="string" table:style-name="ce14">
            <text:p>NZ</text:p>
          </table:table-cell>
          <table:table-cell office:value-type="string" table:style-name="ce14">
            <text:p>NZWN</text:p>
          </table:table-cell>
          <table:table-cell office:value-type="float" office:value="-41.141337" table:style-name="ce14">
            <text:p>-41.141337</text:p>
          </table:table-cell>
          <table:table-cell office:value-type="float" office:value="174.81946600000001" table:style-name="ce14">
            <text:p>174.819466</text:p>
          </table:table-cell>
          <table:table-cell office:value-type="float" office:value="2750" table:style-name="ce14">
            <text:p>2750</text:p>
          </table:table-cell>
          <table:table-cell office:value-type="float" office:value="0" table:style-name="ce14">
            <text:p>0</text:p>
          </table:table-cell>
          <table:table-cell office:value-type="float" office:value="0" table:style-name="ce14">
            <text:p>0</text:p>
          </table:table-cell>
          <table:table-cell office:value-type="float" office:value="183" table:style-name="ce14">
            <text:p>183</text:p>
          </table:table-cell>
          <table:table-cell office:value-type="float" office:value="180" table:style-name="ce8">
            <text:p>180</text:p>
          </table:table-cell>
          <table:table-cell office:value-type="string" table:style-name="ce14">
            <text:p>false</text:p>
          </table:table-cell>
          <table:table-cell office:value-type="string" table:style-name="ce14">
            <text:p>KEEP</text:p>
          </table:table-cell>
          <table:table-cell table:style-name="ce14"/>
          <table:table-cell table:number-columns-repeated="16367"/>
        </table:table-row>
        <table:table-row table:style-name="ro1">
          <table:table-cell office:value-type="string" table:style-name="ce10">
            <text:p>c46c25b7-9c6f-c08e-7dc2-f56537c71a2f</text:p>
          </table:table-cell>
          <table:table-cell office:value-type="string" table:style-name="ce1">
            <text:p>Ghardaia</text:p>
          </table:table-cell>
          <table:table-cell office:value-type="string" table:style-name="ce1">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table:style-name="ce6"/>
          <table:table-cell table:style-name="ce7"/>
          <table:table-cell office:value-type="string" table:style-name="ce1">
            <text:p>DZ</text:p>
          </table:table-cell>
          <table:table-cell table:style-name="ce1"/>
          <table:table-cell office:value-type="float" office:value="32.495672999999996" table:style-name="ce1">
            <text:p>32.495673</text:p>
          </table:table-cell>
          <table:table-cell office:value-type="float" office:value="3.6172369999999998" table:style-name="ce1">
            <text:p>3.61723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94" table:style-name="ce8">
            <text:p>9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0">
            <text:p>9058d1f4-f424-b850-4124-23064daa19b6</text:p>
          </table:table-cell>
          <table:table-cell office:value-type="string" table:style-name="ce14">
            <text:p>Band-e Amir National Park</text:p>
          </table:table-cell>
          <table:table-cell office:value-type="string" table:style-name="ce1">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table:style-name="ce6"/>
          <table:table-cell table:style-name="ce7"/>
          <table:table-cell office:value-type="string" table:style-name="ce1">
            <text:p>AF</text:p>
          </table:table-cell>
          <table:table-cell table:style-name="ce1"/>
          <table:table-cell office:value-type="float" office:value="34.831977999999999" table:style-name="ce1">
            <text:p>34.831978</text:p>
          </table:table-cell>
          <table:table-cell office:value-type="float" office:value="67.177278000000001" table:style-name="ce1">
            <text:p>67.177278</text:p>
          </table:table-cell>
          <table:table-cell office:value-type="float" office:value="16000" table:style-name="ce1">
            <text:p>16000</text:p>
          </table:table-cell>
          <table:table-cell office:value-type="float" office:value="0" table:style-name="ce1">
            <text:p>0</text:p>
          </table:table-cell>
          <table:table-cell office:value-type="float" office:value="0" table:style-name="ce1">
            <text:p>0</text:p>
          </table:table-cell>
          <table:table-cell office:value-type="float" office:value="78" table:style-name="ce8">
            <text:p>7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0">
            <text:p>a8651c22-52ab-148c-3b5a-d122d5a167b1</text:p>
          </table:table-cell>
          <table:table-cell office:value-type="string" table:style-name="ce1">
            <text:p>Valbona Valley National Park</text:p>
          </table:table-cell>
          <table:table-cell office:value-type="string" table:style-name="ce1">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table:style-name="ce6"/>
          <table:table-cell table:style-name="ce7"/>
          <table:table-cell office:value-type="string" table:style-name="ce1">
            <text:p>AL</text:p>
          </table:table-cell>
          <table:table-cell table:style-name="ce1"/>
          <table:table-cell office:value-type="float" office:value="42.431310000000003" table:style-name="ce1">
            <text:p>42.43131</text:p>
          </table:table-cell>
          <table:table-cell office:value-type="float" office:value="19.923503" table:style-name="ce1">
            <text:p>19.923503</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255" table:style-name="ce8">
            <text:p>2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0">
            <text:p>141b5f7b-0e06-f413-4536-dc9255e52a6f</text:p>
          </table:table-cell>
          <table:table-cell office:value-type="string" table:style-name="ce1">
            <text:p>National Park American Samoa</text:p>
          </table:table-cell>
          <table:table-cell office:value-type="string" table:style-name="ce1">
            <text:p>American Samoa, a hidden treasure in the South Pacific. This unspoiled paradise boasts rugged mountains, serene beaches, and a rich Polynesian culture. It’s a place where traditional ways blend seamlessly with breathtaking nature.</text:p>
          </table:table-cell>
          <table:table-cell table:style-name="ce6"/>
          <table:table-cell table:style-name="ce7"/>
          <table:table-cell office:value-type="string" table:style-name="ce1">
            <text:p>AS</text:p>
          </table:table-cell>
          <table:table-cell table:style-name="ce1"/>
          <table:table-cell office:value-type="float" office:value="-14.224261" table:style-name="ce1">
            <text:p>-14.224261</text:p>
          </table:table-cell>
          <table:table-cell office:value-type="float" office:value="-170.66629499999999" table:style-name="ce1">
            <text:p>-170.66629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05" table:style-name="ce8">
            <text:p>20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0">
            <text:p>e39e599d-4022-2785-a9e6-c6e868b56584</text:p>
          </table:table-cell>
          <table:table-cell office:value-type="string" table:style-name="ce1">
            <text:p>Madriu-Perafita-Claror Natural Park</text:p>
          </table:table-cell>
          <table:table-cell office:value-type="string" table:style-name="ce1">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table:style-name="ce6"/>
          <table:table-cell table:style-name="ce7"/>
          <table:table-cell office:value-type="string" table:style-name="ce1">
            <text:p>AD</text:p>
          </table:table-cell>
          <table:table-cell table:style-name="ce1"/>
          <table:table-cell office:value-type="float" office:value="42.497259" table:style-name="ce1">
            <text:p>42.497259</text:p>
          </table:table-cell>
          <table:table-cell office:value-type="float" office:value="1.578506" table:style-name="ce1">
            <text:p>1.578506</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21" table:style-name="ce8">
            <text:p>1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style-name="ce1"/>
        </table:table-row>
        <table:table-row table:style-name="ro1">
          <table:table-cell office:value-type="string" table:style-name="ce10">
            <text:p>f39a20e5-59b6-d8ae-de62-34704cb902ba</text:p>
          </table:table-cell>
          <table:table-cell office:value-type="string" table:style-name="ce1">
            <text:p>Luanda</text:p>
          </table:table-cell>
          <table:table-cell office:value-type="string" table:style-name="ce1">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table:style-name="ce6"/>
          <table:table-cell table:style-name="ce7"/>
          <table:table-cell office:value-type="string" table:style-name="ce1">
            <text:p>AO</text:p>
          </table:table-cell>
          <table:table-cell table:style-name="ce1"/>
          <table:table-cell office:value-type="float" office:value="-8.7851370000000006" table:style-name="ce1">
            <text:p>-8.785137</text:p>
          </table:table-cell>
          <table:table-cell office:value-type="float" office:value="13.245207000000001" table:style-name="ce1">
            <text:p>13.245207</text:p>
          </table:table-cell>
          <table:table-cell office:value-type="float" office:value="2215" table:style-name="ce1">
            <text:p>2215</text:p>
          </table:table-cell>
          <table:table-cell office:value-type="float" office:value="0" table:style-name="ce1">
            <text:p>0</text:p>
          </table:table-cell>
          <table:table-cell office:value-type="float" office:value="0" table:style-name="ce1">
            <text:p>0</text:p>
          </table:table-cell>
          <table:table-cell office:value-type="float" office:value="162" table:style-name="ce8">
            <text:p>16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9480628-b486-a9b4-6e3e-08c536580c90</text:p>
          </table:table-cell>
          <table:table-cell office:value-type="string" table:style-name="ce1">
            <text:p>Antigua und Barbuda</text:p>
          </table:table-cell>
          <table:table-cell office:value-type="string" table:style-name="ce1">
            <text:p>The country consists of two major islands, Antigua and Barbuda, which are approximately 40 km (25 mi) apart, and several smaller islands, including Great Bird, Green, Guiana, Long, Maiden, Prickly Pear, York, and Redonda.</text:p>
          </table:table-cell>
          <table:table-cell table:style-name="ce6"/>
          <table:table-cell table:style-name="ce7"/>
          <table:table-cell office:value-type="string" table:style-name="ce1">
            <text:p>AG</text:p>
          </table:table-cell>
          <table:table-cell table:style-name="ce1"/>
          <table:table-cell office:value-type="float" office:value="17.091139999999999" table:style-name="ce1">
            <text:p>17.09114</text:p>
          </table:table-cell>
          <table:table-cell office:value-type="float" office:value="-61.908031999999999" table:style-name="ce1">
            <text:p>-61.90803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72" table:style-name="ce8">
            <text:p>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b8b410a-9e6c-4fe9-f89e-433291b2bf22</text:p>
          </table:table-cell>
          <table:table-cell office:value-type="string" table:style-name="ce1">
            <text:p>Perito Moreno Glacier</text:p>
          </table:table-cell>
          <table:table-cell office:value-type="string" table:style-name="ce1">
            <text:p>In the heart of Patagonia lies the Perito Moreno Glacier, a sight that defines the most scenic places in Argentina. This colossal ice formation spans over 250 square kilometers, making it one of the world’s most accessible glaciers.</text:p>
          </table:table-cell>
          <table:table-cell table:style-name="ce6"/>
          <table:table-cell table:style-name="ce7"/>
          <table:table-cell office:value-type="string" table:style-name="ce1">
            <text:p>AR</text:p>
          </table:table-cell>
          <table:table-cell table:style-name="ce1"/>
          <table:table-cell office:value-type="float" office:value="-50.455880000000001" table:style-name="ce1">
            <text:p>-50.45588</text:p>
          </table:table-cell>
          <table:table-cell office:value-type="float" office:value="-73.015821000000003" table:style-name="ce1">
            <text:p>-73.015821</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236" table:style-name="ce8">
            <text:p>23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c3d2e7f-f343-40de-f23d-a3f36340c79c</text:p>
          </table:table-cell>
          <table:table-cell office:value-type="string" table:style-name="ce1">
            <text:p>Azat Reservoir</text:p>
          </table:table-cell>
          <table:table-cell office:value-type="string" table:style-name="ce1">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table:style-name="ce6"/>
          <table:table-cell table:style-name="ce7"/>
          <table:table-cell office:value-type="string" table:style-name="ce1">
            <text:p>AM</text:p>
          </table:table-cell>
          <table:table-cell table:style-name="ce1"/>
          <table:table-cell office:value-type="float" office:value="40.059387000000001" table:style-name="ce1">
            <text:p>40.059387</text:p>
          </table:table-cell>
          <table:table-cell office:value-type="float" office:value="44.586145999999999" table:style-name="ce1">
            <text:p>44.586146</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60" table:style-name="ce8">
            <text:p>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3c8a31c-1547-4e8c-526f-05f44e5dd4de</text:p>
          </table:table-cell>
          <table:table-cell office:value-type="string" table:style-name="ce1">
            <text:p>Arikok National Park</text:p>
          </table:table-cell>
          <table:table-cell office:value-type="string" table:style-name="ce1">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table:style-name="ce6"/>
          <table:table-cell table:style-name="ce7"/>
          <table:table-cell office:value-type="string" table:style-name="ce1">
            <text:p>AW</text:p>
          </table:table-cell>
          <table:table-cell table:style-name="ce1"/>
          <table:table-cell office:value-type="float" office:value="12.483079" table:style-name="ce1">
            <text:p>12.483079</text:p>
          </table:table-cell>
          <table:table-cell office:value-type="float" office:value="-69.942724999999996" table:style-name="ce1">
            <text:p>-69.94272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285" table:style-name="ce8">
            <text:p>2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2fce90f-5661-576b-4b22-7d2fe7c36350</text:p>
          </table:table-cell>
          <table:table-cell office:value-type="string" table:style-name="ce1">
            <text:p>Daintree Rainforest</text:p>
          </table:table-cell>
          <table:table-cell office:value-type="string" table:style-name="ce1">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text:p>
          </table:table-cell>
          <table:table-cell table:style-name="ce6"/>
          <table:table-cell table:style-name="ce7"/>
          <table:table-cell office:value-type="string" table:style-name="ce1">
            <text:p>AU</text:p>
          </table:table-cell>
          <table:table-cell table:style-name="ce1"/>
          <table:table-cell office:value-type="float" office:value="-16.177005000000001" table:style-name="ce1">
            <text:p>-16.177005</text:p>
          </table:table-cell>
          <table:table-cell office:value-type="float" office:value="145.45319599999999" table:style-name="ce1">
            <text:p>145.453196</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305" table:style-name="ce8">
            <text:p>30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c526788-eda3-9ee2-25cb-03a8e5013a45</text:p>
          </table:table-cell>
          <table:table-cell office:value-type="string" table:style-name="ce1">
            <text:p>Dachstein Glacier</text:p>
          </table:table-cell>
          <table:table-cell office:value-type="string" table:style-name="ce1">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table:style-name="ce6"/>
          <table:table-cell table:style-name="ce7"/>
          <table:table-cell office:value-type="string" table:style-name="ce1">
            <text:p>AT</text:p>
          </table:table-cell>
          <table:table-cell table:style-name="ce1"/>
          <table:table-cell office:value-type="float" office:value="47.444128999999997" table:style-name="ce1">
            <text:p>47.444129</text:p>
          </table:table-cell>
          <table:table-cell office:value-type="float" office:value="13.617796" table:style-name="ce1">
            <text:p>13.617796</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18dadbb-6dc2-db96-1fd2-c4a8954626c7</text:p>
          </table:table-cell>
          <table:table-cell office:value-type="string" table:style-name="ce1">
            <text:p>Khinalug</text:p>
          </table:table-cell>
          <table:table-cell office:value-type="string" table:style-name="ce1">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table:style-name="ce6"/>
          <table:table-cell table:style-name="ce7"/>
          <table:table-cell office:value-type="string" table:style-name="ce1">
            <text:p>AZ</text:p>
          </table:table-cell>
          <table:table-cell table:style-name="ce1"/>
          <table:table-cell office:value-type="float" office:value="41.175674000000001" table:style-name="ce1">
            <text:p>41.175674</text:p>
          </table:table-cell>
          <table:table-cell office:value-type="float" office:value="48.129136000000003" table:style-name="ce1">
            <text:p>48.129136</text:p>
          </table:table-cell>
          <table:table-cell office:value-type="float" office:value="7300" table:style-name="ce1">
            <text:p>7300</text:p>
          </table:table-cell>
          <table:table-cell office:value-type="float" office:value="0" table:style-name="ce1">
            <text:p>0</text:p>
          </table:table-cell>
          <table:table-cell office:value-type="float" office:value="0" table:style-name="ce1">
            <text:p>0</text:p>
          </table:table-cell>
          <table:table-cell office:value-type="float" office:value="350" table:style-name="ce8">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87ab8a7-9e40-b329-f873-57034acb00f9</text:p>
          </table:table-cell>
          <table:table-cell office:value-type="string" table:style-name="ce1">
            <text:p>Exuma Cays Land and Sea Park</text:p>
          </table:table-cell>
          <table:table-cell office:value-type="string" table:style-name="ce1">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table:style-name="ce6"/>
          <table:table-cell table:style-name="ce7"/>
          <table:table-cell office:value-type="string" table:style-name="ce1">
            <text:p>BS</text:p>
          </table:table-cell>
          <table:table-cell table:style-name="ce1"/>
          <table:table-cell office:value-type="float" office:value="24.405702000000002" table:style-name="ce1">
            <text:p>24.405702</text:p>
          </table:table-cell>
          <table:table-cell office:value-type="float" office:value="-76.63767" table:style-name="ce1">
            <text:p>-76.63767</text:p>
          </table:table-cell>
          <table:table-cell office:value-type="float" office:value="430" table:style-name="ce1">
            <text:p>430</text:p>
          </table:table-cell>
          <table:table-cell office:value-type="float" office:value="0" table:style-name="ce1">
            <text:p>0</text:p>
          </table:table-cell>
          <table:table-cell office:value-type="float" office:value="0" table:style-name="ce1">
            <text:p>0</text:p>
          </table:table-cell>
          <table:table-cell office:value-type="float" office:value="152" table:style-name="ce8">
            <text:p>1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3c3c490-e8f5-7514-ba4b-7e3ffec42470</text:p>
          </table:table-cell>
          <table:table-cell office:value-type="string" table:style-name="ce1">
            <text:p>Manama City</text:p>
          </table:table-cell>
          <table:table-cell office:value-type="string" table:style-name="ce1">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table:style-name="ce6"/>
          <table:table-cell table:style-name="ce7"/>
          <table:table-cell office:value-type="string" table:style-name="ce1">
            <text:p>BH</text:p>
          </table:table-cell>
          <table:table-cell table:style-name="ce1"/>
          <table:table-cell office:value-type="float" office:value="26.257473000000001" table:style-name="ce1">
            <text:p>26.257473</text:p>
          </table:table-cell>
          <table:table-cell office:value-type="float" office:value="50.538896999999999" table:style-name="ce1">
            <text:p>50.538897</text:p>
          </table:table-cell>
          <table:table-cell office:value-type="float" office:value="1650" table:style-name="ce1">
            <text:p>1650</text:p>
          </table:table-cell>
          <table:table-cell office:value-type="float" office:value="0" table:style-name="ce1">
            <text:p>0</text:p>
          </table:table-cell>
          <table:table-cell office:value-type="float" office:value="0" table:style-name="ce1">
            <text:p>0</text:p>
          </table:table-cell>
          <table:table-cell office:value-type="float" office:value="142" table:style-name="ce8">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558aeb0-c54a-ef2e-4dea-f55a519d9fb8</text:p>
          </table:table-cell>
          <table:table-cell office:value-type="string" table:style-name="ce1">
            <text:p>Bandarban</text:p>
          </table:table-cell>
          <table:table-cell office:value-type="string" table:style-name="ce1">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table:style-name="ce6"/>
          <table:table-cell table:style-name="ce7"/>
          <table:table-cell office:value-type="string" table:style-name="ce1">
            <text:p>BD</text:p>
          </table:table-cell>
          <table:table-cell table:style-name="ce1"/>
          <table:table-cell office:value-type="float" office:value="22.203499000000001" table:style-name="ce1">
            <text:p>22.203499</text:p>
          </table:table-cell>
          <table:table-cell office:value-type="float" office:value="92.216768999999999" table:style-name="ce1">
            <text:p>92.216769</text:p>
          </table:table-cell>
          <table:table-cell office:value-type="float" office:value="715" table:style-name="ce1">
            <text:p>715</text:p>
          </table:table-cell>
          <table:table-cell office:value-type="float" office:value="0" table:style-name="ce1">
            <text:p>0</text:p>
          </table:table-cell>
          <table:table-cell office:value-type="float" office:value="0" table:style-name="ce1">
            <text:p>0</text:p>
          </table:table-cell>
          <table:table-cell office:value-type="float" office:value="149" table:style-name="ce8">
            <text:p>14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951343a-1939-d7f9-9764-e9fa528a4250</text:p>
          </table:table-cell>
          <table:table-cell office:value-type="string" table:style-name="ce1">
            <text:p>Animal Flower Cave</text:p>
          </table:table-cell>
          <table:table-cell office:value-type="string" table:style-name="ce1">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table:style-name="ce6"/>
          <table:table-cell table:style-name="ce7"/>
          <table:table-cell office:value-type="string" table:style-name="ce1">
            <text:p>BB</text:p>
          </table:table-cell>
          <table:table-cell table:style-name="ce1"/>
          <table:table-cell office:value-type="float" office:value="13.342245" table:style-name="ce1">
            <text:p>13.342245</text:p>
          </table:table-cell>
          <table:table-cell office:value-type="float" office:value="-59.612800999999997" table:style-name="ce1">
            <text:p>-59.612801</text:p>
          </table:table-cell>
          <table:table-cell office:value-type="float" office:value="1330" table:style-name="ce1">
            <text:p>1330</text:p>
          </table:table-cell>
          <table:table-cell office:value-type="float" office:value="0" table:style-name="ce1">
            <text:p>0</text:p>
          </table:table-cell>
          <table:table-cell office:value-type="float" office:value="0" table:style-name="ce1">
            <text:p>0</text:p>
          </table:table-cell>
          <table:table-cell office:value-type="float" office:value="185" table:style-name="ce8">
            <text:p>1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8541759-ce36-06d4-0454-a445ad732a33</text:p>
          </table:table-cell>
          <table:table-cell office:value-type="string" table:style-name="ce1">
            <text:p>Bruges</text:p>
          </table:table-cell>
          <table:table-cell office:value-type="string" table:style-name="ce1">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table:style-name="ce6"/>
          <table:table-cell table:style-name="ce7"/>
          <table:table-cell office:value-type="string" table:style-name="ce1">
            <text:p>BE</text:p>
          </table:table-cell>
          <table:table-cell table:style-name="ce1"/>
          <table:table-cell office:value-type="float" office:value="51.217576000000001" table:style-name="ce1">
            <text:p>51.217576</text:p>
          </table:table-cell>
          <table:table-cell office:value-type="float" office:value="3.199614" table:style-name="ce1">
            <text:p>3.199614</text:p>
          </table:table-cell>
          <table:table-cell office:value-type="float" office:value="440" table:style-name="ce1">
            <text:p>440</text:p>
          </table:table-cell>
          <table:table-cell office:value-type="float" office:value="0" table:style-name="ce1">
            <text:p>0</text:p>
          </table:table-cell>
          <table:table-cell office:value-type="float" office:value="0" table:style-name="ce1">
            <text:p>0</text:p>
          </table:table-cell>
          <table:table-cell office:value-type="float" office:value="82" table:style-name="ce8">
            <text:p>8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8a7d4eb-4ac1-b17f-643d-3c0fc1ad73e3</text:p>
          </table:table-cell>
          <table:table-cell office:value-type="string" table:style-name="ce1">
            <text:p>The Great Blue Hole, Lighthouse Reef</text:p>
          </table:table-cell>
          <table:table-cell office:value-type="string" table:style-name="ce1">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table:style-name="ce6"/>
          <table:table-cell table:style-name="ce7"/>
          <table:table-cell office:value-type="string" table:style-name="ce1">
            <text:p>BZ</text:p>
          </table:table-cell>
          <table:table-cell table:style-name="ce1"/>
          <table:table-cell office:value-type="float" office:value="17.324010000000001" table:style-name="ce1">
            <text:p>17.32401</text:p>
          </table:table-cell>
          <table:table-cell office:value-type="float" office:value="-87.534401000000003" table:style-name="ce1">
            <text:p>-87.534401</text:p>
          </table:table-cell>
          <table:table-cell office:value-type="float" office:value="670" table:style-name="ce1">
            <text:p>670</text:p>
          </table:table-cell>
          <table:table-cell office:value-type="float" office:value="0" table:style-name="ce1">
            <text:p>0</text:p>
          </table:table-cell>
          <table:table-cell office:value-type="float" office:value="0" table:style-name="ce1">
            <text:p>0</text:p>
          </table:table-cell>
          <table:table-cell office:value-type="float" office:value="183" table:style-name="ce8">
            <text:p>18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0ea621a-6b4f-69d0-5c53-9d6fcf7a6546</text:p>
          </table:table-cell>
          <table:table-cell office:value-type="string" table:style-name="ce1">
            <text:p>Porto Novo</text:p>
          </table:table-cell>
          <table:table-cell office:value-type="string" table:style-name="ce1">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table:style-name="ce6"/>
          <table:table-cell table:style-name="ce7"/>
          <table:table-cell office:value-type="string" table:style-name="ce1">
            <text:p>BJ</text:p>
          </table:table-cell>
          <table:table-cell table:style-name="ce1"/>
          <table:table-cell office:value-type="float" office:value="6.465859" table:style-name="ce1">
            <text:p>6.465859</text:p>
          </table:table-cell>
          <table:table-cell office:value-type="float" office:value="2.588247" table:style-name="ce1">
            <text:p>2.58824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5" table:style-name="ce8">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6bd61ad-43a4-2180-4455-21fc9213540d</text:p>
          </table:table-cell>
          <table:table-cell office:value-type="string" table:style-name="ce1">
            <text:p>Jobson’s Cove</text:p>
          </table:table-cell>
          <table:table-cell office:value-type="string" table:style-name="ce1">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table:style-name="ce6"/>
          <table:table-cell table:style-name="ce7"/>
          <table:table-cell office:value-type="string" table:style-name="ce1">
            <text:p>BM</text:p>
          </table:table-cell>
          <table:table-cell table:style-name="ce1"/>
          <table:table-cell office:value-type="float" office:value="32.252771000000003" table:style-name="ce1">
            <text:p>32.252771</text:p>
          </table:table-cell>
          <table:table-cell office:value-type="float" office:value="-64.812506999999997" table:style-name="ce1">
            <text:p>-64.812507</text:p>
          </table:table-cell>
          <table:table-cell office:value-type="float" office:value="530" table:style-name="ce1">
            <text:p>53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5d67c50-f58b-724a-21b1-aca1428f70aa</text:p>
          </table:table-cell>
          <table:table-cell office:value-type="string" table:style-name="ce1">
            <text:p>Dochula Pass</text:p>
          </table:table-cell>
          <table:table-cell office:value-type="string" table:style-name="ce10">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text:p>
          </table:table-cell>
          <table:table-cell table:style-name="ce12"/>
          <table:table-cell table:style-name="ce13"/>
          <table:table-cell office:value-type="string" table:style-name="ce1">
            <text:p>BT</text:p>
          </table:table-cell>
          <table:table-cell table:style-name="ce1"/>
          <table:table-cell office:value-type="float" office:value="27.494288000000001" table:style-name="ce1">
            <text:p>27.494288</text:p>
          </table:table-cell>
          <table:table-cell office:value-type="float" office:value="89.778662999999995" table:style-name="ce1">
            <text:p>89.778663</text:p>
          </table:table-cell>
          <table:table-cell office:value-type="float" office:value="10800" table:style-name="ce1">
            <text:p>10800</text:p>
          </table:table-cell>
          <table:table-cell office:value-type="float" office:value="0" table:style-name="ce1">
            <text:p>0</text:p>
          </table:table-cell>
          <table:table-cell office:value-type="float" office:value="0" table:style-name="ce1">
            <text:p>0</text:p>
          </table:table-cell>
          <table:table-cell office:value-type="float" office:value="55" table:style-name="ce8">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973ea25-1015-bfb6-6164-df4591722f13</text:p>
          </table:table-cell>
          <table:table-cell office:value-type="string" table:style-name="ce1">
            <text:p>The Cordillera Real</text:p>
          </table:table-cell>
          <table:table-cell office:value-type="string" table:style-name="ce1">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table:style-name="ce6"/>
          <table:table-cell table:style-name="ce7"/>
          <table:table-cell office:value-type="string" table:style-name="ce1">
            <text:p>BO</text:p>
          </table:table-cell>
          <table:table-cell table:style-name="ce1"/>
          <table:table-cell office:value-type="float" office:value="-16.999998999999999" table:style-name="ce1">
            <text:p>-16.999999</text:p>
          </table:table-cell>
          <table:table-cell office:value-type="float" office:value="-67.174812000000003" table:style-name="ce1">
            <text:p>-67.174812</text:p>
          </table:table-cell>
          <table:table-cell office:value-type="float" office:value="15000" table:style-name="ce1">
            <text:p>15000</text:p>
          </table:table-cell>
          <table:table-cell office:value-type="float" office:value="0" table:style-name="ce1">
            <text:p>0</text:p>
          </table:table-cell>
          <table:table-cell office:value-type="float" office:value="0" table:style-name="ce1">
            <text:p>0</text:p>
          </table:table-cell>
          <table:table-cell office:value-type="float" office:value="254" table:style-name="ce8">
            <text:p>25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737b578-ddff-20ea-d537-59f788878e1d</text:p>
          </table:table-cell>
          <table:table-cell office:value-type="string" table:style-name="ce1">
            <text:p>Mehmed Paša Sokolović Bridge</text:p>
          </table:table-cell>
          <table:table-cell office:value-type="string" table:style-name="ce1">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table:style-name="ce6"/>
          <table:table-cell table:style-name="ce7"/>
          <table:table-cell office:value-type="string" table:style-name="ce1">
            <text:p>BA</text:p>
          </table:table-cell>
          <table:table-cell table:style-name="ce1"/>
          <table:table-cell office:value-type="float" office:value="43.780158999999998" table:style-name="ce1">
            <text:p>43.780159</text:p>
          </table:table-cell>
          <table:table-cell office:value-type="float" office:value="19.284877999999999" table:style-name="ce1">
            <text:p>19.284878</text:p>
          </table:table-cell>
          <table:table-cell office:value-type="float" office:value="1140" table:style-name="ce1">
            <text:p>1140</text:p>
          </table:table-cell>
          <table:table-cell office:value-type="float" office:value="0" table:style-name="ce1">
            <text:p>0</text:p>
          </table:table-cell>
          <table:table-cell office:value-type="float" office:value="0" table:style-name="ce1">
            <text:p>0</text:p>
          </table:table-cell>
          <table:table-cell office:value-type="float" office:value="45" table:style-name="ce8">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b7e3ced-9cb3-94ec-9127-d607eaef668f</text:p>
          </table:table-cell>
          <table:table-cell office:value-type="string" table:style-name="ce1">
            <text:p>Nata Bird Sanctuary</text:p>
          </table:table-cell>
          <table:table-cell office:value-type="string" table:style-name="ce1">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table:style-name="ce6"/>
          <table:table-cell table:style-name="ce7"/>
          <table:table-cell office:value-type="string" table:style-name="ce1">
            <text:p>BW</text:p>
          </table:table-cell>
          <table:table-cell table:style-name="ce1"/>
          <table:table-cell office:value-type="float" office:value="-20.816821000000001" table:style-name="ce1">
            <text:p>-20.816821</text:p>
          </table:table-cell>
          <table:table-cell office:value-type="float" office:value="25.488849999999999" table:style-name="ce1">
            <text:p>25.48885</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135" table:style-name="ce8">
            <text:p>13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886d110-0380-0f26-1ca7-d3953bf038bd</text:p>
          </table:table-cell>
          <table:table-cell office:value-type="string" table:style-name="ce1">
            <text:p>Chapada Diamantina National Park</text:p>
          </table:table-cell>
          <table:table-cell office:value-type="string" table:style-name="ce1">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table:style-name="ce6"/>
          <table:table-cell table:style-name="ce7"/>
          <table:table-cell office:value-type="string" table:style-name="ce1">
            <text:p>BR</text:p>
          </table:table-cell>
          <table:table-cell table:style-name="ce1"/>
          <table:table-cell office:value-type="float" office:value="-12.792667" table:style-name="ce1">
            <text:p>-12.792667</text:p>
          </table:table-cell>
          <table:table-cell office:value-type="float" office:value="-41.412331000000002" table:style-name="ce1">
            <text:p>-41.412331</text:p>
          </table:table-cell>
          <table:table-cell office:value-type="float" office:value="3660" table:style-name="ce1">
            <text:p>3660</text:p>
          </table:table-cell>
          <table:table-cell office:value-type="float" office:value="0" table:style-name="ce1">
            <text:p>0</text:p>
          </table:table-cell>
          <table:table-cell office:value-type="float" office:value="0" table:style-name="ce1">
            <text:p>0</text:p>
          </table:table-cell>
          <table:table-cell office:value-type="float" office:value="294" table:style-name="ce8">
            <text:p>29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470a8fb-ed96-a5f3-6ff4-e93dbbaab73a</text:p>
          </table:table-cell>
          <table:table-cell office:value-type="string" table:style-name="ce1">
            <text:p>Road Town</text:p>
          </table:table-cell>
          <table:table-cell office:value-type="string" table:style-name="ce1">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table:style-name="ce6"/>
          <table:table-cell table:style-name="ce7"/>
          <table:table-cell office:value-type="string" table:style-name="ce1">
            <text:p>VG</text:p>
          </table:table-cell>
          <table:table-cell table:style-name="ce1"/>
          <table:table-cell office:value-type="float" office:value="18.411628" table:style-name="ce1">
            <text:p>18.411628</text:p>
          </table:table-cell>
          <table:table-cell office:value-type="float" office:value="-64.612363000000002" table:style-name="ce1">
            <text:p>-64.612363</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f5b47b3-40ee-af01-3bdc-a83e9187e7b4</text:p>
          </table:table-cell>
          <table:table-cell office:value-type="string" table:style-name="ce1">
            <text:p>Pirin National Park</text:p>
          </table:table-cell>
          <table:table-cell office:value-type="string" table:style-name="ce10">
            <text:p>High up in the majestic Pirin Mountains lies a treasure that nature enthusiasts and adventure seekers dream of – Pirin National Park. Spanning a vast expanse, this UNESCO biosphere reserve is one of the most scenic places in Bulgaria, boasting a landscape that’s both rugged and enchanting. Alpine meadows dotted with wildflowers give way to towering peaks, some reaching heights of over 2,900 meters.</text:p>
          </table:table-cell>
          <table:table-cell table:style-name="ce12"/>
          <table:table-cell table:style-name="ce13"/>
          <table:table-cell office:value-type="string" table:style-name="ce1">
            <text:p>BG</text:p>
          </table:table-cell>
          <table:table-cell table:style-name="ce1"/>
          <table:table-cell office:value-type="float" office:value="41.714469000000001" table:style-name="ce1">
            <text:p>41.714469</text:p>
          </table:table-cell>
          <table:table-cell office:value-type="float" office:value="23.414821" table:style-name="ce1">
            <text:p>23.41482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4" table:style-name="ce8">
            <text:p>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5b73e15-a240-e8c7-afbf-934351d44b74</text:p>
          </table:table-cell>
          <table:table-cell office:value-type="string" table:style-name="ce1">
            <text:p>W National Park</text:p>
          </table:table-cell>
          <table:table-cell office:value-type="string" table:style-name="ce1">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table:style-name="ce6"/>
          <table:table-cell table:style-name="ce7"/>
          <table:table-cell office:value-type="string" table:style-name="ce1">
            <text:p>BF</text:p>
          </table:table-cell>
          <table:table-cell table:style-name="ce1"/>
          <table:table-cell office:value-type="float" office:value="11.929474000000001" table:style-name="ce1">
            <text:p>11.929474</text:p>
          </table:table-cell>
          <table:table-cell office:value-type="float" office:value="2.1935479999999998" table:style-name="ce1">
            <text:p>2.193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97" table:style-name="ce8">
            <text:p>29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428e551-d4b3-5a5c-f292-94052cd7927c</text:p>
          </table:table-cell>
          <table:table-cell office:value-type="string" table:style-name="ce1">
            <text:p>Bujumbura</text:p>
          </table:table-cell>
          <table:table-cell office:value-type="string" table:style-name="ce1">
            <text:p>Bujumbura, formerly Usumbura, is the economic capital, largest city and main port of Burundi. It ships most of the country's chief export, coffee, as well as cotton and tin ore.</text:p>
          </table:table-cell>
          <table:table-cell table:style-name="ce6"/>
          <table:table-cell table:style-name="ce7"/>
          <table:table-cell office:value-type="string" table:style-name="ce1">
            <text:p>BI</text:p>
          </table:table-cell>
          <table:table-cell table:style-name="ce1"/>
          <table:table-cell office:value-type="float" office:value="-3.3921920000000001" table:style-name="ce1">
            <text:p>-3.392192</text:p>
          </table:table-cell>
          <table:table-cell office:value-type="float" office:value="29.334343000000001" table:style-name="ce1">
            <text:p>29.33434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55" table:style-name="ce8">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9bb954a-9e26-984c-9fe3-48115e7576d3</text:p>
          </table:table-cell>
          <table:table-cell office:value-type="string" table:style-name="ce1">
            <text:p>Bandar Seri Begawan</text:p>
          </table:table-cell>
          <table:table-cell office:value-type="string" table:style-name="ce1">
            <text:p>Bandar Seri Begawan is the capital of Brunei Darussalam (and its largest city). The city is home to most of Brunei’s major attractions.</text:p>
          </table:table-cell>
          <table:table-cell table:style-name="ce6"/>
          <table:table-cell table:style-name="ce7"/>
          <table:table-cell office:value-type="string" table:style-name="ce1">
            <text:p>BN</text:p>
          </table:table-cell>
          <table:table-cell table:style-name="ce1"/>
          <table:table-cell office:value-type="float" office:value="4.8833330000000004" table:style-name="ce1">
            <text:p>4.883333</text:p>
          </table:table-cell>
          <table:table-cell office:value-type="float" office:value="114.939685" table:style-name="ce1">
            <text:p>114.9396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5" table:style-name="ce8">
            <text:p>32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50704bd-2326-dd47-40da-8eef7342a7f2</text:p>
          </table:table-cell>
          <table:table-cell office:value-type="string" table:style-name="ce1">
            <text:p>Angkor Wat</text:p>
          </table:table-cell>
          <table:table-cell office:value-type="string" table:style-name="ce1">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table:style-name="ce6"/>
          <table:table-cell table:style-name="ce7"/>
          <table:table-cell office:value-type="string" table:style-name="ce1">
            <text:p>KH</text:p>
          </table:table-cell>
          <table:table-cell table:style-name="ce1"/>
          <table:table-cell office:value-type="float" office:value="13.398227" table:style-name="ce1">
            <text:p>13.398227</text:p>
          </table:table-cell>
          <table:table-cell office:value-type="float" office:value="103.86694300000001" table:style-name="ce1">
            <text:p>103.86694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e720029-65a5-9cdb-78d2-bbb30c83cdeb</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table:style-name="ce6"/>
          <table:table-cell table:style-name="ce7"/>
          <table:table-cell office:value-type="string" table:style-name="ce1">
            <text:p>CM</text:p>
          </table:table-cell>
          <table:table-cell table:style-name="ce1"/>
          <table:table-cell office:value-type="float" office:value="4.0391909999999998" table:style-name="ce1">
            <text:p>4.039191</text:p>
          </table:table-cell>
          <table:table-cell office:value-type="float" office:value="9.6689139999999991" table:style-name="ce1">
            <text:p>9.66891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13" table:style-name="ce8">
            <text:p>1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334e7fb-b6c0-bd4e-cd33-4c8e966f85fc</text:p>
          </table:table-cell>
          <table:table-cell office:value-type="string" table:style-name="ce1">
            <text:p>Banff National Park, Alberta</text:p>
          </table:table-cell>
          <table:table-cell office:value-type="string" table:style-name="ce1">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table:style-name="ce6"/>
          <table:table-cell table:style-name="ce7"/>
          <table:table-cell office:value-type="string" table:style-name="ce1">
            <text:p>CA</text:p>
          </table:table-cell>
          <table:table-cell table:style-name="ce1"/>
          <table:table-cell office:value-type="float" office:value="51.478239000000002" table:style-name="ce1">
            <text:p>51.478239</text:p>
          </table:table-cell>
          <table:table-cell office:value-type="float" office:value="-115.935293" table:style-name="ce1">
            <text:p>-115.935293</text:p>
          </table:table-cell>
          <table:table-cell office:value-type="float" office:value="12320" table:style-name="ce1">
            <text:p>12320</text:p>
          </table:table-cell>
          <table:table-cell office:value-type="float" office:value="0" table:style-name="ce1">
            <text:p>0</text:p>
          </table:table-cell>
          <table:table-cell office:value-type="float" office:value="0" table:style-name="ce1">
            <text:p>0</text:p>
          </table:table-cell>
          <table:table-cell office:value-type="float" office:value="185" table:style-name="ce8">
            <text:p>1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488bb1d-0635-6689-470c-b0671919bd89</text:p>
          </table:table-cell>
          <table:table-cell office:value-type="string" table:style-name="ce1">
            <text:p>Fogo</text:p>
          </table:table-cell>
          <table:table-cell office:value-type="string" table:style-name="ce1">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table:style-name="ce6"/>
          <table:table-cell table:style-name="ce7"/>
          <table:table-cell office:value-type="string" table:style-name="ce1">
            <text:p>CV</text:p>
          </table:table-cell>
          <table:table-cell table:style-name="ce1"/>
          <table:table-cell office:value-type="float" office:value="14.889022000000001" table:style-name="ce1">
            <text:p>14.889022</text:p>
          </table:table-cell>
          <table:table-cell office:value-type="float" office:value="-24.287420000000001" table:style-name="ce1">
            <text:p>-24.28742</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320" table:style-name="ce8">
            <text:p>32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84f8a25-bd8d-faf7-fae6-1bb08262e654</text:p>
          </table:table-cell>
          <table:table-cell office:value-type="string" table:style-name="ce1">
            <text:p>Cayman Islands</text:p>
          </table:table-cell>
          <table:table-cell office:value-type="string" table:style-name="ce1">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text:p>
          </table:table-cell>
          <table:table-cell table:style-name="ce6"/>
          <table:table-cell table:style-name="ce7"/>
          <table:table-cell office:value-type="string" table:style-name="ce1">
            <text:p>KY</text:p>
          </table:table-cell>
          <table:table-cell table:style-name="ce1"/>
          <table:table-cell office:value-type="float" office:value="19.287452999999999" table:style-name="ce1">
            <text:p>19.287453</text:p>
          </table:table-cell>
          <table:table-cell office:value-type="float" office:value="-81.229363000000006" table:style-name="ce1">
            <text:p>-81.22936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77" table:style-name="ce8">
            <text:p>27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9ffc56f-f0dd-76a0-e3b4-eae1423f8d64</text:p>
          </table:table-cell>
          <table:table-cell office:value-type="string" table:style-name="ce1">
            <text:p>Andre Felix National Park</text:p>
          </table:table-cell>
          <table:table-cell office:value-type="string" table:style-name="ce1">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table:style-name="ce6"/>
          <table:table-cell table:style-name="ce7"/>
          <table:table-cell office:value-type="string" table:style-name="ce1">
            <text:p>CF</text:p>
          </table:table-cell>
          <table:table-cell table:style-name="ce1"/>
          <table:table-cell office:value-type="float" office:value="9.465503" table:style-name="ce1">
            <text:p>9.465503</text:p>
          </table:table-cell>
          <table:table-cell office:value-type="float" office:value="23.291651000000002" table:style-name="ce1">
            <text:p>23.29165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46" table:style-name="ce8">
            <text:p>14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d61cf44-a9ce-9794-81d9-c7ee32401614</text:p>
          </table:table-cell>
          <table:table-cell office:value-type="string" table:style-name="ce1">
            <text:p>Arco de Aloba</text:p>
          </table:table-cell>
          <table:table-cell office:value-type="string" table:style-name="ce1">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table:style-name="ce6"/>
          <table:table-cell table:style-name="ce7"/>
          <table:table-cell office:value-type="string" table:style-name="ce1">
            <text:p>TD</text:p>
          </table:table-cell>
          <table:table-cell table:style-name="ce1"/>
          <table:table-cell office:value-type="float" office:value="16.738696000000001" table:style-name="ce1">
            <text:p>16.738696</text:p>
          </table:table-cell>
          <table:table-cell office:value-type="float" office:value="22.246198" table:style-name="ce1">
            <text:p>22.246198</text:p>
          </table:table-cell>
          <table:table-cell office:value-type="float" office:value="3700" table:style-name="ce1">
            <text:p>3700</text:p>
          </table:table-cell>
          <table:table-cell office:value-type="float" office:value="0" table:style-name="ce1">
            <text:p>0</text:p>
          </table:table-cell>
          <table:table-cell office:value-type="float" office:value="0" table:style-name="ce1">
            <text:p>0</text:p>
          </table:table-cell>
          <table:table-cell office:value-type="float" office:value="306" table:style-name="ce8">
            <text:p>30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874e045-9514-5c89-15f2-a73fc27bee53</text:p>
          </table:table-cell>
          <table:table-cell office:value-type="string" table:style-name="ce1">
            <text:p>Gray Glacier</text:p>
          </table:table-cell>
          <table:table-cell office:value-type="string" table:style-name="ce1">
            <text:p>Step into the icy expanse of Torres del Paine at the majestic Gray Glacier. This stunning natural ice formation stretches impressively within the park. It truly offers a surreal landscape of deep blues and crisp whites that feels like another world.</text:p>
          </table:table-cell>
          <table:table-cell table:style-name="ce6"/>
          <table:table-cell table:style-name="ce7"/>
          <table:table-cell office:value-type="string" table:style-name="ce1">
            <text:p>CL</text:p>
          </table:table-cell>
          <table:table-cell table:style-name="ce1"/>
          <table:table-cell office:value-type="float" office:value="-51.016368999999997" table:style-name="ce1">
            <text:p>-51.016369</text:p>
          </table:table-cell>
          <table:table-cell office:value-type="float" office:value="-73.266056000000006" table:style-name="ce1">
            <text:p>-73.266056</text:p>
          </table:table-cell>
          <table:table-cell office:value-type="float" office:value="2320" table:style-name="ce1">
            <text:p>2320</text:p>
          </table:table-cell>
          <table:table-cell office:value-type="float" office:value="0" table:style-name="ce1">
            <text:p>0</text:p>
          </table:table-cell>
          <table:table-cell office:value-type="float" office:value="0" table:style-name="ce1">
            <text:p>0</text:p>
          </table:table-cell>
          <table:table-cell office:value-type="float" office:value="13" table:style-name="ce8">
            <text:p>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9a38782-e2f0-7c17-f43d-31499695cee4</text:p>
          </table:table-cell>
          <table:table-cell office:value-type="string" table:style-name="ce1">
            <text:p>Zhangjiajie National Forest Park</text:p>
          </table:table-cell>
          <table:table-cell office:value-type="string" table:style-name="ce1">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table:style-name="ce6"/>
          <table:table-cell table:style-name="ce7"/>
          <table:table-cell office:value-type="string" table:style-name="ce1">
            <text:p>CN</text:p>
          </table:table-cell>
          <table:table-cell table:style-name="ce1"/>
          <table:table-cell office:value-type="float" office:value="29.315812999999999" table:style-name="ce1">
            <text:p>29.315813</text:p>
          </table:table-cell>
          <table:table-cell office:value-type="float" office:value="110.434935" table:style-name="ce1">
            <text:p>110.434935</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16" table:style-name="ce8">
            <text:p>1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16a9e44-8ce2-e643-e957-4b2cc217fb5c</text:p>
          </table:table-cell>
          <table:table-cell office:value-type="string" table:style-name="ce1">
            <text:p>Tayrona National Park</text:p>
          </table:table-cell>
          <table:table-cell office:value-type="string" table:style-name="ce1">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table:style-name="ce6"/>
          <table:table-cell table:style-name="ce7"/>
          <table:table-cell office:value-type="string" table:style-name="ce1">
            <text:p>CO</text:p>
          </table:table-cell>
          <table:table-cell table:style-name="ce1"/>
          <table:table-cell office:value-type="float" office:value="11.351179999999999" table:style-name="ce1">
            <text:p>11.35118</text:p>
          </table:table-cell>
          <table:table-cell office:value-type="float" office:value="-74.073994999999996" table:style-name="ce1">
            <text:p>-74.073995</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65" table:style-name="ce8">
            <text:p>16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b0f4ac1-ef12-ae28-8934-e63eb5568af1</text:p>
          </table:table-cell>
          <table:table-cell office:value-type="string" table:style-name="ce1">
            <text:p>Moroni</text:p>
          </table:table-cell>
          <table:table-cell office:value-type="string" table:style-name="ce1">
            <text:p>The Comoros,officially the Union of the Comoros is an archipelagic country made up of three islands in Southeastern Africa, located at the northern end of the Mozambique Channel in the Indian Ocean. Its capital and largest city is Moroni.</text:p>
          </table:table-cell>
          <table:table-cell table:style-name="ce6"/>
          <table:table-cell table:style-name="ce7"/>
          <table:table-cell office:value-type="string" table:style-name="ce1">
            <text:p>KM</text:p>
          </table:table-cell>
          <table:table-cell table:style-name="ce1"/>
          <table:table-cell office:value-type="float" office:value="-11.698319" table:style-name="ce1">
            <text:p>-11.698319</text:p>
          </table:table-cell>
          <table:table-cell office:value-type="float" office:value="43.240640999999997" table:style-name="ce1">
            <text:p>43.24064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5" table:style-name="ce8">
            <text:p>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698d382-4851-0631-448a-b077e5b83a93</text:p>
          </table:table-cell>
          <table:table-cell office:value-type="string" table:style-name="ce1">
            <text:p>Cook Islands</text:p>
          </table:table-cell>
          <table:table-cell office:value-type="string" table:style-name="ce1">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text:p>
          </table:table-cell>
          <table:table-cell table:style-name="ce6"/>
          <table:table-cell table:style-name="ce7"/>
          <table:table-cell office:value-type="string" table:style-name="ce1">
            <text:p>CK</text:p>
          </table:table-cell>
          <table:table-cell table:style-name="ce1"/>
          <table:table-cell office:value-type="float" office:value="-21.178346000000001" table:style-name="ce1">
            <text:p>-21.178346</text:p>
          </table:table-cell>
          <table:table-cell office:value-type="float" office:value="-159.77846600000001" table:style-name="ce1">
            <text:p>-159.778466</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84" table:style-name="ce8">
            <text:p>18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d660fef-0fd9-5b56-ddbd-25769d9d9ba8</text:p>
          </table:table-cell>
          <table:table-cell office:value-type="string" table:style-name="ce1">
            <text:p>Arenal Volcano</text:p>
          </table:table-cell>
          <table:table-cell office:value-type="string" table:style-name="ce1">
            <text:p>One of the most pretty places in Costa Rica, the Arenal Volcano, towers majestically over the surrounding rainforest, creating a breathtaking backdrop. Its near-perfect conical shape and the surrounding lushness make it one of the best places to visit in Costa Rica.</text:p>
          </table:table-cell>
          <table:table-cell table:style-name="ce6"/>
          <table:table-cell table:style-name="ce7"/>
          <table:table-cell office:value-type="string" table:style-name="ce1">
            <text:p>CR</text:p>
          </table:table-cell>
          <table:table-cell table:style-name="ce1"/>
          <table:table-cell office:value-type="float" office:value="10.445868000000001" table:style-name="ce1">
            <text:p>10.445868</text:p>
          </table:table-cell>
          <table:table-cell office:value-type="float" office:value="-84.656332000000006" table:style-name="ce1">
            <text:p>-84.656332</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290" table:style-name="ce8">
            <text:p>2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22fcf2f-2d89-8161-5d5d-48a371c047b7</text:p>
          </table:table-cell>
          <table:table-cell office:value-type="string" table:style-name="ce1">
            <text:p>Dubrovnik</text:p>
          </table:table-cell>
          <table:table-cell office:value-type="string" table:style-name="ce1">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table:style-name="ce6"/>
          <table:table-cell table:style-name="ce7"/>
          <table:table-cell office:value-type="string" table:style-name="ce1">
            <text:p>HR</text:p>
          </table:table-cell>
          <table:table-cell table:style-name="ce1"/>
          <table:table-cell office:value-type="float" office:value="42.634743999999998" table:style-name="ce1">
            <text:p>42.634744</text:p>
          </table:table-cell>
          <table:table-cell office:value-type="float" office:value="18.073678000000001" table:style-name="ce1">
            <text:p>18.073678</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50" table:style-name="ce8">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6a370a8-0060-fbba-d9bd-2e5329d40082</text:p>
          </table:table-cell>
          <table:table-cell office:value-type="string" table:style-name="ce1">
            <text:p>Viñales Valley</text:p>
          </table:table-cell>
          <table:table-cell office:value-type="string" table:style-name="ce1">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table:style-name="ce6"/>
          <table:table-cell table:style-name="ce7"/>
          <table:table-cell office:value-type="string" table:style-name="ce1">
            <text:p>CU</text:p>
          </table:table-cell>
          <table:table-cell table:style-name="ce1"/>
          <table:table-cell office:value-type="float" office:value="22.618608999999999" table:style-name="ce1">
            <text:p>22.618609</text:p>
          </table:table-cell>
          <table:table-cell office:value-type="float" office:value="-83.757714000000007" table:style-name="ce1">
            <text:p>-83.757714</text:p>
          </table:table-cell>
          <table:table-cell office:value-type="float" office:value="1480" table:style-name="ce1">
            <text:p>1480</text:p>
          </table:table-cell>
          <table:table-cell office:value-type="float" office:value="0" table:style-name="ce1">
            <text:p>0</text:p>
          </table:table-cell>
          <table:table-cell office:value-type="float" office:value="0" table:style-name="ce1">
            <text:p>0</text:p>
          </table:table-cell>
          <table:table-cell office:value-type="float" office:value="59" table:style-name="ce8">
            <text:p>5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23f922d-9cf0-edb3-4804-d26cee69329a</text:p>
          </table:table-cell>
          <table:table-cell office:value-type="string" table:style-name="ce1">
            <text:p>Blue Lagoon Akamas</text:p>
          </table:table-cell>
          <table:table-cell office:value-type="string" table:style-name="ce1">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table:style-name="ce6"/>
          <table:table-cell table:style-name="ce7"/>
          <table:table-cell office:value-type="string" table:style-name="ce1">
            <text:p>CY</text:p>
          </table:table-cell>
          <table:table-cell table:style-name="ce1"/>
          <table:table-cell office:value-type="float" office:value="35.094943999999998" table:style-name="ce1">
            <text:p>35.094944</text:p>
          </table:table-cell>
          <table:table-cell office:value-type="float" office:value="32.295951000000002" table:style-name="ce1">
            <text:p>32.295951</text:p>
          </table:table-cell>
          <table:table-cell office:value-type="float" office:value="880" table:style-name="ce1">
            <text:p>880</text:p>
          </table:table-cell>
          <table:table-cell office:value-type="float" office:value="0" table:style-name="ce1">
            <text:p>0</text:p>
          </table:table-cell>
          <table:table-cell office:value-type="float" office:value="0" table:style-name="ce1">
            <text:p>0</text:p>
          </table:table-cell>
          <table:table-cell office:value-type="float" office:value="148" table:style-name="ce8">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87e9bc2-8b85-4aa5-a394-6325bbb92538</text:p>
          </table:table-cell>
          <table:table-cell office:value-type="string" table:style-name="ce1">
            <text:p>Český Krumlov</text:p>
          </table:table-cell>
          <table:table-cell office:value-type="string" table:style-name="ce1">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table:style-name="ce6"/>
          <table:table-cell table:style-name="ce7"/>
          <table:table-cell office:value-type="string" table:style-name="ce1">
            <text:p>CZ</text:p>
          </table:table-cell>
          <table:table-cell table:style-name="ce1"/>
          <table:table-cell office:value-type="float" office:value="48.803691999999998" table:style-name="ce1">
            <text:p>48.803692</text:p>
          </table:table-cell>
          <table:table-cell office:value-type="float" office:value="14.303193" table:style-name="ce1">
            <text:p>14.303193</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50" table:style-name="ce8">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1576443-c074-d15a-dde7-6d803b65b91b</text:p>
          </table:table-cell>
          <table:table-cell office:value-type="string" table:style-name="ce1">
            <text:p>The Congo River</text:p>
          </table:table-cell>
          <table:table-cell office:value-type="string" table:style-name="ce1">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table:style-name="ce6"/>
          <table:table-cell table:style-name="ce7"/>
          <table:table-cell office:value-type="string" table:style-name="ce1">
            <text:p>CD</text:p>
          </table:table-cell>
          <table:table-cell table:style-name="ce1"/>
          <table:table-cell office:value-type="float" office:value="-0.482512" table:style-name="ce1">
            <text:p>-0.482512</text:p>
          </table:table-cell>
          <table:table-cell office:value-type="float" office:value="17.794146000000001" table:style-name="ce1">
            <text:p>17.794146</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43" table:style-name="ce8">
            <text:p>4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760b007-3b44-7964-d8f7-2ce314bff21b</text:p>
          </table:table-cell>
          <table:table-cell office:value-type="string" table:style-name="ce1">
            <text:p>Møns Klint</text:p>
          </table:table-cell>
          <table:table-cell office:value-type="string" table:style-name="ce1">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table:style-name="ce6"/>
          <table:table-cell table:style-name="ce7"/>
          <table:table-cell office:value-type="string" table:style-name="ce1">
            <text:p>DK</text:p>
          </table:table-cell>
          <table:table-cell table:style-name="ce1"/>
          <table:table-cell office:value-type="float" office:value="54.961677000000002" table:style-name="ce1">
            <text:p>54.961677</text:p>
          </table:table-cell>
          <table:table-cell office:value-type="float" office:value="12.573675" table:style-name="ce1">
            <text:p>12.573675</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281" table:style-name="ce8">
            <text:p>28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72bfae8-0586-ea24-fc9d-99ab173ef45b</text:p>
          </table:table-cell>
          <table:table-cell office:value-type="string" table:style-name="ce1">
            <text:p>Lake Assal</text:p>
          </table:table-cell>
          <table:table-cell office:value-type="string" table:style-name="ce1">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table:style-name="ce6"/>
          <table:table-cell table:style-name="ce7"/>
          <table:table-cell office:value-type="string" table:style-name="ce1">
            <text:p>DJ</text:p>
          </table:table-cell>
          <table:table-cell table:style-name="ce1"/>
          <table:table-cell office:value-type="float" office:value="11.651434999999999" table:style-name="ce1">
            <text:p>11.651435</text:p>
          </table:table-cell>
          <table:table-cell office:value-type="float" office:value="42.469929999999998" table:style-name="ce1">
            <text:p>42.46993</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272" table:style-name="ce8">
            <text:p>2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59658ad-9d13-70e7-134a-06ed121b36c5</text:p>
          </table:table-cell>
          <table:table-cell office:value-type="string" table:style-name="ce1">
            <text:p>Boiling Lake</text:p>
          </table:table-cell>
          <table:table-cell office:value-type="string" table:style-name="ce1">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table:style-name="ce6"/>
          <table:table-cell table:style-name="ce7"/>
          <table:table-cell office:value-type="string" table:style-name="ce1">
            <text:p>DM</text:p>
          </table:table-cell>
          <table:table-cell table:style-name="ce1"/>
          <table:table-cell office:value-type="float" office:value="15.312029000000001" table:style-name="ce1">
            <text:p>15.312029</text:p>
          </table:table-cell>
          <table:table-cell office:value-type="float" office:value="-61.286470999999999" table:style-name="ce1">
            <text:p>-61.286471</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9" table:style-name="ce8">
            <text:p>30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db00cc4-c1b8-0a50-d6cd-9590d1bc2d4e</text:p>
          </table:table-cell>
          <table:table-cell office:value-type="string" table:style-name="ce1">
            <text:p>Santo Domingo</text:p>
          </table:table-cell>
          <table:table-cell office:value-type="string" table:style-name="ce1">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table:style-name="ce6"/>
          <table:table-cell table:style-name="ce7"/>
          <table:table-cell office:value-type="string" table:style-name="ce1">
            <text:p>DO</text:p>
          </table:table-cell>
          <table:table-cell table:style-name="ce1"/>
          <table:table-cell office:value-type="float" office:value="18.436512" table:style-name="ce1">
            <text:p>18.436512</text:p>
          </table:table-cell>
          <table:table-cell office:value-type="float" office:value="-69.900360000000006" table:style-name="ce1">
            <text:p>-69.90036</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6b69b45-469c-e89d-98b2-4024dd1e6e64</text:p>
          </table:table-cell>
          <table:table-cell office:value-type="string" table:style-name="ce1">
            <text:p>Cotopaxi National Park</text:p>
          </table:table-cell>
          <table:table-cell office:value-type="string" table:style-name="ce1">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table:style-name="ce6"/>
          <table:table-cell table:style-name="ce7"/>
          <table:table-cell office:value-type="string" table:style-name="ce1">
            <text:p>EC</text:p>
          </table:table-cell>
          <table:table-cell table:style-name="ce1"/>
          <table:table-cell office:value-type="float" office:value="-0.72990200000000005" table:style-name="ce1">
            <text:p>-0.729902</text:p>
          </table:table-cell>
          <table:table-cell office:value-type="float" office:value="-78.484854999999996" table:style-name="ce1">
            <text:p>-78.484855</text:p>
          </table:table-cell>
          <table:table-cell office:value-type="float" office:value="20000" table:style-name="ce1">
            <text:p>20000</text:p>
          </table:table-cell>
          <table:table-cell office:value-type="float" office:value="0" table:style-name="ce1">
            <text:p>0</text:p>
          </table:table-cell>
          <table:table-cell office:value-type="float" office:value="0" table:style-name="ce1">
            <text:p>0</text:p>
          </table:table-cell>
          <table:table-cell office:value-type="float" office:value="45" table:style-name="ce8">
            <text:p>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7562ba8-1bc0-ed8e-0073-5d327e046659</text:p>
          </table:table-cell>
          <table:table-cell office:value-type="string" table:style-name="ce1">
            <text:p>The Great Pyramids of Giza and The Sphinx</text:p>
          </table:table-cell>
          <table:table-cell office:value-type="string" table:style-name="ce1">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table:style-name="ce6"/>
          <table:table-cell table:style-name="ce7"/>
          <table:table-cell office:value-type="string" table:style-name="ce1">
            <text:p>EG</text:p>
          </table:table-cell>
          <table:table-cell table:style-name="ce1"/>
          <table:table-cell office:value-type="float" office:value="29.978756000000001" table:style-name="ce1">
            <text:p>29.978756</text:p>
          </table:table-cell>
          <table:table-cell office:value-type="float" office:value="31.140159000000001" table:style-name="ce1">
            <text:p>31.140159</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45" table:style-name="ce8">
            <text:p>2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e597713-6b65-2ce0-587c-6a33875a2a94</text:p>
          </table:table-cell>
          <table:table-cell office:value-type="string" table:style-name="ce1">
            <text:p>Santa Ana Volcano</text:p>
          </table:table-cell>
          <table:table-cell office:value-type="string" table:style-name="ce1">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table:style-name="ce6"/>
          <table:table-cell table:style-name="ce7"/>
          <table:table-cell office:value-type="string" table:style-name="ce1">
            <text:p>SV</text:p>
          </table:table-cell>
          <table:table-cell table:style-name="ce1"/>
          <table:table-cell office:value-type="float" office:value="13.828796000000001" table:style-name="ce1">
            <text:p>13.828796</text:p>
          </table:table-cell>
          <table:table-cell office:value-type="float" office:value="-89.629444000000007" table:style-name="ce1">
            <text:p>-89.629444</text:p>
          </table:table-cell>
          <table:table-cell office:value-type="float" office:value="8750" table:style-name="ce1">
            <text:p>8750</text:p>
          </table:table-cell>
          <table:table-cell office:value-type="float" office:value="0" table:style-name="ce1">
            <text:p>0</text:p>
          </table:table-cell>
          <table:table-cell office:value-type="float" office:value="0" table:style-name="ce1">
            <text:p>0</text:p>
          </table:table-cell>
          <table:table-cell office:value-type="float" office:value="356" table:style-name="ce8">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1691232-3108-6b9d-f30d-7ced83b480f3</text:p>
          </table:table-cell>
          <table:table-cell office:value-type="string" table:style-name="ce1">
            <text:p>Danakil Depression</text:p>
          </table:table-cell>
          <table:table-cell office:value-type="string" table:style-name="ce1">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table:style-name="ce6"/>
          <table:table-cell table:style-name="ce7"/>
          <table:table-cell office:value-type="string" table:style-name="ce1">
            <text:p>ER</text:p>
          </table:table-cell>
          <table:table-cell table:style-name="ce1"/>
          <table:table-cell office:value-type="float" office:value="14.174818" table:style-name="ce1">
            <text:p>14.174818</text:p>
          </table:table-cell>
          <table:table-cell office:value-type="float" office:value="40.290894000000002" table:style-name="ce1">
            <text:p>40.290894</text:p>
          </table:table-cell>
          <table:table-cell office:value-type="float" office:value="14000" table:style-name="ce1">
            <text:p>14000</text:p>
          </table:table-cell>
          <table:table-cell office:value-type="float" office:value="0" table:style-name="ce1">
            <text:p>0</text:p>
          </table:table-cell>
          <table:table-cell office:value-type="float" office:value="0" table:style-name="ce1">
            <text:p>0</text:p>
          </table:table-cell>
          <table:table-cell office:value-type="float" office:value="2" table:style-name="ce8">
            <text:p>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91b7a2a-3942-9bf7-2b41-60848c1c8985</text:p>
          </table:table-cell>
          <table:table-cell office:value-type="string" table:style-name="ce1">
            <text:p>Parnu</text:p>
          </table:table-cell>
          <table:table-cell office:value-type="string" table:style-name="ce1">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table:style-name="ce6"/>
          <table:table-cell table:style-name="ce7"/>
          <table:table-cell office:value-type="string" table:style-name="ce1">
            <text:p>EE</text:p>
          </table:table-cell>
          <table:table-cell table:style-name="ce1"/>
          <table:table-cell office:value-type="float" office:value="58.383839999999999" table:style-name="ce1">
            <text:p>58.38384</text:p>
          </table:table-cell>
          <table:table-cell office:value-type="float" office:value="24.475390000000001" table:style-name="ce1">
            <text:p>24.47539</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67" table:style-name="ce8">
            <text:p>6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c62cf91-4d15-dc50-cb5e-182ebdc5a048</text:p>
          </table:table-cell>
          <table:table-cell office:value-type="string" table:style-name="ce1">
            <text:p>Mbabane</text:p>
          </table:table-cell>
          <table:table-cell office:value-type="string" table:style-name="ce1">
            <text:p>Mbabane is a city in Eswatini (previously called Swaziland), and is one of the two capitals (along with Lobamba), serving as the executive capital.</text:p>
          </table:table-cell>
          <table:table-cell table:style-name="ce6"/>
          <table:table-cell table:style-name="ce7"/>
          <table:table-cell office:value-type="string" table:style-name="ce1">
            <text:p>SZ</text:p>
          </table:table-cell>
          <table:table-cell table:style-name="ce1"/>
          <table:table-cell office:value-type="float" office:value="-26.318853000000001" table:style-name="ce1">
            <text:p>-26.318853</text:p>
          </table:table-cell>
          <table:table-cell office:value-type="float" office:value="31.143613999999999" table:style-name="ce1">
            <text:p>31.14361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168" table:style-name="ce8">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571d457-7d97-3f73-ac43-41d3e1157569</text:p>
          </table:table-cell>
          <table:table-cell office:value-type="string" table:style-name="ce1">
            <text:p>Lalibela</text:p>
          </table:table-cell>
          <table:table-cell office:value-type="string" table:style-name="ce1">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table:style-name="ce6"/>
          <table:table-cell table:style-name="ce7"/>
          <table:table-cell office:value-type="string" table:style-name="ce1">
            <text:p>ET</text:p>
          </table:table-cell>
          <table:table-cell table:style-name="ce1"/>
          <table:table-cell office:value-type="float" office:value="12.032397" table:style-name="ce1">
            <text:p>12.032397</text:p>
          </table:table-cell>
          <table:table-cell office:value-type="float" office:value="39.023688" table:style-name="ce1">
            <text:p>39.023688</text:p>
          </table:table-cell>
          <table:table-cell office:value-type="float" office:value="10200" table:style-name="ce1">
            <text:p>10200</text:p>
          </table:table-cell>
          <table:table-cell office:value-type="float" office:value="0" table:style-name="ce1">
            <text:p>0</text:p>
          </table:table-cell>
          <table:table-cell office:value-type="float" office:value="0" table:style-name="ce1">
            <text:p>0</text:p>
          </table:table-cell>
          <table:table-cell office:value-type="float" office:value="90" table:style-name="ce8">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c609aa5-75e0-0ec5-a65b-07f9fb696b28</text:p>
          </table:table-cell>
          <table:table-cell office:value-type="string" table:style-name="ce1">
            <text:p>Douala</text:p>
          </table:table-cell>
          <table:table-cell office:value-type="string" table:style-name="ce1">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table:style-name="ce6"/>
          <table:table-cell table:style-name="ce7"/>
          <table:table-cell office:value-type="string" table:style-name="ce1">
            <text:p>GQ</text:p>
          </table:table-cell>
          <table:table-cell table:style-name="ce1"/>
          <table:table-cell office:value-type="float" office:value="4.0564660000000003" table:style-name="ce1">
            <text:p>4.056466</text:p>
          </table:table-cell>
          <table:table-cell office:value-type="float" office:value="9.6721339999999998" table:style-name="ce1">
            <text:p>9.67213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98" table:style-name="ce8">
            <text:p>9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9890f90-d5cf-a7f7-3642-4a86c76e6db2</text:p>
          </table:table-cell>
          <table:table-cell office:value-type="string" table:style-name="ce1">
            <text:p>Madolenihmw Bay</text:p>
          </table:table-cell>
          <table:table-cell office:value-type="string" table:style-name="ce1">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table:style-name="ce6"/>
          <table:table-cell table:style-name="ce7"/>
          <table:table-cell office:value-type="string" table:style-name="ce1">
            <text:p>FM</text:p>
          </table:table-cell>
          <table:table-cell table:style-name="ce1"/>
          <table:table-cell office:value-type="float" office:value="6.8518879999999998" table:style-name="ce1">
            <text:p>6.851888</text:p>
          </table:table-cell>
          <table:table-cell office:value-type="float" office:value="158.38258300000001" table:style-name="ce1">
            <text:p>158.382583</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276" table:style-name="ce8">
            <text:p>27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49e925e-b4a1-a527-98d1-fbd926b8b2b6</text:p>
          </table:table-cell>
          <table:table-cell office:value-type="string" table:style-name="ce1">
            <text:p>Mount Tomanivi</text:p>
          </table:table-cell>
          <table:table-cell office:value-type="string" table:style-name="ce1">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table:style-name="ce6"/>
          <table:table-cell table:style-name="ce7"/>
          <table:table-cell office:value-type="string" table:style-name="ce1">
            <text:p>FJ</text:p>
          </table:table-cell>
          <table:table-cell table:style-name="ce1"/>
          <table:table-cell office:value-type="float" office:value="-17.652688999999999" table:style-name="ce1">
            <text:p>-17.652689</text:p>
          </table:table-cell>
          <table:table-cell office:value-type="float" office:value="178.01864399999999" table:style-name="ce1">
            <text:p>178.018644</text:p>
          </table:table-cell>
          <table:table-cell office:value-type="float" office:value="4800" table:style-name="ce1">
            <text:p>4800</text:p>
          </table:table-cell>
          <table:table-cell office:value-type="float" office:value="0" table:style-name="ce1">
            <text:p>0</text:p>
          </table:table-cell>
          <table:table-cell office:value-type="float" office:value="0" table:style-name="ce1">
            <text:p>0</text:p>
          </table:table-cell>
          <table:table-cell office:value-type="float" office:value="347" table:style-name="ce8">
            <text:p>3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6f4b372-fa25-d1cb-9304-c14a3c6e650a</text:p>
          </table:table-cell>
          <table:table-cell office:value-type="string" table:style-name="ce1">
            <text:p>Ivalo</text:p>
          </table:table-cell>
          <table:table-cell office:value-type="string" table:style-name="ce1">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table:style-name="ce6"/>
          <table:table-cell table:style-name="ce7"/>
          <table:table-cell office:value-type="string" table:style-name="ce1">
            <text:p>FI</text:p>
          </table:table-cell>
          <table:table-cell table:style-name="ce1"/>
          <table:table-cell office:value-type="float" office:value="68.647757999999996" table:style-name="ce1">
            <text:p>68.647758</text:p>
          </table:table-cell>
          <table:table-cell office:value-type="float" office:value="27.507377000000002" table:style-name="ce1">
            <text:p>27.507377</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47" table:style-name="ce8">
            <text:p>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8f45b55-081a-9551-9190-0b84ac7266e4</text:p>
          </table:table-cell>
          <table:table-cell office:value-type="string" table:style-name="ce1">
            <text:p>Jardin des Tuileries</text:p>
          </table:table-cell>
          <table:table-cell office:value-type="string" table:style-name="ce1">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table:style-name="ce6"/>
          <table:table-cell table:style-name="ce7"/>
          <table:table-cell office:value-type="string" table:style-name="ce1">
            <text:p>FR</text:p>
          </table:table-cell>
          <table:table-cell table:style-name="ce1"/>
          <table:table-cell office:value-type="float" office:value="48.860050000000001" table:style-name="ce1">
            <text:p>48.86005</text:p>
          </table:table-cell>
          <table:table-cell office:value-type="float" office:value="2.3385030000000002" table:style-name="ce1">
            <text:p>2.338503</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296" table:style-name="ce8">
            <text:p>29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af532fb-123b-7387-03ca-8a16930b7f71</text:p>
          </table:table-cell>
          <table:table-cell office:value-type="string" table:style-name="ce1">
            <text:p>Akanda National Park</text:p>
          </table:table-cell>
          <table:table-cell office:value-type="string" table:style-name="ce1">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table:style-name="ce6"/>
          <table:table-cell table:style-name="ce7"/>
          <table:table-cell office:value-type="string" table:style-name="ce1">
            <text:p>GA</text:p>
          </table:table-cell>
          <table:table-cell table:style-name="ce1"/>
          <table:table-cell office:value-type="float" office:value="0.55945400000000001" table:style-name="ce1">
            <text:p>0.559454</text:p>
          </table:table-cell>
          <table:table-cell office:value-type="float" office:value="9.5004539999999995" table:style-name="ce1">
            <text:p>9.5004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d702d67-9df6-b7ec-4da3-a5276b0dd3a8</text:p>
          </table:table-cell>
          <table:table-cell office:value-type="string" table:style-name="ce1">
            <text:p>The Gambia River</text:p>
          </table:table-cell>
          <table:table-cell office:value-type="string" table:style-name="ce1">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table:style-name="ce6"/>
          <table:table-cell table:style-name="ce7"/>
          <table:table-cell office:value-type="string" table:style-name="ce1">
            <text:p>GM</text:p>
          </table:table-cell>
          <table:table-cell table:style-name="ce1"/>
          <table:table-cell office:value-type="float" office:value="13.274433" table:style-name="ce1">
            <text:p>13.274433</text:p>
          </table:table-cell>
          <table:table-cell office:value-type="float" office:value="-16.473320000000001" table:style-name="ce1">
            <text:p>-16.4733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70" table:style-name="ce8">
            <text:p>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50b4dc4-aa4b-934b-95cc-2ec09d368b74</text:p>
          </table:table-cell>
          <table:table-cell office:value-type="string" table:style-name="ce1">
            <text:p>Tiflis</text:p>
          </table:table-cell>
          <table:table-cell office:value-type="string" table:style-name="ce1">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table:style-name="ce6"/>
          <table:table-cell table:style-name="ce7"/>
          <table:table-cell office:value-type="string" table:style-name="ce1">
            <text:p>GE</text:p>
          </table:table-cell>
          <table:table-cell table:style-name="ce1"/>
          <table:table-cell office:value-type="float" office:value="41.698410000000003" table:style-name="ce1">
            <text:p>41.69841</text:p>
          </table:table-cell>
          <table:table-cell office:value-type="float" office:value="44.799452000000002" table:style-name="ce1">
            <text:p>44.799452</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338" table:style-name="ce8">
            <text:p>33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4199339-5822-0544-035d-0c77f79d9ea0</text:p>
          </table:table-cell>
          <table:table-cell office:value-type="string" table:style-name="ce1">
            <text:p>Bastei Bridge</text:p>
          </table:table-cell>
          <table:table-cell office:value-type="string" table:style-name="ce1">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table:style-name="ce6"/>
          <table:table-cell table:style-name="ce7"/>
          <table:table-cell office:value-type="string" table:style-name="ce1">
            <text:p>DE</text:p>
          </table:table-cell>
          <table:table-cell table:style-name="ce1"/>
          <table:table-cell office:value-type="float" office:value="50.968420999999999" table:style-name="ce1">
            <text:p>50.968421</text:p>
          </table:table-cell>
          <table:table-cell office:value-type="float" office:value="14.074509000000001" table:style-name="ce1">
            <text:p>14.074509</text:p>
          </table:table-cell>
          <table:table-cell office:value-type="float" office:value="1340" table:style-name="ce1">
            <text:p>1340</text:p>
          </table:table-cell>
          <table:table-cell office:value-type="float" office:value="0" table:style-name="ce1">
            <text:p>0</text:p>
          </table:table-cell>
          <table:table-cell office:value-type="float" office:value="0" table:style-name="ce1">
            <text:p>0</text:p>
          </table:table-cell>
          <table:table-cell office:value-type="float" office:value="191" table:style-name="ce8">
            <text:p>19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2091f2c-6294-783b-586d-07be3cd3ebfe</text:p>
          </table:table-cell>
          <table:table-cell office:value-type="string" table:style-name="ce1">
            <text:p>Cape Coast</text:p>
          </table:table-cell>
          <table:table-cell office:value-type="string" table:style-name="ce1">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table:style-name="ce6"/>
          <table:table-cell table:style-name="ce7"/>
          <table:table-cell office:value-type="string" table:style-name="ce1">
            <text:p>GH</text:p>
          </table:table-cell>
          <table:table-cell table:style-name="ce1"/>
          <table:table-cell office:value-type="float" office:value="5.0952099999999998" table:style-name="ce1">
            <text:p>5.09521</text:p>
          </table:table-cell>
          <table:table-cell office:value-type="float" office:value="-1.2323280000000001" table:style-name="ce1">
            <text:p>-1.232328</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321" table:style-name="ce8">
            <text:p>3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77ca32e-73a1-e22e-9f91-6d97bfdc192e</text:p>
          </table:table-cell>
          <table:table-cell office:value-type="string" table:style-name="ce1">
            <text:p>White Cliffs of Dover</text:p>
          </table:table-cell>
          <table:table-cell office:value-type="string" table:style-name="ce1">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table:style-name="ce6"/>
          <table:table-cell table:style-name="ce7"/>
          <table:table-cell office:value-type="string" table:style-name="ce1">
            <text:p>GB</text:p>
          </table:table-cell>
          <table:table-cell table:style-name="ce1"/>
          <table:table-cell office:value-type="float" office:value="51.123925999999997" table:style-name="ce1">
            <text:p>51.123926</text:p>
          </table:table-cell>
          <table:table-cell office:value-type="float" office:value="1.3412729999999999" table:style-name="ce1">
            <text:p>1.341273</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71" table:style-name="ce8">
            <text:p>7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f1f0880-c7e0-e37f-3b6c-b652da30b87e</text:p>
          </table:table-cell>
          <table:table-cell office:value-type="string" table:style-name="ce1">
            <text:p>Panathenaic Stadium</text:p>
          </table:table-cell>
          <table:table-cell office:value-type="string" table:style-name="ce1">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table:style-name="ce6"/>
          <table:table-cell table:style-name="ce7"/>
          <table:table-cell office:value-type="string" table:style-name="ce1">
            <text:p>GR</text:p>
          </table:table-cell>
          <table:table-cell table:style-name="ce1"/>
          <table:table-cell office:value-type="float" office:value="37.985171999999999" table:style-name="ce1">
            <text:p>37.985172</text:p>
          </table:table-cell>
          <table:table-cell office:value-type="float" office:value="23.727080000000001" table:style-name="ce1">
            <text:p>23.72708</text:p>
          </table:table-cell>
          <table:table-cell office:value-type="float" office:value="1250" table:style-name="ce1">
            <text:p>1250</text:p>
          </table:table-cell>
          <table:table-cell office:value-type="float" office:value="0" table:style-name="ce1">
            <text:p>0</text:p>
          </table:table-cell>
          <table:table-cell office:value-type="float" office:value="0" table:style-name="ce1">
            <text:p>0</text:p>
          </table:table-cell>
          <table:table-cell office:value-type="float" office:value="147" table:style-name="ce8">
            <text:p>1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bcf8e24-0ec8-e865-4e3c-4cd0c7dc3690</text:p>
          </table:table-cell>
          <table:table-cell office:value-type="string" table:style-name="ce1">
            <text:p>Grenada</text:p>
          </table:table-cell>
          <table:table-cell office:value-type="string" table:style-name="ce1">
            <text:p>Grenada is an island country of the West Indies in the eastern Caribbean Sea. The southernmost of the Windward Islands, Grenada is directly south of Saint Vincent and the Grenadines and about 100 miles (160 km) north of Trinidad and the South American mainland.</text:p>
          </table:table-cell>
          <table:table-cell table:style-name="ce6"/>
          <table:table-cell table:style-name="ce7"/>
          <table:table-cell office:value-type="string" table:style-name="ce1">
            <text:p>GD</text:p>
          </table:table-cell>
          <table:table-cell table:style-name="ce1"/>
          <table:table-cell office:value-type="float" office:value="12.037387000000001" table:style-name="ce1">
            <text:p>12.037387</text:p>
          </table:table-cell>
          <table:table-cell office:value-type="float" office:value="-61.764843999999997" table:style-name="ce1">
            <text:p>-61.764844</text:p>
          </table:table-cell>
          <table:table-cell office:value-type="float" office:value="720" table:style-name="ce1">
            <text:p>720</text:p>
          </table:table-cell>
          <table:table-cell office:value-type="float" office:value="0" table:style-name="ce1">
            <text:p>0</text:p>
          </table:table-cell>
          <table:table-cell office:value-type="float" office:value="0" table:style-name="ce1">
            <text:p>0</text:p>
          </table:table-cell>
          <table:table-cell office:value-type="float" office:value="57" table:style-name="ce8">
            <text:p>5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9f96d22-ed77-dd55-c2dd-9b9d32c0d7ba</text:p>
          </table:table-cell>
          <table:table-cell office:value-type="string" table:style-name="ce1">
            <text:p>Guam</text:p>
          </table:table-cell>
          <table:table-cell office:value-type="string" table:style-name="ce1">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table:style-name="ce6"/>
          <table:table-cell table:style-name="ce7"/>
          <table:table-cell office:value-type="string" table:style-name="ce1">
            <text:p>GU</text:p>
          </table:table-cell>
          <table:table-cell table:style-name="ce1"/>
          <table:table-cell office:value-type="float" office:value="13.491082" table:style-name="ce1">
            <text:p>13.491082</text:p>
          </table:table-cell>
          <table:table-cell office:value-type="float" office:value="144.74853200000001" table:style-name="ce1">
            <text:p>144.748532</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5" table:style-name="ce8">
            <text:p>8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869d873-6828-4120-3ad4-b8b93d5ff5cc</text:p>
          </table:table-cell>
          <table:table-cell office:value-type="string" table:style-name="ce1">
            <text:p>Acatenango Volcano</text:p>
          </table:table-cell>
          <table:table-cell office:value-type="string" table:style-name="ce1">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table:style-name="ce6"/>
          <table:table-cell table:style-name="ce7"/>
          <table:table-cell office:value-type="string" table:style-name="ce1">
            <text:p>GT</text:p>
          </table:table-cell>
          <table:table-cell table:style-name="ce1"/>
          <table:table-cell office:value-type="float" office:value="14.493116000000001" table:style-name="ce1">
            <text:p>14.493116</text:p>
          </table:table-cell>
          <table:table-cell office:value-type="float" office:value="-90.784300999999999" table:style-name="ce1">
            <text:p>-90.784301</text:p>
          </table:table-cell>
          <table:table-cell office:value-type="float" office:value="12000" table:style-name="ce1">
            <text:p>12000</text:p>
          </table:table-cell>
          <table:table-cell office:value-type="float" office:value="0" table:style-name="ce1">
            <text:p>0</text:p>
          </table:table-cell>
          <table:table-cell office:value-type="float" office:value="0" table:style-name="ce1">
            <text:p>0</text:p>
          </table:table-cell>
          <table:table-cell office:value-type="float" office:value="280" table:style-name="ce8">
            <text:p>2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e184cc6-cf59-ea5b-aed0-b8d4cd486c9f</text:p>
          </table:table-cell>
          <table:table-cell office:value-type="string" table:style-name="ce1">
            <text:p>Conakry</text:p>
          </table:table-cell>
          <table:table-cell office:value-type="string" table:style-name="ce1">
            <text:p>Conakry is the capital and largest city of Guinea. A port city, it serves as the economic, financial and cultural centre of Guinea. Conakry was originally settled on the small Tombo Island and later spread to the neighboring Kaloum Peninsula.</text:p>
          </table:table-cell>
          <table:table-cell table:style-name="ce6"/>
          <table:table-cell table:style-name="ce7"/>
          <table:table-cell office:value-type="string" table:style-name="ce1">
            <text:p>GN</text:p>
          </table:table-cell>
          <table:table-cell table:style-name="ce1"/>
          <table:table-cell office:value-type="float" office:value="9.4980910000000005" table:style-name="ce1">
            <text:p>9.498091</text:p>
          </table:table-cell>
          <table:table-cell office:value-type="float" office:value="-13.726697" table:style-name="ce1">
            <text:p>-13.726697</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3" table:style-name="ce8">
            <text:p>5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945d5f0-9ae8-ea73-18af-0ef38ab2b1fe</text:p>
          </table:table-cell>
          <table:table-cell office:value-type="string" table:style-name="ce1">
            <text:p>Bissau</text:p>
          </table:table-cell>
          <table:table-cell office:value-type="string" table:style-name="ce1">
            <text:p>Bissau is the capital and largest city of Guinea-Bissau. As of 2015, it had a population of 492,004..Bissau is located on the Geba River estuary, off the Atlantic Ocean, and is Guinea-Bissau's largest city, major port, its administrative and military center.</text:p>
          </table:table-cell>
          <table:table-cell table:style-name="ce6"/>
          <table:table-cell table:style-name="ce7"/>
          <table:table-cell office:value-type="string" table:style-name="ce1">
            <text:p>GW</text:p>
          </table:table-cell>
          <table:table-cell table:style-name="ce1"/>
          <table:table-cell office:value-type="float" office:value="11.900048999999999" table:style-name="ce1">
            <text:p>11.900049</text:p>
          </table:table-cell>
          <table:table-cell office:value-type="float" office:value="-15.633285000000001" table:style-name="ce1">
            <text:p>-15.633285</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140" table:style-name="ce8">
            <text:p>1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d1a12cb-5ff8-b1d9-3544-0c55d2060a3b</text:p>
          </table:table-cell>
          <table:table-cell office:value-type="string" table:style-name="ce1">
            <text:p>Georgetown</text:p>
          </table:table-cell>
          <table:table-cell office:value-type="string" table:style-name="ce1">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table:style-name="ce6"/>
          <table:table-cell table:style-name="ce7"/>
          <table:table-cell office:value-type="string" table:style-name="ce1">
            <text:p>GY</text:p>
          </table:table-cell>
          <table:table-cell table:style-name="ce1"/>
          <table:table-cell office:value-type="float" office:value="6.8257289999999999" table:style-name="ce1">
            <text:p>6.825729</text:p>
          </table:table-cell>
          <table:table-cell office:value-type="float" office:value="-58.172724000000002" table:style-name="ce1">
            <text:p>-58.17272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133" table:style-name="ce8">
            <text:p>13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212ad2d-47f3-ea50-1261-eb8145e4bb01</text:p>
          </table:table-cell>
          <table:table-cell office:value-type="string" table:style-name="ce1">
            <text:p>Port-au-Prince</text:p>
          </table:table-cell>
          <table:table-cell office:value-type="string" table:style-name="ce1">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table:style-name="ce6"/>
          <table:table-cell table:style-name="ce7"/>
          <table:table-cell office:value-type="string" table:style-name="ce1">
            <text:p>HT</text:p>
          </table:table-cell>
          <table:table-cell table:style-name="ce1"/>
          <table:table-cell office:value-type="float" office:value="18.559646999999998" table:style-name="ce1">
            <text:p>18.559647</text:p>
          </table:table-cell>
          <table:table-cell office:value-type="float" office:value="-72.391329999999996" table:style-name="ce1">
            <text:p>-72.3913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92" table:style-name="ce8">
            <text:p>9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48af0b9-fa9e-d038-82b9-87628e45e346</text:p>
          </table:table-cell>
          <table:table-cell office:value-type="string" table:style-name="ce1">
            <text:p>Hong Kong</text:p>
          </table:table-cell>
          <table:table-cell office:value-type="string" table:style-name="ce10">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table:style-name="ce12"/>
          <table:table-cell table:style-name="ce13"/>
          <table:table-cell office:value-type="string" table:style-name="ce1">
            <text:p>HK</text:p>
          </table:table-cell>
          <table:table-cell table:style-name="ce1"/>
          <table:table-cell office:value-type="float" office:value="22.312384999999999" table:style-name="ce1">
            <text:p>22.312385</text:p>
          </table:table-cell>
          <table:table-cell office:value-type="float" office:value="114.178315" table:style-name="ce1">
            <text:p>114.178315</text:p>
          </table:table-cell>
          <table:table-cell office:value-type="float" office:value="1355" table:style-name="ce1">
            <text:p>1355</text:p>
          </table:table-cell>
          <table:table-cell office:value-type="float" office:value="0" table:style-name="ce1">
            <text:p>0</text:p>
          </table:table-cell>
          <table:table-cell office:value-type="float" office:value="0" table:style-name="ce1">
            <text:p>0</text:p>
          </table:table-cell>
          <table:table-cell office:value-type="float" office:value="168" table:style-name="ce8">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387c499-2b92-e665-324f-0bbe12794b0f</text:p>
          </table:table-cell>
          <table:table-cell office:value-type="string" table:style-name="ce1">
            <text:p>Parque Nacional Jeanette Kawas</text:p>
          </table:table-cell>
          <table:table-cell office:value-type="string" table:style-name="ce1">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table:style-name="ce6"/>
          <table:table-cell table:style-name="ce7"/>
          <table:table-cell office:value-type="string" table:style-name="ce1">
            <text:p>HN</text:p>
          </table:table-cell>
          <table:table-cell table:style-name="ce1"/>
          <table:table-cell office:value-type="float" office:value="15.940262000000001" table:style-name="ce1">
            <text:p>15.940262</text:p>
          </table:table-cell>
          <table:table-cell office:value-type="float" office:value="-87.607500999999999" table:style-name="ce1">
            <text:p>-87.607501</text:p>
          </table:table-cell>
          <table:table-cell office:value-type="float" office:value="1860" table:style-name="ce1">
            <text:p>1860</text:p>
          </table:table-cell>
          <table:table-cell office:value-type="float" office:value="0" table:style-name="ce1">
            <text:p>0</text:p>
          </table:table-cell>
          <table:table-cell office:value-type="float" office:value="0" table:style-name="ce1">
            <text:p>0</text:p>
          </table:table-cell>
          <table:table-cell office:value-type="float" office:value="190" table:style-name="ce8">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875b191-e70b-25eb-3fdb-08fec0c30254</text:p>
          </table:table-cell>
          <table:table-cell office:value-type="string" table:style-name="ce1">
            <text:p>Eger</text:p>
          </table:table-cell>
          <table:table-cell office:value-type="string" table:style-name="ce1">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table:style-name="ce6"/>
          <table:table-cell table:style-name="ce7"/>
          <table:table-cell office:value-type="string" table:style-name="ce1">
            <text:p>HU</text:p>
          </table:table-cell>
          <table:table-cell table:style-name="ce1"/>
          <table:table-cell office:value-type="float" office:value="47.901234000000002" table:style-name="ce1">
            <text:p>47.901234</text:p>
          </table:table-cell>
          <table:table-cell office:value-type="float" office:value="20.375948999999999" table:style-name="ce1">
            <text:p>20.375949</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342" table:style-name="ce8">
            <text:p>3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d667932-49d1-28da-d0a7-f1105b9d6647</text:p>
          </table:table-cell>
          <table:table-cell office:value-type="string" table:style-name="ce1">
            <text:p>Rauðasandur Beach</text:p>
          </table:table-cell>
          <table:table-cell office:value-type="string" table:style-name="ce1">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table:style-name="ce6"/>
          <table:table-cell table:style-name="ce7"/>
          <table:table-cell office:value-type="string" table:style-name="ce1">
            <text:p>IS</text:p>
          </table:table-cell>
          <table:table-cell table:style-name="ce1"/>
          <table:table-cell office:value-type="float" office:value="65.427362000000002" table:style-name="ce1">
            <text:p>65.427362</text:p>
          </table:table-cell>
          <table:table-cell office:value-type="float" office:value="-23.962653" table:style-name="ce1">
            <text:p>-23.962653</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355" table:style-name="ce8">
            <text:p>3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ad988f5-ec1d-51d6-8511-0422238c4052</text:p>
          </table:table-cell>
          <table:table-cell office:value-type="string" table:style-name="ce1">
            <text:p>Darjeeling</text:p>
          </table:table-cell>
          <table:table-cell office:value-type="string" table:style-name="ce1">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table:style-name="ce6"/>
          <table:table-cell table:style-name="ce7"/>
          <table:table-cell office:value-type="string" table:style-name="ce1">
            <text:p>IN</text:p>
          </table:table-cell>
          <table:table-cell table:style-name="ce1"/>
          <table:table-cell office:value-type="float" office:value="27.057751" table:style-name="ce1">
            <text:p>27.057751</text:p>
          </table:table-cell>
          <table:table-cell office:value-type="float" office:value="88.254585000000006" table:style-name="ce1">
            <text:p>88.254585</text:p>
          </table:table-cell>
          <table:table-cell office:value-type="float" office:value="7700" table:style-name="ce1">
            <text:p>7700</text:p>
          </table:table-cell>
          <table:table-cell office:value-type="float" office:value="0" table:style-name="ce1">
            <text:p>0</text:p>
          </table:table-cell>
          <table:table-cell office:value-type="float" office:value="0" table:style-name="ce1">
            <text:p>0</text:p>
          </table:table-cell>
          <table:table-cell office:value-type="float" office:value="150" table:style-name="ce8">
            <text:p>1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fc80a7a-91e4-4cd4-cccb-474d63fba78e</text:p>
          </table:table-cell>
          <table:table-cell office:value-type="string" table:style-name="ce1">
            <text:p>Borobudur Temple</text:p>
          </table:table-cell>
          <table:table-cell office:value-type="string" table:style-name="ce1">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table:style-name="ce6"/>
          <table:table-cell table:style-name="ce7"/>
          <table:table-cell office:value-type="string" table:style-name="ce1">
            <text:p>ID</text:p>
          </table:table-cell>
          <table:table-cell table:style-name="ce1"/>
          <table:table-cell office:value-type="float" office:value="-7.6119000000000003" table:style-name="ce1">
            <text:p>-7.6119</text:p>
          </table:table-cell>
          <table:table-cell office:value-type="float" office:value="110.203919" table:style-name="ce1">
            <text:p>110.203919</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cda987a-0ab8-53df-6b6e-d90b578dc72c</text:p>
          </table:table-cell>
          <table:table-cell office:value-type="string" table:style-name="ce1">
            <text:p>Badab-e Surt</text:p>
          </table:table-cell>
          <table:table-cell office:value-type="string" table:style-name="ce1">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table:style-name="ce6"/>
          <table:table-cell table:style-name="ce7"/>
          <table:table-cell office:value-type="string" table:style-name="ce1">
            <text:p>IR</text:p>
          </table:table-cell>
          <table:table-cell table:style-name="ce1"/>
          <table:table-cell office:value-type="float" office:value="36.360104999999997" table:style-name="ce1">
            <text:p>36.360105</text:p>
          </table:table-cell>
          <table:table-cell office:value-type="float" office:value="53.854481" table:style-name="ce1">
            <text:p>53.854481</text:p>
          </table:table-cell>
          <table:table-cell office:value-type="float" office:value="6600" table:style-name="ce1">
            <text:p>6600</text:p>
          </table:table-cell>
          <table:table-cell office:value-type="float" office:value="0" table:style-name="ce1">
            <text:p>0</text:p>
          </table:table-cell>
          <table:table-cell office:value-type="float" office:value="0" table:style-name="ce1">
            <text:p>0</text:p>
          </table:table-cell>
          <table:table-cell office:value-type="float" office:value="163" table:style-name="ce8">
            <text:p>16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cb01b83-4092-8e0b-6eb5-f4dfe4f64fa9</text:p>
          </table:table-cell>
          <table:table-cell office:value-type="string" table:style-name="ce1">
            <text:p>The Fairytale Panorama</text:p>
          </table:table-cell>
          <table:table-cell office:value-type="string" table:style-name="ce1">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table:style-name="ce6"/>
          <table:table-cell table:style-name="ce7"/>
          <table:table-cell office:value-type="string" table:style-name="ce1">
            <text:p>IQ</text:p>
          </table:table-cell>
          <table:table-cell table:style-name="ce1"/>
          <table:table-cell office:value-type="float" office:value="36.786833999999999" table:style-name="ce1">
            <text:p>36.786834</text:p>
          </table:table-cell>
          <table:table-cell office:value-type="float" office:value="43.691989" table:style-name="ce1">
            <text:p>43.691989</text:p>
          </table:table-cell>
          <table:table-cell office:value-type="float" office:value="9200" table:style-name="ce1">
            <text:p>9200</text:p>
          </table:table-cell>
          <table:table-cell office:value-type="float" office:value="0" table:style-name="ce1">
            <text:p>0</text:p>
          </table:table-cell>
          <table:table-cell office:value-type="float" office:value="0" table:style-name="ce1">
            <text:p>0</text:p>
          </table:table-cell>
          <table:table-cell office:value-type="float" office:value="90" table:style-name="ce8">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bd10781-f7eb-6550-86d0-5ab107420ca1</text:p>
          </table:table-cell>
          <table:table-cell office:value-type="string" table:style-name="ce1">
            <text:p>Cliffs of Moher</text:p>
          </table:table-cell>
          <table:table-cell office:value-type="string" table:style-name="ce1">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table:style-name="ce6"/>
          <table:table-cell table:style-name="ce7"/>
          <table:table-cell office:value-type="string" table:style-name="ce1">
            <text:p>IE</text:p>
          </table:table-cell>
          <table:table-cell table:style-name="ce1"/>
          <table:table-cell office:value-type="float" office:value="52.947980000000001" table:style-name="ce1">
            <text:p>52.94798</text:p>
          </table:table-cell>
          <table:table-cell office:value-type="float" office:value="-9.4681990000000003" table:style-name="ce1">
            <text:p>-9.46819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7" table:style-name="ce8">
            <text:p>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6640fd6-6f77-706c-f898-d5ac378c89fd</text:p>
          </table:table-cell>
          <table:table-cell office:value-type="string" table:style-name="ce1">
            <text:p>Haifa</text:p>
          </table:table-cell>
          <table:table-cell office:value-type="string" table:style-name="ce1">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table:style-name="ce6"/>
          <table:table-cell table:style-name="ce7"/>
          <table:table-cell office:value-type="string" table:style-name="ce1">
            <text:p>IL</text:p>
          </table:table-cell>
          <table:table-cell table:style-name="ce1"/>
          <table:table-cell office:value-type="float" office:value="32.841276000000001" table:style-name="ce1">
            <text:p>32.841276</text:p>
          </table:table-cell>
          <table:table-cell office:value-type="float" office:value="34.971480999999997" table:style-name="ce1">
            <text:p>34.971481</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66" table:style-name="ce8">
            <text:p>16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157329e-1a66-6834-3795-0e5f14d4e5d0</text:p>
          </table:table-cell>
          <table:table-cell office:value-type="string" table:style-name="ce1">
            <text:p>Amalfi Coast</text:p>
          </table:table-cell>
          <table:table-cell office:value-type="string" table:style-name="ce1">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table:style-name="ce6"/>
          <table:table-cell table:style-name="ce7"/>
          <table:table-cell office:value-type="string" table:style-name="ce1">
            <text:p>IT</text:p>
          </table:table-cell>
          <table:table-cell table:style-name="ce1"/>
          <table:table-cell office:value-type="float" office:value="40.576801000000003" table:style-name="ce1">
            <text:p>40.576801</text:p>
          </table:table-cell>
          <table:table-cell office:value-type="float" office:value="14.511991" table:style-name="ce1">
            <text:p>14.5119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48" table:style-name="ce8">
            <text:p>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47ed49b-9459-ee9d-c9b7-ba8c48533aff</text:p>
          </table:table-cell>
          <table:table-cell office:value-type="string" table:style-name="ce1">
            <text:p>Jacqueville</text:p>
          </table:table-cell>
          <table:table-cell office:value-type="string" table:style-name="ce1">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table:style-name="ce6"/>
          <table:table-cell table:style-name="ce7"/>
          <table:table-cell office:value-type="string" table:style-name="ce1">
            <text:p>CI</text:p>
          </table:table-cell>
          <table:table-cell table:style-name="ce1"/>
          <table:table-cell office:value-type="float" office:value="5.1988110000000001" table:style-name="ce1">
            <text:p>5.198811</text:p>
          </table:table-cell>
          <table:table-cell office:value-type="float" office:value="-4.422237" table:style-name="ce1">
            <text:p>-4.422237</text:p>
          </table:table-cell>
          <table:table-cell office:value-type="float" office:value="500" table:style-name="ce1">
            <text:p>500</text:p>
          </table:table-cell>
          <table:table-cell office:value-type="float" office:value="0" table:style-name="ce1">
            <text:p>0</text:p>
          </table:table-cell>
          <table:table-cell office:value-type="float" office:value="0" table:style-name="ce1">
            <text:p>0</text:p>
          </table:table-cell>
          <table:table-cell office:value-type="float" office:value="60" table:style-name="ce8">
            <text:p>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8907f5f-02c6-db7d-b116-07e180339e49</text:p>
          </table:table-cell>
          <table:table-cell office:value-type="string" table:style-name="ce1">
            <text:p>Blue Mountain Peak</text:p>
          </table:table-cell>
          <table:table-cell office:value-type="string" table:style-name="ce1">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table:style-name="ce6"/>
          <table:table-cell table:style-name="ce7"/>
          <table:table-cell office:value-type="string" table:style-name="ce1">
            <text:p>JM</text:p>
          </table:table-cell>
          <table:table-cell table:style-name="ce1"/>
          <table:table-cell office:value-type="float" office:value="18.014856999999999" table:style-name="ce1">
            <text:p>18.014857</text:p>
          </table:table-cell>
          <table:table-cell office:value-type="float" office:value="-76.564475999999999" table:style-name="ce1">
            <text:p>-76.564476</text:p>
          </table:table-cell>
          <table:table-cell office:value-type="float" office:value="7850" table:style-name="ce1">
            <text:p>7850</text:p>
          </table:table-cell>
          <table:table-cell office:value-type="float" office:value="0" table:style-name="ce1">
            <text:p>0</text:p>
          </table:table-cell>
          <table:table-cell office:value-type="float" office:value="0" table:style-name="ce1">
            <text:p>0</text:p>
          </table:table-cell>
          <table:table-cell office:value-type="float" office:value="337" table:style-name="ce8">
            <text:p>33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78998e4-c18a-9591-5da4-6b5192846c37</text:p>
          </table:table-cell>
          <table:table-cell office:value-type="string" table:style-name="ce1">
            <text:p>Kyoto</text:p>
          </table:table-cell>
          <table:table-cell office:value-type="string" table:style-name="ce1">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table:style-name="ce6"/>
          <table:table-cell table:style-name="ce7"/>
          <table:table-cell office:value-type="string" table:style-name="ce1">
            <text:p>JP</text:p>
          </table:table-cell>
          <table:table-cell table:style-name="ce1"/>
          <table:table-cell office:value-type="float" office:value="35.041077999999999" table:style-name="ce1">
            <text:p>35.041078</text:p>
          </table:table-cell>
          <table:table-cell office:value-type="float" office:value="135.762719" table:style-name="ce1">
            <text:p>135.76271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80" table:style-name="ce8">
            <text:p>1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b71c96f-052d-b980-08ee-dd316e7d9775</text:p>
          </table:table-cell>
          <table:table-cell office:value-type="string" table:style-name="ce1">
            <text:p>Petra</text:p>
          </table:table-cell>
          <table:table-cell office:value-type="string" table:style-name="ce1">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table:style-name="ce6"/>
          <table:table-cell table:style-name="ce7"/>
          <table:table-cell office:value-type="string" table:style-name="ce1">
            <text:p>JO</text:p>
          </table:table-cell>
          <table:table-cell table:style-name="ce1"/>
          <table:table-cell office:value-type="float" office:value="30.346371000000001" table:style-name="ce1">
            <text:p>30.346371</text:p>
          </table:table-cell>
          <table:table-cell office:value-type="float" office:value="35.464402999999997" table:style-name="ce1">
            <text:p>35.46440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249" table:style-name="ce8">
            <text:p>24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82fd91e-3929-ba44-519d-fcaa07ede6b1</text:p>
          </table:table-cell>
          <table:table-cell office:value-type="string" table:style-name="ce1">
            <text:p>Aktau mountains</text:p>
          </table:table-cell>
          <table:table-cell office:value-type="string" table:style-name="ce1">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table:style-name="ce6"/>
          <table:table-cell table:style-name="ce7"/>
          <table:table-cell office:value-type="string" table:style-name="ce1">
            <text:p>KZ</text:p>
          </table:table-cell>
          <table:table-cell table:style-name="ce1"/>
          <table:table-cell office:value-type="float" office:value="43.989325000000001" table:style-name="ce1">
            <text:p>43.989325</text:p>
          </table:table-cell>
          <table:table-cell office:value-type="float" office:value="79.230610999999996" table:style-name="ce1">
            <text:p>79.230611</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e14db99-163e-3216-63ff-62070e779ae4</text:p>
          </table:table-cell>
          <table:table-cell office:value-type="string" table:style-name="ce1">
            <text:p>Amboseli National Reserve</text:p>
          </table:table-cell>
          <table:table-cell office:value-type="string" table:style-name="ce1">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table:style-name="ce6"/>
          <table:table-cell table:style-name="ce7"/>
          <table:table-cell office:value-type="string" table:style-name="ce1">
            <text:p>KE</text:p>
          </table:table-cell>
          <table:table-cell table:style-name="ce1"/>
          <table:table-cell office:value-type="float" office:value="-2.6440399999999999" table:style-name="ce1">
            <text:p>-2.64404</text:p>
          </table:table-cell>
          <table:table-cell office:value-type="float" office:value="37.259251999999996" table:style-name="ce1">
            <text:p>37.25925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170" table:style-name="ce8">
            <text:p>1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4c8de2f-c314-3bbc-fd26-5ef32dbe6bc4</text:p>
          </table:table-cell>
          <table:table-cell office:value-type="string" table:style-name="ce1">
            <text:p>Kiribati</text:p>
          </table:table-cell>
          <table:table-cell office:value-type="string" table:style-name="ce1">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table:style-name="ce6"/>
          <table:table-cell table:style-name="ce7"/>
          <table:table-cell office:value-type="string" table:style-name="ce1">
            <text:p>KI</text:p>
          </table:table-cell>
          <table:table-cell table:style-name="ce1"/>
          <table:table-cell office:value-type="float" office:value="1.6905030000000001" table:style-name="ce1">
            <text:p>1.690503</text:p>
          </table:table-cell>
          <table:table-cell office:value-type="float" office:value="-157.142168" table:style-name="ce1">
            <text:p>-157.142168</text:p>
          </table:table-cell>
          <table:table-cell office:value-type="float" office:value="4750" table:style-name="ce1">
            <text:p>4750</text:p>
          </table:table-cell>
          <table:table-cell office:value-type="float" office:value="0" table:style-name="ce1">
            <text:p>0</text:p>
          </table:table-cell>
          <table:table-cell office:value-type="float" office:value="0" table:style-name="ce1">
            <text:p>0</text:p>
          </table:table-cell>
          <table:table-cell office:value-type="float" office:value="301" table:style-name="ce8">
            <text:p>30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84d08b6-7921-ebf4-24ed-75e7c661d9ff</text:p>
          </table:table-cell>
          <table:table-cell office:value-type="string" table:style-name="ce1">
            <text:p>Bjeshket E Nemuna National Park</text:p>
          </table:table-cell>
          <table:table-cell office:value-type="string" table:style-name="ce1">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table:style-name="ce6"/>
          <table:table-cell table:style-name="ce7"/>
          <table:table-cell office:value-type="string" table:style-name="ce1">
            <text:p>RS-KM</text:p>
          </table:table-cell>
          <table:table-cell table:style-name="ce1"/>
          <table:table-cell office:value-type="float" office:value="42.618651" table:style-name="ce1">
            <text:p>42.618651</text:p>
          </table:table-cell>
          <table:table-cell office:value-type="float" office:value="20.195741000000002" table:style-name="ce1">
            <text:p>20.19574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0" table:style-name="ce8">
            <text:p>3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0a16c8e-7089-7a8e-22f2-2d6e7b13d7c0</text:p>
          </table:table-cell>
          <table:table-cell office:value-type="string" table:style-name="ce1">
            <text:p>Kuwait</text:p>
          </table:table-cell>
          <table:table-cell office:value-type="string" table:style-name="ce1">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text:p>
          </table:table-cell>
          <table:table-cell table:style-name="ce6"/>
          <table:table-cell table:style-name="ce7"/>
          <table:table-cell office:value-type="string" table:style-name="ce1">
            <text:p>KW</text:p>
          </table:table-cell>
          <table:table-cell table:style-name="ce1"/>
          <table:table-cell office:value-type="float" office:value="29.404541999999999" table:style-name="ce1">
            <text:p>29.404542</text:p>
          </table:table-cell>
          <table:table-cell office:value-type="float" office:value="48.002195999999998" table:style-name="ce1">
            <text:p>48.00219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6" table:style-name="ce8">
            <text:p>19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961875a-8213-d279-4bc4-e82bf6e3f9bc</text:p>
          </table:table-cell>
          <table:table-cell office:value-type="string" table:style-name="ce1">
            <text:p>Fairytale canyon "Skazka"</text:p>
          </table:table-cell>
          <table:table-cell office:value-type="string" table:style-name="ce1">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table:style-name="ce6"/>
          <table:table-cell table:style-name="ce7"/>
          <table:table-cell office:value-type="string" table:style-name="ce1">
            <text:p>KG</text:p>
          </table:table-cell>
          <table:table-cell table:style-name="ce1"/>
          <table:table-cell office:value-type="float" office:value="42.158197000000001" table:style-name="ce1">
            <text:p>42.158197</text:p>
          </table:table-cell>
          <table:table-cell office:value-type="float" office:value="77.351195000000004" table:style-name="ce1">
            <text:p>77.351195</text:p>
          </table:table-cell>
          <table:table-cell office:value-type="float" office:value="6400" table:style-name="ce1">
            <text:p>6400</text:p>
          </table:table-cell>
          <table:table-cell office:value-type="float" office:value="0" table:style-name="ce1">
            <text:p>0</text:p>
          </table:table-cell>
          <table:table-cell office:value-type="float" office:value="0" table:style-name="ce1">
            <text:p>0</text:p>
          </table:table-cell>
          <table:table-cell office:value-type="float" office:value="109" table:style-name="ce8">
            <text:p>10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e0d631d-383e-a836-1ce8-8b3e01be9b2f</text:p>
          </table:table-cell>
          <table:table-cell office:value-type="string" table:style-name="ce1">
            <text:p>Nong Khiaw</text:p>
          </table:table-cell>
          <table:table-cell office:value-type="string" table:style-name="ce1">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table:style-name="ce6"/>
          <table:table-cell table:style-name="ce7"/>
          <table:table-cell office:value-type="string" table:style-name="ce1">
            <text:p>LA</text:p>
          </table:table-cell>
          <table:table-cell table:style-name="ce1"/>
          <table:table-cell office:value-type="float" office:value="20.578164000000001" table:style-name="ce1">
            <text:p>20.578164</text:p>
          </table:table-cell>
          <table:table-cell office:value-type="float" office:value="102.624691" table:style-name="ce1">
            <text:p>102.624691</text:p>
          </table:table-cell>
          <table:table-cell office:value-type="float" office:value="2300" table:style-name="ce1">
            <text:p>2300</text:p>
          </table:table-cell>
          <table:table-cell office:value-type="float" office:value="0" table:style-name="ce1">
            <text:p>0</text:p>
          </table:table-cell>
          <table:table-cell office:value-type="float" office:value="0" table:style-name="ce1">
            <text:p>0</text:p>
          </table:table-cell>
          <table:table-cell office:value-type="float" office:value="232" table:style-name="ce8">
            <text:p>23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4733f43-88bb-5ee9-202a-61fbff765e96</text:p>
          </table:table-cell>
          <table:table-cell office:value-type="string" table:style-name="ce1">
            <text:p>Riga</text:p>
          </table:table-cell>
          <table:table-cell office:value-type="string" table:style-name="ce1">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table:style-name="ce6"/>
          <table:table-cell table:style-name="ce7"/>
          <table:table-cell office:value-type="string" table:style-name="ce1">
            <text:p>LV</text:p>
          </table:table-cell>
          <table:table-cell table:style-name="ce1"/>
          <table:table-cell office:value-type="float" office:value="56.980440999999999" table:style-name="ce1">
            <text:p>56.980441</text:p>
          </table:table-cell>
          <table:table-cell office:value-type="float" office:value="24.108121000000001" table:style-name="ce1">
            <text:p>24.108121</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72" table:style-name="ce8">
            <text:p>1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5cc43b4-6027-f0db-bbf9-27160c6d6571</text:p>
          </table:table-cell>
          <table:table-cell office:value-type="string" table:style-name="ce1">
            <text:p>Beirut</text:p>
          </table:table-cell>
          <table:table-cell office:value-type="string" table:style-name="ce1">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table:style-name="ce6"/>
          <table:table-cell table:style-name="ce7"/>
          <table:table-cell office:value-type="string" table:style-name="ce1">
            <text:p>LB</text:p>
          </table:table-cell>
          <table:table-cell table:style-name="ce1"/>
          <table:table-cell office:value-type="float" office:value="33.907054000000002" table:style-name="ce1">
            <text:p>33.907054</text:p>
          </table:table-cell>
          <table:table-cell office:value-type="float" office:value="35.464044000000001" table:style-name="ce1">
            <text:p>35.46404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35" table:style-name="ce8">
            <text:p>13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b28a356-8dbc-477e-fd1d-60560f1d48b2</text:p>
          </table:table-cell>
          <table:table-cell office:value-type="string" table:style-name="ce1">
            <text:p>Maluti Mountains</text:p>
          </table:table-cell>
          <table:table-cell office:value-type="string" table:style-name="ce1">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table:style-name="ce6"/>
          <table:table-cell table:style-name="ce7"/>
          <table:table-cell office:value-type="string" table:style-name="ce1">
            <text:p>LS</text:p>
          </table:table-cell>
          <table:table-cell table:style-name="ce1"/>
          <table:table-cell office:value-type="float" office:value="-29.077407999999998" table:style-name="ce1">
            <text:p>-29.077408</text:p>
          </table:table-cell>
          <table:table-cell office:value-type="float" office:value="28.284941" table:style-name="ce1">
            <text:p>28.284941</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122" table:style-name="ce8">
            <text:p>1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f3489d2-3f36-902e-986b-638c3e5a1325</text:p>
          </table:table-cell>
          <table:table-cell office:value-type="string" table:style-name="ce1">
            <text:p>Monrovia</text:p>
          </table:table-cell>
          <table:table-cell office:value-type="string" table:style-name="ce1">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table:style-name="ce6"/>
          <table:table-cell table:style-name="ce7"/>
          <table:table-cell office:value-type="string" table:style-name="ce1">
            <text:p>LR</text:p>
          </table:table-cell>
          <table:table-cell table:style-name="ce1"/>
          <table:table-cell office:value-type="float" office:value="6.3162500000000001" table:style-name="ce1">
            <text:p>6.31625</text:p>
          </table:table-cell>
          <table:table-cell office:value-type="float" office:value="-10.808821" table:style-name="ce1">
            <text:p>-10.808821</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42" table:style-name="ce8">
            <text:p>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143a561-249e-928f-1701-15020a68093c</text:p>
          </table:table-cell>
          <table:table-cell office:value-type="string" table:style-name="ce1">
            <text:p>Akakus Desert</text:p>
          </table:table-cell>
          <table:table-cell office:value-type="string" table:style-name="ce1">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table:style-name="ce6"/>
          <table:table-cell table:style-name="ce7"/>
          <table:table-cell office:value-type="string" table:style-name="ce1">
            <text:p>LY</text:p>
          </table:table-cell>
          <table:table-cell table:style-name="ce1"/>
          <table:table-cell office:value-type="float" office:value="24.835578999999999" table:style-name="ce1">
            <text:p>24.835579</text:p>
          </table:table-cell>
          <table:table-cell office:value-type="float" office:value="10.347341999999999" table:style-name="ce1">
            <text:p>10.347342</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17" table:style-name="ce8">
            <text:p>21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6b8b9ef-5fbe-5cf0-10c0-4a786eb8d0a1</text:p>
          </table:table-cell>
          <table:table-cell office:value-type="string" table:style-name="ce1">
            <text:p>Malbun</text:p>
          </table:table-cell>
          <table:table-cell office:value-type="string" table:style-name="ce1">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table:style-name="ce6"/>
          <table:table-cell table:style-name="ce7"/>
          <table:table-cell office:value-type="string" table:style-name="ce1">
            <text:p>LI</text:p>
          </table:table-cell>
          <table:table-cell table:style-name="ce1"/>
          <table:table-cell office:value-type="float" office:value="47.111626999999999" table:style-name="ce1">
            <text:p>47.111627</text:p>
          </table:table-cell>
          <table:table-cell office:value-type="float" office:value="9.596978" table:style-name="ce1">
            <text:p>9.596978</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42" table:style-name="ce8">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9a73feb-5d4a-5aec-3059-db0640935c76</text:p>
          </table:table-cell>
          <table:table-cell office:value-type="string" table:style-name="ce1">
            <text:p>Vilnius</text:p>
          </table:table-cell>
          <table:table-cell office:value-type="string" table:style-name="ce1">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table:style-name="ce6"/>
          <table:table-cell table:style-name="ce7"/>
          <table:table-cell office:value-type="string" table:style-name="ce1">
            <text:p>LT</text:p>
          </table:table-cell>
          <table:table-cell table:style-name="ce1"/>
          <table:table-cell office:value-type="float" office:value="54.696401000000002" table:style-name="ce1">
            <text:p>54.696401</text:p>
          </table:table-cell>
          <table:table-cell office:value-type="float" office:value="25.285454000000001" table:style-name="ce1">
            <text:p>25.285454</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183" table:style-name="ce8">
            <text:p>18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3a6f6d6-75bb-e6fe-0bbf-74c1ae53bf2d</text:p>
          </table:table-cell>
          <table:table-cell office:value-type="string" table:style-name="ce1">
            <text:p>Luxembourg</text:p>
          </table:table-cell>
          <table:table-cell office:value-type="string" table:style-name="ce1">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table:style-name="ce6"/>
          <table:table-cell table:style-name="ce7"/>
          <table:table-cell office:value-type="string" table:style-name="ce1">
            <text:p>LU</text:p>
          </table:table-cell>
          <table:table-cell table:style-name="ce1"/>
          <table:table-cell office:value-type="float" office:value="49.602688000000001" table:style-name="ce1">
            <text:p>49.602688</text:p>
          </table:table-cell>
          <table:table-cell office:value-type="float" office:value="6.1426699999999999" table:style-name="ce1">
            <text:p>6.14267</text:p>
          </table:table-cell>
          <table:table-cell office:value-type="float" office:value="1900" table:style-name="ce1">
            <text:p>1900</text:p>
          </table:table-cell>
          <table:table-cell office:value-type="float" office:value="0" table:style-name="ce1">
            <text:p>0</text:p>
          </table:table-cell>
          <table:table-cell office:value-type="float" office:value="0" table:style-name="ce1">
            <text:p>0</text:p>
          </table:table-cell>
          <table:table-cell office:value-type="float" office:value="315" table:style-name="ce8">
            <text:p>31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6689aeb-665f-58ca-9244-740d1caf7c15</text:p>
          </table:table-cell>
          <table:table-cell office:value-type="string" table:style-name="ce1">
            <text:p>Isalo National Park</text:p>
          </table:table-cell>
          <table:table-cell office:value-type="string" table:style-name="ce1">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table:style-name="ce6"/>
          <table:table-cell table:style-name="ce7"/>
          <table:table-cell office:value-type="string" table:style-name="ce1">
            <text:p>MG</text:p>
          </table:table-cell>
          <table:table-cell table:style-name="ce1"/>
          <table:table-cell office:value-type="float" office:value="-22.465603999999999" table:style-name="ce1">
            <text:p>-22.465604</text:p>
          </table:table-cell>
          <table:table-cell office:value-type="float" office:value="45.261727999999998" table:style-name="ce1">
            <text:p>45.261728</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99.5" table:style-name="ce8">
            <text:p>9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877c7d6-abf0-817b-8cd3-292a2279a623</text:p>
          </table:table-cell>
          <table:table-cell office:value-type="string" table:style-name="ce1">
            <text:p>Mount Mulanje</text:p>
          </table:table-cell>
          <table:table-cell office:value-type="string" table:style-name="ce1">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table:style-name="ce6"/>
          <table:table-cell table:style-name="ce7"/>
          <table:table-cell office:value-type="string" table:style-name="ce1">
            <text:p>MW</text:p>
          </table:table-cell>
          <table:table-cell table:style-name="ce1"/>
          <table:table-cell office:value-type="float" office:value="-15.922917" table:style-name="ce1">
            <text:p>-15.922917</text:p>
          </table:table-cell>
          <table:table-cell office:value-type="float" office:value="35.643737000000002" table:style-name="ce1">
            <text:p>35.643737</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50" table:style-name="ce8">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4a7d793-ea9a-fc99-126f-a46c45744d82</text:p>
          </table:table-cell>
          <table:table-cell office:value-type="string" table:style-name="ce1">
            <text:p>Kuala Lumpur</text:p>
          </table:table-cell>
          <table:table-cell office:value-type="string" table:style-name="ce1">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table:style-name="ce6"/>
          <table:table-cell table:style-name="ce7"/>
          <table:table-cell office:value-type="string" table:style-name="ce1">
            <text:p>MY</text:p>
          </table:table-cell>
          <table:table-cell table:style-name="ce1"/>
          <table:table-cell office:value-type="float" office:value="3.1418360000000001" table:style-name="ce1">
            <text:p>3.141836</text:p>
          </table:table-cell>
          <table:table-cell office:value-type="float" office:value="101.724075" table:style-name="ce1">
            <text:p>101.724075</text:p>
          </table:table-cell>
          <table:table-cell office:value-type="float" office:value="1625" table:style-name="ce1">
            <text:p>1625</text:p>
          </table:table-cell>
          <table:table-cell office:value-type="float" office:value="0" table:style-name="ce1">
            <text:p>0</text:p>
          </table:table-cell>
          <table:table-cell office:value-type="float" office:value="0" table:style-name="ce1">
            <text:p>0</text:p>
          </table:table-cell>
          <table:table-cell office:value-type="float" office:value="322" table:style-name="ce8">
            <text:p>3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d173ffa-44e4-6171-163a-06036d0b23f9</text:p>
          </table:table-cell>
          <table:table-cell office:value-type="string" table:style-name="ce1">
            <text:p>Malé</text:p>
          </table:table-cell>
          <table:table-cell office:value-type="string" table:style-name="ce1">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table:style-name="ce6"/>
          <table:table-cell table:style-name="ce7"/>
          <table:table-cell office:value-type="string" table:style-name="ce1">
            <text:p>MV</text:p>
          </table:table-cell>
          <table:table-cell table:style-name="ce1"/>
          <table:table-cell office:value-type="float" office:value="4.2277519999999997" table:style-name="ce1">
            <text:p>4.227752</text:p>
          </table:table-cell>
          <table:table-cell office:value-type="float" office:value="73.546304000000006" table:style-name="ce1">
            <text:p>73.546304</text:p>
          </table:table-cell>
          <table:table-cell office:value-type="float" office:value="1700" table:style-name="ce1">
            <text:p>1700</text:p>
          </table:table-cell>
          <table:table-cell office:value-type="float" office:value="0" table:style-name="ce1">
            <text:p>0</text:p>
          </table:table-cell>
          <table:table-cell office:value-type="float" office:value="0" table:style-name="ce1">
            <text:p>0</text:p>
          </table:table-cell>
          <table:table-cell office:value-type="float" office:value="202" table:style-name="ce8">
            <text:p>20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95d7e57-2f5d-ca1a-8915-d3ac0569ff2c</text:p>
          </table:table-cell>
          <table:table-cell office:value-type="string" table:style-name="ce1">
            <text:p>La Dune Rose</text:p>
          </table:table-cell>
          <table:table-cell office:value-type="string" table:style-name="ce1">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table:style-name="ce6"/>
          <table:table-cell table:style-name="ce7"/>
          <table:table-cell office:value-type="string" table:style-name="ce1">
            <text:p>ML</text:p>
          </table:table-cell>
          <table:table-cell table:style-name="ce1"/>
          <table:table-cell office:value-type="float" office:value="16.327352000000001" table:style-name="ce1">
            <text:p>16.327352</text:p>
          </table:table-cell>
          <table:table-cell office:value-type="float" office:value="-6.8776000000000004E-2" table:style-name="ce1">
            <text:p>-0.068776</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ae79426-a58b-a5b2-57d5-e89d5ee1d30c</text:p>
          </table:table-cell>
          <table:table-cell office:value-type="string" table:style-name="ce1">
            <text:p>Golden Bay</text:p>
          </table:table-cell>
          <table:table-cell office:value-type="string" table:style-name="ce1">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table:style-name="ce6"/>
          <table:table-cell table:style-name="ce7"/>
          <table:table-cell office:value-type="string" table:style-name="ce1">
            <text:p>MT</text:p>
          </table:table-cell>
          <table:table-cell table:style-name="ce1"/>
          <table:table-cell office:value-type="float" office:value="35.923775999999997" table:style-name="ce1">
            <text:p>35.923776</text:p>
          </table:table-cell>
          <table:table-cell office:value-type="float" office:value="14.330242" table:style-name="ce1">
            <text:p>14.330242</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48" table:style-name="ce8">
            <text:p>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b0e9516-bf29-55f6-b00c-ae0662af889a</text:p>
          </table:table-cell>
          <table:table-cell office:value-type="string" table:style-name="ce1">
            <text:p>Majuro</text:p>
          </table:table-cell>
          <table:table-cell office:value-type="string" table:style-name="ce1">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text:p>
          </table:table-cell>
          <table:table-cell table:style-name="ce6"/>
          <table:table-cell table:style-name="ce7"/>
          <table:table-cell office:value-type="string" table:style-name="ce1">
            <text:p>MH</text:p>
          </table:table-cell>
          <table:table-cell table:style-name="ce1"/>
          <table:table-cell office:value-type="float" office:value="7.1662439999999998" table:style-name="ce1">
            <text:p>7.166244</text:p>
          </table:table-cell>
          <table:table-cell office:value-type="float" office:value="171.02249800000001" table:style-name="ce1">
            <text:p>171.02249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7" table:style-name="ce8">
            <text:p>14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c35ed27-98dc-1ad9-be6c-f52296fa714e</text:p>
          </table:table-cell>
          <table:table-cell office:value-type="string" table:style-name="ce1">
            <text:p>Black River Gorges National Park</text:p>
          </table:table-cell>
          <table:table-cell office:value-type="string" table:style-name="ce1">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table:style-name="ce6"/>
          <table:table-cell table:style-name="ce7"/>
          <table:table-cell office:value-type="string" table:style-name="ce1">
            <text:p>MU</text:p>
          </table:table-cell>
          <table:table-cell table:style-name="ce1"/>
          <table:table-cell office:value-type="float" office:value="-20.426392" table:style-name="ce1">
            <text:p>-20.426392</text:p>
          </table:table-cell>
          <table:table-cell office:value-type="float" office:value="57.450944" table:style-name="ce1">
            <text:p>57.450944</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a5f0a3b-d384-3e5d-9cf3-2bb01e9a9461</text:p>
          </table:table-cell>
          <table:table-cell office:value-type="string" table:style-name="ce1">
            <text:p>Chinguetti</text:p>
          </table:table-cell>
          <table:table-cell office:value-type="string" table:style-name="ce1">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table:style-name="ce6"/>
          <table:table-cell table:style-name="ce7"/>
          <table:table-cell office:value-type="string" table:style-name="ce1">
            <text:p>MR</text:p>
          </table:table-cell>
          <table:table-cell table:style-name="ce1"/>
          <table:table-cell office:value-type="float" office:value="20.438821000000001" table:style-name="ce1">
            <text:p>20.438821</text:p>
          </table:table-cell>
          <table:table-cell office:value-type="float" office:value="-12.365375" table:style-name="ce1">
            <text:p>-12.36537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 table:style-name="ce8">
            <text:p>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5d9a72d-88e4-85db-6d84-1e5eaf748ab3</text:p>
          </table:table-cell>
          <table:table-cell office:value-type="string" table:style-name="ce1">
            <text:p>Copper Canyon</text:p>
          </table:table-cell>
          <table:table-cell office:value-type="string" table:style-name="ce1">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table:style-name="ce6"/>
          <table:table-cell table:style-name="ce7"/>
          <table:table-cell office:value-type="string" table:style-name="ce1">
            <text:p>MX</text:p>
          </table:table-cell>
          <table:table-cell table:style-name="ce1"/>
          <table:table-cell office:value-type="float" office:value="27.509150999999999" table:style-name="ce1">
            <text:p>27.509151</text:p>
          </table:table-cell>
          <table:table-cell office:value-type="float" office:value="-107.774901" table:style-name="ce1">
            <text:p>-107.774901</text:p>
          </table:table-cell>
          <table:table-cell office:value-type="float" office:value="6500" table:style-name="ce1">
            <text:p>6500</text:p>
          </table:table-cell>
          <table:table-cell office:value-type="float" office:value="0" table:style-name="ce1">
            <text:p>0</text:p>
          </table:table-cell>
          <table:table-cell office:value-type="float" office:value="0" table:style-name="ce1">
            <text:p>0</text:p>
          </table:table-cell>
          <table:table-cell office:value-type="float" office:value="37" table:style-name="ce8">
            <text:p>3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a3db683-6a2b-6781-0deb-2b2d0e4ac345</text:p>
          </table:table-cell>
          <table:table-cell office:value-type="string" table:style-name="ce1">
            <text:p>Chisinau</text:p>
          </table:table-cell>
          <table:table-cell office:value-type="string" table:style-name="ce1">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table:style-name="ce6"/>
          <table:table-cell table:style-name="ce7"/>
          <table:table-cell office:value-type="string" table:style-name="ce1">
            <text:p>MD</text:p>
          </table:table-cell>
          <table:table-cell table:style-name="ce1"/>
          <table:table-cell office:value-type="float" office:value="47.011513999999998" table:style-name="ce1">
            <text:p>47.011514</text:p>
          </table:table-cell>
          <table:table-cell office:value-type="float" office:value="28.803875000000001" table:style-name="ce1">
            <text:p>28.803875</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43" table:style-name="ce8">
            <text:p>4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97e3d1b-3782-b9f1-8707-0ebcd84c20bf</text:p>
          </table:table-cell>
          <table:table-cell office:value-type="string" table:style-name="ce1">
            <text:p>Monaco</text:p>
          </table:table-cell>
          <table:table-cell office:value-type="string" table:style-name="ce1">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table:style-name="ce6"/>
          <table:table-cell table:style-name="ce7"/>
          <table:table-cell office:value-type="string" table:style-name="ce1">
            <text:p>MC</text:p>
          </table:table-cell>
          <table:table-cell table:style-name="ce1"/>
          <table:table-cell office:value-type="float" office:value="43.714278" table:style-name="ce1">
            <text:p>43.714278</text:p>
          </table:table-cell>
          <table:table-cell office:value-type="float" office:value="7.4237440000000001" table:style-name="ce1">
            <text:p>7.423744</text:p>
          </table:table-cell>
          <table:table-cell office:value-type="float" office:value="1345" table:style-name="ce1">
            <text:p>1345</text:p>
          </table:table-cell>
          <table:table-cell office:value-type="float" office:value="0" table:style-name="ce1">
            <text:p>0</text:p>
          </table:table-cell>
          <table:table-cell office:value-type="float" office:value="0" table:style-name="ce1">
            <text:p>0</text:p>
          </table:table-cell>
          <table:table-cell office:value-type="float" office:value="352" table:style-name="ce8">
            <text:p>3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16b9a2e-051b-b5d6-aa65-02a57f36c30d</text:p>
          </table:table-cell>
          <table:table-cell office:value-type="string" table:style-name="ce1">
            <text:p>Altai Mountains</text:p>
          </table:table-cell>
          <table:table-cell office:value-type="string" table:style-name="ce1">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table:style-name="ce6"/>
          <table:table-cell table:style-name="ce7"/>
          <table:table-cell office:value-type="string" table:style-name="ce1">
            <text:p>MN</text:p>
          </table:table-cell>
          <table:table-cell table:style-name="ce1"/>
          <table:table-cell office:value-type="float" office:value="49.032550000000001" table:style-name="ce1">
            <text:p>49.03255</text:p>
          </table:table-cell>
          <table:table-cell office:value-type="float" office:value="88.959963000000002" table:style-name="ce1">
            <text:p>88.959963</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95" table:style-name="ce8">
            <text:p>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f96d56d-0659-9e13-b4f0-3b2cbfd77632</text:p>
          </table:table-cell>
          <table:table-cell office:value-type="string" table:style-name="ce1">
            <text:p>Black Lake</text:p>
          </table:table-cell>
          <table:table-cell office:value-type="string" table:style-name="ce1">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table:style-name="ce6"/>
          <table:table-cell table:style-name="ce7"/>
          <table:table-cell office:value-type="string" table:style-name="ce1">
            <text:p>ME</text:p>
          </table:table-cell>
          <table:table-cell table:style-name="ce1"/>
          <table:table-cell office:value-type="float" office:value="43.139349000000003" table:style-name="ce1">
            <text:p>43.139349</text:p>
          </table:table-cell>
          <table:table-cell office:value-type="float" office:value="19.07978" table:style-name="ce1">
            <text:p>19.07978</text:p>
          </table:table-cell>
          <table:table-cell office:value-type="float" office:value="5800" table:style-name="ce1">
            <text:p>5800</text:p>
          </table:table-cell>
          <table:table-cell office:value-type="float" office:value="0" table:style-name="ce1">
            <text:p>0</text:p>
          </table:table-cell>
          <table:table-cell office:value-type="float" office:value="0" table:style-name="ce1">
            <text:p>0</text:p>
          </table:table-cell>
          <table:table-cell office:value-type="float" office:value="50" table:style-name="ce8">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4973c2a-522b-be67-27d8-daeb8045284e</text:p>
          </table:table-cell>
          <table:table-cell office:value-type="string" table:style-name="ce1">
            <text:p>High Atlas</text:p>
          </table:table-cell>
          <table:table-cell office:value-type="string" table:style-name="ce1">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table:style-name="ce6"/>
          <table:table-cell table:style-name="ce7"/>
          <table:table-cell office:value-type="string" table:style-name="ce1">
            <text:p>MA</text:p>
          </table:table-cell>
          <table:table-cell table:style-name="ce1"/>
          <table:table-cell office:value-type="float" office:value="31.3767" table:style-name="ce1">
            <text:p>31.3767</text:p>
          </table:table-cell>
          <table:table-cell office:value-type="float" office:value="-6.9613449999999997" table:style-name="ce1">
            <text:p>-6.961345</text:p>
          </table:table-cell>
          <table:table-cell office:value-type="float" office:value="9100" table:style-name="ce1">
            <text:p>9100</text:p>
          </table:table-cell>
          <table:table-cell office:value-type="float" office:value="0" table:style-name="ce1">
            <text:p>0</text:p>
          </table:table-cell>
          <table:table-cell office:value-type="float" office:value="0" table:style-name="ce1">
            <text:p>0</text:p>
          </table:table-cell>
          <table:table-cell office:value-type="float" office:value="352" table:style-name="ce8">
            <text:p>3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c474130-200b-5760-acfb-ed050a39fbf5</text:p>
          </table:table-cell>
          <table:table-cell office:value-type="string" table:style-name="ce1">
            <text:p>Macaneta Beach</text:p>
          </table:table-cell>
          <table:table-cell office:value-type="string" table:style-name="ce1">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table:style-name="ce6"/>
          <table:table-cell table:style-name="ce7"/>
          <table:table-cell office:value-type="string" table:style-name="ce1">
            <text:p>MZ</text:p>
          </table:table-cell>
          <table:table-cell table:style-name="ce1"/>
          <table:table-cell office:value-type="float" office:value="-25.806324" table:style-name="ce1">
            <text:p>-25.806324</text:p>
          </table:table-cell>
          <table:table-cell office:value-type="float" office:value="32.732940999999997" table:style-name="ce1">
            <text:p>32.732941</text:p>
          </table:table-cell>
          <table:table-cell office:value-type="float" office:value="400" table:style-name="ce1">
            <text:p>400</text:p>
          </table:table-cell>
          <table:table-cell office:value-type="float" office:value="0" table:style-name="ce1">
            <text:p>0</text:p>
          </table:table-cell>
          <table:table-cell office:value-type="float" office:value="0" table:style-name="ce1">
            <text:p>0</text:p>
          </table:table-cell>
          <table:table-cell office:value-type="float" office:value="8" table:style-name="ce8">
            <text:p>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e2dbdaf-536d-33ea-02be-4837b86dd0aa</text:p>
          </table:table-cell>
          <table:table-cell office:value-type="string" table:style-name="ce1">
            <text:p>Gubyaukgyi Temple</text:p>
          </table:table-cell>
          <table:table-cell office:value-type="string" table:style-name="ce1">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table:style-name="ce6"/>
          <table:table-cell table:style-name="ce7"/>
          <table:table-cell office:value-type="string" table:style-name="ce1">
            <text:p>MM</text:p>
          </table:table-cell>
          <table:table-cell table:style-name="ce1"/>
          <table:table-cell office:value-type="float" office:value="21.157980999999999" table:style-name="ce1">
            <text:p>21.157981</text:p>
          </table:table-cell>
          <table:table-cell office:value-type="float" office:value="94.853290999999999" table:style-name="ce1">
            <text:p>94.853291</text:p>
          </table:table-cell>
          <table:table-cell office:value-type="float" office:value="550" table:style-name="ce1">
            <text:p>550</text:p>
          </table:table-cell>
          <table:table-cell office:value-type="float" office:value="0" table:style-name="ce1">
            <text:p>0</text:p>
          </table:table-cell>
          <table:table-cell office:value-type="float" office:value="0" table:style-name="ce1">
            <text:p>0</text:p>
          </table:table-cell>
          <table:table-cell office:value-type="float" office:value="52" table:style-name="ce8">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1ce02cc-4fe2-9755-2d33-cd8610ca2bac</text:p>
          </table:table-cell>
          <table:table-cell office:value-type="string" table:style-name="ce1">
            <text:p>Nauru</text:p>
          </table:table-cell>
          <table:table-cell office:value-type="string" table:style-name="ce1">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table:style-name="ce6"/>
          <table:table-cell table:style-name="ce7"/>
          <table:table-cell office:value-type="string" table:style-name="ce1">
            <text:p>NR</text:p>
          </table:table-cell>
          <table:table-cell table:style-name="ce1"/>
          <table:table-cell office:value-type="float" office:value="-0.57405200000000001" table:style-name="ce1">
            <text:p>-0.574052</text:p>
          </table:table-cell>
          <table:table-cell office:value-type="float" office:value="166.93532400000001" table:style-name="ce1">
            <text:p>166.935324</text:p>
          </table:table-cell>
          <table:table-cell office:value-type="float" office:value="2750" table:style-name="ce1">
            <text:p>2750</text:p>
          </table:table-cell>
          <table:table-cell office:value-type="float" office:value="0" table:style-name="ce1">
            <text:p>0</text:p>
          </table:table-cell>
          <table:table-cell office:value-type="float" office:value="0" table:style-name="ce1">
            <text:p>0</text:p>
          </table:table-cell>
          <table:table-cell office:value-type="float" office:value="356" table:style-name="ce8">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0756064-2496-0803-00ac-a532f4a3fa91</text:p>
          </table:table-cell>
          <table:table-cell office:value-type="string" table:style-name="ce1">
            <text:p>Fish River Canyon</text:p>
          </table:table-cell>
          <table:table-cell office:value-type="string" table:style-name="ce1">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table:style-name="ce6"/>
          <table:table-cell table:style-name="ce7"/>
          <table:table-cell office:value-type="string" table:style-name="ce1">
            <text:p>NA</text:p>
          </table:table-cell>
          <table:table-cell table:style-name="ce1"/>
          <table:table-cell office:value-type="float" office:value="-27.784796" table:style-name="ce1">
            <text:p>-27.784796</text:p>
          </table:table-cell>
          <table:table-cell office:value-type="float" office:value="17.616406999999999" table:style-name="ce1">
            <text:p>17.6164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53" table:style-name="ce8">
            <text:p>25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0bab95c-7680-189c-74f1-837c3494d4a3</text:p>
          </table:table-cell>
          <table:table-cell office:value-type="string" table:style-name="ce1">
            <text:p>Mustang</text:p>
          </table:table-cell>
          <table:table-cell office:value-type="string" table:style-name="ce1">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table:style-name="ce6"/>
          <table:table-cell table:style-name="ce7"/>
          <table:table-cell office:value-type="string" table:style-name="ce1">
            <text:p>NP</text:p>
          </table:table-cell>
          <table:table-cell table:style-name="ce1"/>
          <table:table-cell office:value-type="float" office:value="28.915313000000001" table:style-name="ce1">
            <text:p>28.915313</text:p>
          </table:table-cell>
          <table:table-cell office:value-type="float" office:value="83.799432999999993" table:style-name="ce1">
            <text:p>83.799433</text:p>
          </table:table-cell>
          <table:table-cell office:value-type="float" office:value="22000" table:style-name="ce1">
            <text:p>22000</text:p>
          </table:table-cell>
          <table:table-cell office:value-type="float" office:value="0" table:style-name="ce1">
            <text:p>0</text:p>
          </table:table-cell>
          <table:table-cell office:value-type="float" office:value="0" table:style-name="ce1">
            <text:p>0</text:p>
          </table:table-cell>
          <table:table-cell office:value-type="float" office:value="33" table:style-name="ce8">
            <text:p>3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40dbda7-3167-1619-944f-fb7c744be391</text:p>
          </table:table-cell>
          <table:table-cell office:value-type="string" table:style-name="ce1">
            <text:p>Maastricht</text:p>
          </table:table-cell>
          <table:table-cell office:value-type="string" table:style-name="ce1">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table:style-name="ce6"/>
          <table:table-cell table:style-name="ce7"/>
          <table:table-cell office:value-type="string" table:style-name="ce1">
            <text:p>NL</text:p>
          </table:table-cell>
          <table:table-cell table:style-name="ce1"/>
          <table:table-cell office:value-type="float" office:value="50.861449" table:style-name="ce1">
            <text:p>50.861449</text:p>
          </table:table-cell>
          <table:table-cell office:value-type="float" office:value="5.7077080000000002" table:style-name="ce1">
            <text:p>5.707708</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17" table:style-name="ce8">
            <text:p>21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27da833-bfb5-a34f-df44-a319de57ac1e</text:p>
          </table:table-cell>
          <table:table-cell office:value-type="string" table:style-name="ce1">
            <text:p>Queenstown</text:p>
          </table:table-cell>
          <table:table-cell office:value-type="string" table:style-name="ce1">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table:style-name="ce6"/>
          <table:table-cell table:style-name="ce7"/>
          <table:table-cell office:value-type="string" table:style-name="ce1">
            <text:p>NZ</text:p>
          </table:table-cell>
          <table:table-cell table:style-name="ce1"/>
          <table:table-cell office:value-type="float" office:value="-45.062463999999999" table:style-name="ce1">
            <text:p>-45.062464</text:p>
          </table:table-cell>
          <table:table-cell office:value-type="float" office:value="168.66168999999999" table:style-name="ce1">
            <text:p>168.66169</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bd3beee-93af-ed34-b9cc-8edf1bf5c281</text:p>
          </table:table-cell>
          <table:table-cell office:value-type="string" table:style-name="ce1">
            <text:p>Cerro Negro</text:p>
          </table:table-cell>
          <table:table-cell office:value-type="string" table:style-name="ce1">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table:style-name="ce6"/>
          <table:table-cell table:style-name="ce7"/>
          <table:table-cell office:value-type="string" table:style-name="ce1">
            <text:p>NI</text:p>
          </table:table-cell>
          <table:table-cell table:style-name="ce1"/>
          <table:table-cell office:value-type="float" office:value="12.518456" table:style-name="ce1">
            <text:p>12.518456</text:p>
          </table:table-cell>
          <table:table-cell office:value-type="float" office:value="-86.695994999999996" table:style-name="ce1">
            <text:p>-86.69599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12" table:style-name="ce8">
            <text:p>21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d1c237f-9204-60e2-5b0c-bd6f118545e3</text:p>
          </table:table-cell>
          <table:table-cell office:value-type="string" table:style-name="ce1">
            <text:p>Lagos</text:p>
          </table:table-cell>
          <table:table-cell office:value-type="string" table:style-name="ce1">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table:style-name="ce6"/>
          <table:table-cell table:style-name="ce7"/>
          <table:table-cell office:value-type="string" table:style-name="ce1">
            <text:p>NG</text:p>
          </table:table-cell>
          <table:table-cell table:style-name="ce1"/>
          <table:table-cell office:value-type="float" office:value="6.453055" table:style-name="ce1">
            <text:p>6.453055</text:p>
          </table:table-cell>
          <table:table-cell office:value-type="float" office:value="3.3815849999999998" table:style-name="ce1">
            <text:p>3.381585</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326" table:style-name="ce8">
            <text:p>32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1ba173c-7d07-3ed9-7a59-6552b63a3942</text:p>
          </table:table-cell>
          <table:table-cell office:value-type="string" table:style-name="ce1">
            <text:p>Niamey</text:p>
          </table:table-cell>
          <table:table-cell office:value-type="string" table:style-name="ce1">
            <text:p>Niamey, the capital of Niger, presents a diverse array of attractions for explorers. Situated primarily on the east side of the impressive Niger River, Africa’s third-longest river, the city offers scenic vistas and boat tour opportunities.</text:p>
          </table:table-cell>
          <table:table-cell table:style-name="ce6"/>
          <table:table-cell table:style-name="ce7"/>
          <table:table-cell office:value-type="string" table:style-name="ce1">
            <text:p>NE</text:p>
          </table:table-cell>
          <table:table-cell table:style-name="ce1"/>
          <table:table-cell office:value-type="float" office:value="13.478160000000001" table:style-name="ce1">
            <text:p>13.47816</text:p>
          </table:table-cell>
          <table:table-cell office:value-type="float" office:value="2.1143740000000002" table:style-name="ce1">
            <text:p>2.114374</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4" table:style-name="ce8">
            <text:p>1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80a509e-0a59-33f0-5549-a9368b52d170</text:p>
          </table:table-cell>
          <table:table-cell office:value-type="string" table:style-name="ce1">
            <text:p>Paektu Mountain</text:p>
          </table:table-cell>
          <table:table-cell office:value-type="string" table:style-name="ce1">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table:style-name="ce6"/>
          <table:table-cell table:style-name="ce7"/>
          <table:table-cell office:value-type="string" table:style-name="ce1">
            <text:p>KP</text:p>
          </table:table-cell>
          <table:table-cell table:style-name="ce1"/>
          <table:table-cell office:value-type="float" office:value="41.945343999999999" table:style-name="ce1">
            <text:p>41.945344</text:p>
          </table:table-cell>
          <table:table-cell office:value-type="float" office:value="128.05502100000001" table:style-name="ce1">
            <text:p>128.055021</text:p>
          </table:table-cell>
          <table:table-cell office:value-type="float" office:value="11000" table:style-name="ce1">
            <text:p>11000</text:p>
          </table:table-cell>
          <table:table-cell office:value-type="float" office:value="0" table:style-name="ce1">
            <text:p>0</text:p>
          </table:table-cell>
          <table:table-cell office:value-type="float" office:value="0" table:style-name="ce1">
            <text:p>0</text:p>
          </table:table-cell>
          <table:table-cell office:value-type="float" office:value="3" table:style-name="ce8">
            <text:p>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421bde4-3df4-e587-c64c-0825de9771e8</text:p>
          </table:table-cell>
          <table:table-cell office:value-type="string" table:style-name="ce1">
            <text:p>Skopje</text:p>
          </table:table-cell>
          <table:table-cell office:value-type="string" table:style-name="ce1">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table:style-name="ce6"/>
          <table:table-cell table:style-name="ce7"/>
          <table:table-cell office:value-type="string" table:style-name="ce1">
            <text:p>MK</text:p>
          </table:table-cell>
          <table:table-cell table:style-name="ce1"/>
          <table:table-cell office:value-type="float" office:value="42.004761999999999" table:style-name="ce1">
            <text:p>42.004762</text:p>
          </table:table-cell>
          <table:table-cell office:value-type="float" office:value="21.462727999999998" table:style-name="ce1">
            <text:p>21.462728</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0" table:style-name="ce8">
            <text:p>17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e45ca2f-ed22-2c5b-90ca-a74013da8db7</text:p>
          </table:table-cell>
          <table:table-cell office:value-type="string" table:style-name="ce1">
            <text:p>Geirangerfjord</text:p>
          </table:table-cell>
          <table:table-cell office:value-type="string" table:style-name="ce1">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table:style-name="ce6"/>
          <table:table-cell table:style-name="ce7"/>
          <table:table-cell office:value-type="string" table:style-name="ce1">
            <text:p>NO</text:p>
          </table:table-cell>
          <table:table-cell table:style-name="ce1"/>
          <table:table-cell office:value-type="float" office:value="62.114758000000002" table:style-name="ce1">
            <text:p>62.114758</text:p>
          </table:table-cell>
          <table:table-cell office:value-type="float" office:value="6.9490850000000002" table:style-name="ce1">
            <text:p>6.949085</text:p>
          </table:table-cell>
          <table:table-cell office:value-type="float" office:value="2900" table:style-name="ce1">
            <text:p>2900</text:p>
          </table:table-cell>
          <table:table-cell office:value-type="float" office:value="0" table:style-name="ce1">
            <text:p>0</text:p>
          </table:table-cell>
          <table:table-cell office:value-type="float" office:value="0" table:style-name="ce1">
            <text:p>0</text:p>
          </table:table-cell>
          <table:table-cell office:value-type="float" office:value="123" table:style-name="ce8">
            <text:p>12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9791bb0-90a5-cdcc-cba9-7db77f2a7709</text:p>
          </table:table-cell>
          <table:table-cell office:value-type="string" table:style-name="ce1">
            <text:p>Muscat</text:p>
          </table:table-cell>
          <table:table-cell office:value-type="string" table:style-name="ce1">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text:p>
          </table:table-cell>
          <table:table-cell table:style-name="ce6"/>
          <table:table-cell table:style-name="ce7"/>
          <table:table-cell office:value-type="string" table:style-name="ce1">
            <text:p>OM</text:p>
          </table:table-cell>
          <table:table-cell table:style-name="ce1"/>
          <table:table-cell office:value-type="float" office:value="23.614379" table:style-name="ce1">
            <text:p>23.614379</text:p>
          </table:table-cell>
          <table:table-cell office:value-type="float" office:value="58.467106999999999" table:style-name="ce1">
            <text:p>58.467107</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34" table:style-name="ce8">
            <text:p>2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ef087a3-7713-9828-8019-0e1c0636d2a9</text:p>
          </table:table-cell>
          <table:table-cell office:value-type="string" table:style-name="ce1">
            <text:p>Chitral</text:p>
          </table:table-cell>
          <table:table-cell office:value-type="string" table:style-name="ce1">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table:style-name="ce6"/>
          <table:table-cell table:style-name="ce7"/>
          <table:table-cell office:value-type="string" table:style-name="ce1">
            <text:p>PK</text:p>
          </table:table-cell>
          <table:table-cell table:style-name="ce1"/>
          <table:table-cell office:value-type="float" office:value="35.701334000000003" table:style-name="ce1">
            <text:p>35.701334</text:p>
          </table:table-cell>
          <table:table-cell office:value-type="float" office:value="71.764544999999998" table:style-name="ce1">
            <text:p>71.764545</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8" table:style-name="ce8">
            <text:p>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6fb2144-cf1f-2a4e-b2b2-c79c483a8a69</text:p>
          </table:table-cell>
          <table:table-cell office:value-type="string" table:style-name="ce1">
            <text:p>Palau</text:p>
          </table:table-cell>
          <table:table-cell office:value-type="string" table:style-name="ce1">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table:style-name="ce6"/>
          <table:table-cell table:style-name="ce7"/>
          <table:table-cell office:value-type="string" table:style-name="ce1">
            <text:p>PW</text:p>
          </table:table-cell>
          <table:table-cell table:style-name="ce1"/>
          <table:table-cell office:value-type="float" office:value="7.2940319999999996" table:style-name="ce1">
            <text:p>7.294032</text:p>
          </table:table-cell>
          <table:table-cell office:value-type="float" office:value="134.43165500000001" table:style-name="ce1">
            <text:p>134.431655</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40" table:style-name="ce8">
            <text:p>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c2e1b41-43a6-a351-374e-a11f0a559c72</text:p>
          </table:table-cell>
          <table:table-cell office:value-type="string" table:style-name="ce1">
            <text:p>Ramallah</text:p>
          </table:table-cell>
          <table:table-cell office:value-type="string" table:style-name="ce1">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text:p>
          </table:table-cell>
          <table:table-cell table:style-name="ce6"/>
          <table:table-cell table:style-name="ce7"/>
          <table:table-cell office:value-type="string" table:style-name="ce1">
            <text:p>PS</text:p>
          </table:table-cell>
          <table:table-cell table:style-name="ce1"/>
          <table:table-cell office:value-type="float" office:value="31.889845999999999" table:style-name="ce1">
            <text:p>31.889846</text:p>
          </table:table-cell>
          <table:table-cell office:value-type="float" office:value="35.220348000000001" table:style-name="ce1">
            <text:p>35.220348</text:p>
          </table:table-cell>
          <table:table-cell office:value-type="float" office:value="4100" table:style-name="ce1">
            <text:p>4100</text:p>
          </table:table-cell>
          <table:table-cell office:value-type="float" office:value="0" table:style-name="ce1">
            <text:p>0</text:p>
          </table:table-cell>
          <table:table-cell office:value-type="float" office:value="0" table:style-name="ce1">
            <text:p>0</text:p>
          </table:table-cell>
          <table:table-cell office:value-type="float" office:value="315" table:style-name="ce8">
            <text:p>31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3f23db0-5828-d2c9-8f28-12c235f72036</text:p>
          </table:table-cell>
          <table:table-cell office:value-type="string" table:style-name="ce1">
            <text:p>Volcán Barú National Park</text:p>
          </table:table-cell>
          <table:table-cell office:value-type="string" table:style-name="ce1">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table:style-name="ce6"/>
          <table:table-cell table:style-name="ce7"/>
          <table:table-cell office:value-type="string" table:style-name="ce1">
            <text:p>PA</text:p>
          </table:table-cell>
          <table:table-cell table:style-name="ce1"/>
          <table:table-cell office:value-type="float" office:value="8.8059460000000005" table:style-name="ce1">
            <text:p>8.805946</text:p>
          </table:table-cell>
          <table:table-cell office:value-type="float" office:value="-82.503108999999995" table:style-name="ce1">
            <text:p>-82.503109</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72" table:style-name="ce8">
            <text:p>27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3ee8526-2a50-3737-215e-1f07622817f9</text:p>
          </table:table-cell>
          <table:table-cell office:value-type="string" table:style-name="ce1">
            <text:p>Port Moresby</text:p>
          </table:table-cell>
          <table:table-cell office:value-type="string" table:style-name="ce1">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table:style-name="ce6"/>
          <table:table-cell table:style-name="ce7"/>
          <table:table-cell office:value-type="string" table:style-name="ce1">
            <text:p>PG</text:p>
          </table:table-cell>
          <table:table-cell table:style-name="ce1"/>
          <table:table-cell office:value-type="float" office:value="-9.4873700000000003" table:style-name="ce1">
            <text:p>-9.48737</text:p>
          </table:table-cell>
          <table:table-cell office:value-type="float" office:value="147.14049700000001" table:style-name="ce1">
            <text:p>147.140497</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52" table:style-name="ce8">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f584b1a-9a47-0fa6-6923-f149104ecf6e</text:p>
          </table:table-cell>
          <table:table-cell office:value-type="string" table:style-name="ce1">
            <text:p>The Dam Of Itaipú</text:p>
          </table:table-cell>
          <table:table-cell office:value-type="string" table:style-name="ce1">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table:style-name="ce6"/>
          <table:table-cell table:style-name="ce7"/>
          <table:table-cell office:value-type="string" table:style-name="ce1">
            <text:p>PY</text:p>
          </table:table-cell>
          <table:table-cell table:style-name="ce1"/>
          <table:table-cell office:value-type="float" office:value="-25.418496000000001" table:style-name="ce1">
            <text:p>-25.418496</text:p>
          </table:table-cell>
          <table:table-cell office:value-type="float" office:value="-54.573034999999997" table:style-name="ce1">
            <text:p>-54.573035</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310" table:style-name="ce8">
            <text:p>3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5f1a3b28-1be2-bac6-848d-faa6166b9aee</text:p>
          </table:table-cell>
          <table:table-cell office:value-type="string" table:style-name="ce1">
            <text:p>Rainbow Mountain</text:p>
          </table:table-cell>
          <table:table-cell office:value-type="string" table:style-name="ce1">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table:style-name="ce6"/>
          <table:table-cell table:style-name="ce7"/>
          <table:table-cell office:value-type="string" table:style-name="ce1">
            <text:p>PE</text:p>
          </table:table-cell>
          <table:table-cell table:style-name="ce1"/>
          <table:table-cell office:value-type="float" office:value="-13.864088000000001" table:style-name="ce1">
            <text:p>-13.864088</text:p>
          </table:table-cell>
          <table:table-cell office:value-type="float" office:value="-71.298754000000002" table:style-name="ce1">
            <text:p>-71.298754</text:p>
          </table:table-cell>
          <table:table-cell office:value-type="float" office:value="17200" table:style-name="ce1">
            <text:p>17200</text:p>
          </table:table-cell>
          <table:table-cell office:value-type="float" office:value="0" table:style-name="ce1">
            <text:p>0</text:p>
          </table:table-cell>
          <table:table-cell office:value-type="float" office:value="0" table:style-name="ce1">
            <text:p>0</text:p>
          </table:table-cell>
          <table:table-cell office:value-type="float" office:value="234" table:style-name="ce8">
            <text:p>2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6c007ed-0bf2-939a-e227-985259e14edf</text:p>
          </table:table-cell>
          <table:table-cell office:value-type="string" table:style-name="ce1">
            <text:p>Coron, Palawan</text:p>
          </table:table-cell>
          <table:table-cell office:value-type="string" table:style-name="ce1">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table:style-name="ce6"/>
          <table:table-cell table:style-name="ce7"/>
          <table:table-cell office:value-type="string" table:style-name="ce1">
            <text:p>PH</text:p>
          </table:table-cell>
          <table:table-cell table:style-name="ce1"/>
          <table:table-cell office:value-type="float" office:value="11.985915" table:style-name="ce1">
            <text:p>11.985915</text:p>
          </table:table-cell>
          <table:table-cell office:value-type="float" office:value="120.213391" table:style-name="ce1">
            <text:p>120.213391</text:p>
          </table:table-cell>
          <table:table-cell office:value-type="float" office:value="850" table:style-name="ce1">
            <text:p>850</text:p>
          </table:table-cell>
          <table:table-cell office:value-type="float" office:value="0" table:style-name="ce1">
            <text:p>0</text:p>
          </table:table-cell>
          <table:table-cell office:value-type="float" office:value="0" table:style-name="ce1">
            <text:p>0</text:p>
          </table:table-cell>
          <table:table-cell office:value-type="float" office:value="350" table:style-name="ce8">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51f6ef0-6715-89b7-1ec7-61637b17a5cd</text:p>
          </table:table-cell>
          <table:table-cell office:value-type="string" table:style-name="ce1">
            <text:p>Gdańsk</text:p>
          </table:table-cell>
          <table:table-cell office:value-type="string" table:style-name="ce1">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table:style-name="ce6"/>
          <table:table-cell table:style-name="ce7"/>
          <table:table-cell office:value-type="string" table:style-name="ce1">
            <text:p>PL</text:p>
          </table:table-cell>
          <table:table-cell table:style-name="ce1"/>
          <table:table-cell office:value-type="float" office:value="54.390180999999998" table:style-name="ce1">
            <text:p>54.390181</text:p>
          </table:table-cell>
          <table:table-cell office:value-type="float" office:value="18.670259999999999" table:style-name="ce1">
            <text:p>18.67026</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218" table:style-name="ce8">
            <text:p>21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f67962f-49c1-9a3e-3599-db5fdfe0939a</text:p>
          </table:table-cell>
          <table:table-cell office:value-type="string" table:style-name="ce1">
            <text:p>Porto</text:p>
          </table:table-cell>
          <table:table-cell office:value-type="string" table:style-name="ce1">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table:style-name="ce6"/>
          <table:table-cell table:style-name="ce7"/>
          <table:table-cell office:value-type="string" table:style-name="ce1">
            <text:p>PT</text:p>
          </table:table-cell>
          <table:table-cell table:style-name="ce1"/>
          <table:table-cell office:value-type="float" office:value="41.137048999999998" table:style-name="ce1">
            <text:p>41.137049</text:p>
          </table:table-cell>
          <table:table-cell office:value-type="float" office:value="-8.6846340000000009" table:style-name="ce1">
            <text:p>-8.684634</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71" table:style-name="ce8">
            <text:p>7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dec1fde-7945-a608-b636-b0a5a94cdbd6</text:p>
          </table:table-cell>
          <table:table-cell office:value-type="string" table:style-name="ce1">
            <text:p>San Juan</text:p>
          </table:table-cell>
          <table:table-cell office:value-type="string" table:style-name="ce1">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text:p>
          </table:table-cell>
          <table:table-cell table:style-name="ce6"/>
          <table:table-cell table:style-name="ce7"/>
          <table:table-cell office:value-type="string" table:style-name="ce1">
            <text:p>PR</text:p>
          </table:table-cell>
          <table:table-cell table:style-name="ce1"/>
          <table:table-cell office:value-type="float" office:value="18.488807000000001" table:style-name="ce1">
            <text:p>18.488807</text:p>
          </table:table-cell>
          <table:table-cell office:value-type="float" office:value="-66.132666999999998" table:style-name="ce1">
            <text:p>-66.132667</text:p>
          </table:table-cell>
          <table:table-cell office:value-type="float" office:value="3200" table:style-name="ce1">
            <text:p>3200</text:p>
          </table:table-cell>
          <table:table-cell office:value-type="float" office:value="0" table:style-name="ce1">
            <text:p>0</text:p>
          </table:table-cell>
          <table:table-cell office:value-type="float" office:value="0" table:style-name="ce1">
            <text:p>0</text:p>
          </table:table-cell>
          <table:table-cell office:value-type="float" office:value="168" table:style-name="ce8">
            <text:p>1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995907e-fce7-29f6-3ae0-e7f64d64189a</text:p>
          </table:table-cell>
          <table:table-cell office:value-type="string" table:style-name="ce1">
            <text:p>Khor al Adaid</text:p>
          </table:table-cell>
          <table:table-cell office:value-type="string" table:style-name="ce1">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table:style-name="ce6"/>
          <table:table-cell table:style-name="ce7"/>
          <table:table-cell office:value-type="string" table:style-name="ce1">
            <text:p>QA</text:p>
          </table:table-cell>
          <table:table-cell table:style-name="ce1"/>
          <table:table-cell office:value-type="float" office:value="24.591111000000001" table:style-name="ce1">
            <text:p>24.591111</text:p>
          </table:table-cell>
          <table:table-cell office:value-type="float" office:value="51.394531999999998" table:style-name="ce1">
            <text:p>51.394532</text:p>
          </table:table-cell>
          <table:table-cell office:value-type="float" office:value="4200" table:style-name="ce1">
            <text:p>4200</text:p>
          </table:table-cell>
          <table:table-cell office:value-type="float" office:value="0" table:style-name="ce1">
            <text:p>0</text:p>
          </table:table-cell>
          <table:table-cell office:value-type="float" office:value="0" table:style-name="ce1">
            <text:p>0</text:p>
          </table:table-cell>
          <table:table-cell office:value-type="float" office:value="290" table:style-name="ce8">
            <text:p>2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a7dace2-e383-4ead-a664-27ad7d1dbb8b</text:p>
          </table:table-cell>
          <table:table-cell office:value-type="string" table:style-name="ce1">
            <text:p>Pointe-Noire</text:p>
          </table:table-cell>
          <table:table-cell office:value-type="string" table:style-name="ce1">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table:style-name="ce6"/>
          <table:table-cell table:style-name="ce7"/>
          <table:table-cell office:value-type="string" table:style-name="ce1">
            <text:p>CG</text:p>
          </table:table-cell>
          <table:table-cell table:style-name="ce1"/>
          <table:table-cell office:value-type="float" office:value="-4.7751359999999998" table:style-name="ce1">
            <text:p>-4.775136</text:p>
          </table:table-cell>
          <table:table-cell office:value-type="float" office:value="11.844429999999999" table:style-name="ce1">
            <text:p>11.8444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67" table:style-name="ce8">
            <text:p>67</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cd235eb-b3a1-df49-8a69-7db9a0438d93</text:p>
          </table:table-cell>
          <table:table-cell office:value-type="string" table:style-name="ce1">
            <text:p>The Transfăgărășan Highway</text:p>
          </table:table-cell>
          <table:table-cell office:value-type="string" table:style-name="ce1">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table:style-name="ce6"/>
          <table:table-cell table:style-name="ce7"/>
          <table:table-cell office:value-type="string" table:style-name="ce1">
            <text:p>RO</text:p>
          </table:table-cell>
          <table:table-cell table:style-name="ce1"/>
          <table:table-cell office:value-type="float" office:value="45.574044000000001" table:style-name="ce1">
            <text:p>45.574044</text:p>
          </table:table-cell>
          <table:table-cell office:value-type="float" office:value="24.633490999999999" table:style-name="ce1">
            <text:p>24.633491</text:p>
          </table:table-cell>
          <table:table-cell office:value-type="float" office:value="7800" table:style-name="ce1">
            <text:p>7800</text:p>
          </table:table-cell>
          <table:table-cell office:value-type="float" office:value="0" table:style-name="ce1">
            <text:p>0</text:p>
          </table:table-cell>
          <table:table-cell office:value-type="float" office:value="0" table:style-name="ce1">
            <text:p>0</text:p>
          </table:table-cell>
          <table:table-cell office:value-type="float" office:value="345" table:style-name="ce8">
            <text:p>3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cd543d2-26d7-9c21-8252-03f1a717c9b5</text:p>
          </table:table-cell>
          <table:table-cell office:value-type="string" table:style-name="ce1">
            <text:p>Kigali City</text:p>
          </table:table-cell>
          <table:table-cell office:value-type="string" table:style-name="ce1">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table:style-name="ce6"/>
          <table:table-cell table:style-name="ce7"/>
          <table:table-cell office:value-type="string" table:style-name="ce1">
            <text:p>RW</text:p>
          </table:table-cell>
          <table:table-cell table:style-name="ce1"/>
          <table:table-cell office:value-type="float" office:value="-1.9561630000000001" table:style-name="ce1">
            <text:p>-1.956163</text:p>
          </table:table-cell>
          <table:table-cell office:value-type="float" office:value="30.038924999999999" table:style-name="ce1">
            <text:p>30.038925</text:p>
          </table:table-cell>
          <table:table-cell office:value-type="float" office:value="5750" table:style-name="ce1">
            <text:p>5750</text:p>
          </table:table-cell>
          <table:table-cell office:value-type="float" office:value="0" table:style-name="ce1">
            <text:p>0</text:p>
          </table:table-cell>
          <table:table-cell office:value-type="float" office:value="0" table:style-name="ce1">
            <text:p>0</text:p>
          </table:table-cell>
          <table:table-cell office:value-type="float" office:value="75" table:style-name="ce8">
            <text:p>7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e962906-c16e-e1e6-e121-239daed1d2c2</text:p>
          </table:table-cell>
          <table:table-cell office:value-type="string" table:style-name="ce1">
            <text:p>Saint Kitts and Nevis</text:p>
          </table:table-cell>
          <table:table-cell office:value-type="string" table:style-name="ce1">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table:style-name="ce6"/>
          <table:table-cell table:style-name="ce7"/>
          <table:table-cell office:value-type="string" table:style-name="ce1">
            <text:p>KN</text:p>
          </table:table-cell>
          <table:table-cell table:style-name="ce1"/>
          <table:table-cell office:value-type="float" office:value="17.281326" table:style-name="ce1">
            <text:p>17.281326</text:p>
          </table:table-cell>
          <table:table-cell office:value-type="float" office:value="-62.707534000000003" table:style-name="ce1">
            <text:p>-62.707534</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330" table:style-name="ce8">
            <text:p>3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08c545c-7e44-58fc-28db-f11e0e75e1c2</text:p>
          </table:table-cell>
          <table:table-cell office:value-type="string" table:style-name="ce1">
            <text:p>Saint Lucia</text:p>
          </table:table-cell>
          <table:table-cell office:value-type="string" table:style-name="ce1">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table:style-name="ce6"/>
          <table:table-cell table:style-name="ce7"/>
          <table:table-cell office:value-type="string" table:style-name="ce1">
            <text:p>LC</text:p>
          </table:table-cell>
          <table:table-cell table:style-name="ce1"/>
          <table:table-cell office:value-type="float" office:value="13.825365" table:style-name="ce1">
            <text:p>13.825365</text:p>
          </table:table-cell>
          <table:table-cell office:value-type="float" office:value="-61.079751999999999" table:style-name="ce1">
            <text:p>-61.07975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38" table:style-name="ce8">
            <text:p>3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aa14afc4-653b-c74e-ce13-349ca91fcf7c</text:p>
          </table:table-cell>
          <table:table-cell office:value-type="string" table:style-name="ce1">
            <text:p>Saint Vincent and the Grenadines</text:p>
          </table:table-cell>
          <table:table-cell office:value-type="string" table:style-name="ce1">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text:p>
          </table:table-cell>
          <table:table-cell table:style-name="ce6"/>
          <table:table-cell table:style-name="ce7"/>
          <table:table-cell office:value-type="string" table:style-name="ce1">
            <text:p>VC</text:p>
          </table:table-cell>
          <table:table-cell table:style-name="ce1"/>
          <table:table-cell office:value-type="float" office:value="13.120780999999999" table:style-name="ce1">
            <text:p>13.120781</text:p>
          </table:table-cell>
          <table:table-cell office:value-type="float" office:value="-61.166218999999998" table:style-name="ce1">
            <text:p>-61.166219</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1" table:style-name="ce8">
            <text:p>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ecf4f7b-2a2d-2f6d-8bdf-7a0fd73fc8aa</text:p>
          </table:table-cell>
          <table:table-cell office:value-type="string" table:style-name="ce1">
            <text:p>Samoa</text:p>
          </table:table-cell>
          <table:table-cell office:value-type="string" table:style-name="ce1">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text:p>
          </table:table-cell>
          <table:table-cell table:style-name="ce6"/>
          <table:table-cell table:style-name="ce7"/>
          <table:table-cell office:value-type="string" table:style-name="ce1">
            <text:p>WS</text:p>
          </table:table-cell>
          <table:table-cell table:style-name="ce1"/>
          <table:table-cell office:value-type="float" office:value="-13.762841999999999" table:style-name="ce1">
            <text:p>-13.762842</text:p>
          </table:table-cell>
          <table:table-cell office:value-type="float" office:value="-171.851089" table:style-name="ce1">
            <text:p>-171.851089</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42" table:style-name="ce8">
            <text:p>14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e497416-20fb-327d-9e4b-949db797a859</text:p>
          </table:table-cell>
          <table:table-cell office:value-type="string" table:style-name="ce1">
            <text:p>Fortress of Guaita</text:p>
          </table:table-cell>
          <table:table-cell office:value-type="string" table:style-name="ce10">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table:style-name="ce12"/>
          <table:table-cell table:style-name="ce13"/>
          <table:table-cell office:value-type="string" table:style-name="ce1">
            <text:p>SM</text:p>
          </table:table-cell>
          <table:table-cell table:style-name="ce1"/>
          <table:table-cell office:value-type="float" office:value="43.946497999999998" table:style-name="ce1">
            <text:p>43.946498</text:p>
          </table:table-cell>
          <table:table-cell office:value-type="float" office:value="12.452745999999999" table:style-name="ce1">
            <text:p>12.452746</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90" table:style-name="ce8">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b56ccf6-594d-84c2-caff-3df9cd3c9888</text:p>
          </table:table-cell>
          <table:table-cell office:value-type="string" table:style-name="ce1">
            <text:p>Sao Tome and Principe</text:p>
          </table:table-cell>
          <table:table-cell office:value-type="string" table:style-name="ce1">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table:style-name="ce6"/>
          <table:table-cell table:style-name="ce7"/>
          <table:table-cell office:value-type="string" table:style-name="ce1">
            <text:p>ST</text:p>
          </table:table-cell>
          <table:table-cell table:style-name="ce1"/>
          <table:table-cell office:value-type="float" office:value="-5.274E-3" table:style-name="ce1">
            <text:p>-0.005274</text:p>
          </table:table-cell>
          <table:table-cell office:value-type="float" office:value="6.551329" table:style-name="ce1">
            <text:p>6.551329</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70f3365-66e2-fbab-09a7-3d4129a9f684</text:p>
          </table:table-cell>
          <table:table-cell office:value-type="string" table:style-name="ce1">
            <text:p>The Edge of the World</text:p>
          </table:table-cell>
          <table:table-cell office:value-type="string" table:style-name="ce1">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table:style-name="ce6"/>
          <table:table-cell table:style-name="ce7"/>
          <table:table-cell office:value-type="string" table:style-name="ce1">
            <text:p>SA</text:p>
          </table:table-cell>
          <table:table-cell table:style-name="ce1"/>
          <table:table-cell office:value-type="float" office:value="25.002735000000001" table:style-name="ce1">
            <text:p>25.002735</text:p>
          </table:table-cell>
          <table:table-cell office:value-type="float" office:value="46.194158000000002" table:style-name="ce1">
            <text:p>46.194158</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21" table:style-name="ce8">
            <text:p>21</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5c103cd-e13f-f7ed-3a76-419b9a97ec78</text:p>
          </table:table-cell>
          <table:table-cell office:value-type="string" table:style-name="ce1">
            <text:p>Dakar</text:p>
          </table:table-cell>
          <table:table-cell office:value-type="string" table:style-name="ce1">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text:p>
          </table:table-cell>
          <table:table-cell table:style-name="ce6"/>
          <table:table-cell table:style-name="ce7"/>
          <table:table-cell office:value-type="string" table:style-name="ce1">
            <text:p>SN</text:p>
          </table:table-cell>
          <table:table-cell table:style-name="ce1"/>
          <table:table-cell office:value-type="float" office:value="14.772765" table:style-name="ce1">
            <text:p>14.772765</text:p>
          </table:table-cell>
          <table:table-cell office:value-type="float" office:value="-17.552237000000002" table:style-name="ce1">
            <text:p>-17.552237</text:p>
          </table:table-cell>
          <table:table-cell office:value-type="float" office:value="9300" table:style-name="ce1">
            <text:p>9300</text:p>
          </table:table-cell>
          <table:table-cell office:value-type="float" office:value="0" table:style-name="ce1">
            <text:p>0</text:p>
          </table:table-cell>
          <table:table-cell office:value-type="float" office:value="0" table:style-name="ce1">
            <text:p>0</text:p>
          </table:table-cell>
          <table:table-cell office:value-type="float" office:value="114" table:style-name="ce8">
            <text:p>11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fc63e4b-9fae-9bfe-06e6-bbc3f646866b</text:p>
          </table:table-cell>
          <table:table-cell office:value-type="string" table:style-name="ce1">
            <text:p>Ivanjica</text:p>
          </table:table-cell>
          <table:table-cell office:value-type="string" table:style-name="ce1">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table:style-name="ce6"/>
          <table:table-cell table:style-name="ce7"/>
          <table:table-cell office:value-type="string" table:style-name="ce1">
            <text:p>RS</text:p>
          </table:table-cell>
          <table:table-cell table:style-name="ce1"/>
          <table:table-cell office:value-type="float" office:value="43.594178999999997" table:style-name="ce1">
            <text:p>43.594179</text:p>
          </table:table-cell>
          <table:table-cell office:value-type="float" office:value="20.224563" table:style-name="ce1">
            <text:p>20.224563</text:p>
          </table:table-cell>
          <table:table-cell office:value-type="float" office:value="2700" table:style-name="ce1">
            <text:p>2700</text:p>
          </table:table-cell>
          <table:table-cell office:value-type="float" office:value="0" table:style-name="ce1">
            <text:p>0</text:p>
          </table:table-cell>
          <table:table-cell office:value-type="float" office:value="0" table:style-name="ce1">
            <text:p>0</text:p>
          </table:table-cell>
          <table:table-cell office:value-type="float" office:value="162" table:style-name="ce8">
            <text:p>16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3c4d525-2060-3269-5d23-17fb7cf70c10</text:p>
          </table:table-cell>
          <table:table-cell office:value-type="string" table:style-name="ce1">
            <text:p>Victoria</text:p>
          </table:table-cell>
          <table:table-cell office:value-type="string" table:style-name="ce1">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table:style-name="ce6"/>
          <table:table-cell table:style-name="ce7"/>
          <table:table-cell office:value-type="string" table:style-name="ce1">
            <text:p>SC</text:p>
          </table:table-cell>
          <table:table-cell table:style-name="ce1"/>
          <table:table-cell office:value-type="float" office:value="-4.6132520000000001" table:style-name="ce1">
            <text:p>-4.613252</text:p>
          </table:table-cell>
          <table:table-cell office:value-type="float" office:value="55.472481000000002" table:style-name="ce1">
            <text:p>55.472481</text:p>
          </table:table-cell>
          <table:table-cell office:value-type="float" office:value="1300" table:style-name="ce1">
            <text:p>1300</text:p>
          </table:table-cell>
          <table:table-cell office:value-type="float" office:value="0" table:style-name="ce1">
            <text:p>0</text:p>
          </table:table-cell>
          <table:table-cell office:value-type="float" office:value="0" table:style-name="ce1">
            <text:p>0</text:p>
          </table:table-cell>
          <table:table-cell office:value-type="float" office:value="224" table:style-name="ce8">
            <text:p>22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1f9c48e-b217-fa9b-2607-b15fb131872e</text:p>
          </table:table-cell>
          <table:table-cell office:value-type="string" table:style-name="ce1">
            <text:p>Bintumani Mountain</text:p>
          </table:table-cell>
          <table:table-cell office:value-type="string" table:style-name="ce1">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table:style-name="ce6"/>
          <table:table-cell table:style-name="ce7"/>
          <table:table-cell office:value-type="string" table:style-name="ce1">
            <text:p>SL</text:p>
          </table:table-cell>
          <table:table-cell table:style-name="ce1"/>
          <table:table-cell office:value-type="float" office:value="9.2205349999999999" table:style-name="ce1">
            <text:p>9.220535</text:p>
          </table:table-cell>
          <table:table-cell office:value-type="float" office:value="-11.100771999999999" table:style-name="ce1">
            <text:p>-11.100772</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295" table:style-name="ce8">
            <text:p>29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3245add-70b7-ba48-b196-efd7d62286e6</text:p>
          </table:table-cell>
          <table:table-cell office:value-type="string" table:style-name="ce1">
            <text:p>Marina Bay Sands Skypark</text:p>
          </table:table-cell>
          <table:table-cell office:value-type="string" table:style-name="ce1">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table:style-name="ce6"/>
          <table:table-cell table:style-name="ce7"/>
          <table:table-cell office:value-type="string" table:style-name="ce1">
            <text:p>SG</text:p>
          </table:table-cell>
          <table:table-cell table:style-name="ce1"/>
          <table:table-cell office:value-type="float" office:value="1.272521" table:style-name="ce1">
            <text:p>1.272521</text:p>
          </table:table-cell>
          <table:table-cell office:value-type="float" office:value="103.86594700000001" table:style-name="ce1">
            <text:p>103.865947</text:p>
          </table:table-cell>
          <table:table-cell office:value-type="float" office:value="875" table:style-name="ce1">
            <text:p>875</text:p>
          </table:table-cell>
          <table:table-cell office:value-type="float" office:value="0" table:style-name="ce1">
            <text:p>0</text:p>
          </table:table-cell>
          <table:table-cell office:value-type="float" office:value="0" table:style-name="ce1">
            <text:p>0</text:p>
          </table:table-cell>
          <table:table-cell office:value-type="float" office:value="345" table:style-name="ce8">
            <text:p>34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9176f943-98d4-f982-4b28-915be2d3e397</text:p>
          </table:table-cell>
          <table:table-cell office:value-type="string" table:style-name="ce1">
            <text:p>High Tatras</text:p>
          </table:table-cell>
          <table:table-cell office:value-type="string" table:style-name="ce1">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table:style-name="ce6"/>
          <table:table-cell table:style-name="ce7"/>
          <table:table-cell office:value-type="string" table:style-name="ce1">
            <text:p>SK</text:p>
          </table:table-cell>
          <table:table-cell table:style-name="ce1"/>
          <table:table-cell office:value-type="float" office:value="49.135272999999998" table:style-name="ce1">
            <text:p>49.135273</text:p>
          </table:table-cell>
          <table:table-cell office:value-type="float" office:value="20.145713000000001" table:style-name="ce1">
            <text:p>20.145713</text:p>
          </table:table-cell>
          <table:table-cell office:value-type="float" office:value="9600" table:style-name="ce1">
            <text:p>9600</text:p>
          </table:table-cell>
          <table:table-cell office:value-type="float" office:value="0" table:style-name="ce1">
            <text:p>0</text:p>
          </table:table-cell>
          <table:table-cell office:value-type="float" office:value="0" table:style-name="ce1">
            <text:p>0</text:p>
          </table:table-cell>
          <table:table-cell office:value-type="float" office:value="340" table:style-name="ce8">
            <text:p>34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e2b46ad-00f7-6635-fdf7-7a432112cf64</text:p>
          </table:table-cell>
          <table:table-cell office:value-type="string" table:style-name="ce1">
            <text:p>Kamnik-Savinja Alps</text:p>
          </table:table-cell>
          <table:table-cell office:value-type="string" table:style-name="ce1">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table:style-name="ce6"/>
          <table:table-cell table:style-name="ce7"/>
          <table:table-cell office:value-type="string" table:style-name="ce1">
            <text:p>SI</text:p>
          </table:table-cell>
          <table:table-cell table:style-name="ce1"/>
          <table:table-cell office:value-type="float" office:value="46.391309" table:style-name="ce1">
            <text:p>46.391309</text:p>
          </table:table-cell>
          <table:table-cell office:value-type="float" office:value="14.532356" table:style-name="ce1">
            <text:p>14.532356</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9" table:style-name="ce8">
            <text:p>13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9cb135b-d6b8-7a56-d831-80c59a81699d</text:p>
          </table:table-cell>
          <table:table-cell office:value-type="string" table:style-name="ce1">
            <text:p>Honiara</text:p>
          </table:table-cell>
          <table:table-cell office:value-type="string" table:style-name="ce1">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table:style-name="ce6"/>
          <table:table-cell table:style-name="ce7"/>
          <table:table-cell office:value-type="string" table:style-name="ce1">
            <text:p>SB</text:p>
          </table:table-cell>
          <table:table-cell table:style-name="ce1"/>
          <table:table-cell office:value-type="float" office:value="-9.4007020000000008" table:style-name="ce1">
            <text:p>-9.400702</text:p>
          </table:table-cell>
          <table:table-cell office:value-type="float" office:value="159.93833100000001" table:style-name="ce1">
            <text:p>159.938331</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148" table:style-name="ce8">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d95c718-f85d-bf4a-5797-ea87ff4ed6e3</text:p>
          </table:table-cell>
          <table:table-cell office:value-type="string" table:style-name="ce1">
            <text:p>Mogadishu</text:p>
          </table:table-cell>
          <table:table-cell office:value-type="string" table:style-name="ce1">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table:style-name="ce6"/>
          <table:table-cell table:style-name="ce7"/>
          <table:table-cell office:value-type="string" table:style-name="ce1">
            <text:p>SO</text:p>
          </table:table-cell>
          <table:table-cell table:style-name="ce1"/>
          <table:table-cell office:value-type="float" office:value="2.008391" table:style-name="ce1">
            <text:p>2.008391</text:p>
          </table:table-cell>
          <table:table-cell office:value-type="float" office:value="45.350209" table:style-name="ce1">
            <text:p>45.350209</text:p>
          </table:table-cell>
          <table:table-cell office:value-type="float" office:value="3600" table:style-name="ce1">
            <text:p>3600</text:p>
          </table:table-cell>
          <table:table-cell office:value-type="float" office:value="0" table:style-name="ce1">
            <text:p>0</text:p>
          </table:table-cell>
          <table:table-cell office:value-type="float" office:value="0" table:style-name="ce1">
            <text:p>0</text:p>
          </table:table-cell>
          <table:table-cell office:value-type="float" office:value="350" table:style-name="ce8">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c1d3702-73db-c9cf-e30a-a13432c44425</text:p>
          </table:table-cell>
          <table:table-cell office:value-type="string" table:style-name="ce1">
            <text:p>Blyde River Canyon</text:p>
          </table:table-cell>
          <table:table-cell office:value-type="string" table:style-name="ce1">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table:style-name="ce6"/>
          <table:table-cell table:style-name="ce7"/>
          <table:table-cell office:value-type="string" table:style-name="ce1">
            <text:p>ZA</text:p>
          </table:table-cell>
          <table:table-cell table:style-name="ce1"/>
          <table:table-cell office:value-type="float" office:value="-24.596304" table:style-name="ce1">
            <text:p>-24.596304</text:p>
          </table:table-cell>
          <table:table-cell office:value-type="float" office:value="30.793306999999999" table:style-name="ce1">
            <text:p>30.793307</text:p>
          </table:table-cell>
          <table:table-cell office:value-type="float" office:value="4370" table:style-name="ce1">
            <text:p>4370</text:p>
          </table:table-cell>
          <table:table-cell office:value-type="float" office:value="0" table:style-name="ce1">
            <text:p>0</text:p>
          </table:table-cell>
          <table:table-cell office:value-type="float" office:value="0" table:style-name="ce1">
            <text:p>0</text:p>
          </table:table-cell>
          <table:table-cell office:value-type="float" office:value="25" table:style-name="ce8">
            <text:p>2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7cb049f-fc2a-c8e2-d00e-f34eaa25efba</text:p>
          </table:table-cell>
          <table:table-cell office:value-type="string" table:style-name="ce1">
            <text:p>Busan</text:p>
          </table:table-cell>
          <table:table-cell office:value-type="string" table:style-name="ce1">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table:style-name="ce6"/>
          <table:table-cell table:style-name="ce7"/>
          <table:table-cell office:value-type="string" table:style-name="ce1">
            <text:p>KR</text:p>
          </table:table-cell>
          <table:table-cell table:style-name="ce1"/>
          <table:table-cell office:value-type="float" office:value="35.141081" table:style-name="ce1">
            <text:p>35.141081</text:p>
          </table:table-cell>
          <table:table-cell office:value-type="float" office:value="129.14141499999999" table:style-name="ce1">
            <text:p>129.141415</text:p>
          </table:table-cell>
          <table:table-cell office:value-type="float" office:value="1850" table:style-name="ce1">
            <text:p>1850</text:p>
          </table:table-cell>
          <table:table-cell office:value-type="float" office:value="0" table:style-name="ce1">
            <text:p>0</text:p>
          </table:table-cell>
          <table:table-cell office:value-type="float" office:value="0" table:style-name="ce1">
            <text:p>0</text:p>
          </table:table-cell>
          <table:table-cell office:value-type="float" office:value="350" table:style-name="ce8">
            <text:p>3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46a45e9-887d-9f12-d027-40962701bf00</text:p>
          </table:table-cell>
          <table:table-cell office:value-type="string" table:style-name="ce1">
            <text:p>Juba</text:p>
          </table:table-cell>
          <table:table-cell office:value-type="string" table:style-name="ce1">
            <text:p>Juba is the capital and largest city of South Sudan. The city is situated on the White Nile and also serves as the capital of the Central Equatoria State. It is the most recently declared national capital.</text:p>
          </table:table-cell>
          <table:table-cell table:style-name="ce6"/>
          <table:table-cell table:style-name="ce7"/>
          <table:table-cell office:value-type="string" table:style-name="ce1">
            <text:p>SS</text:p>
          </table:table-cell>
          <table:table-cell table:style-name="ce1"/>
          <table:table-cell office:value-type="float" office:value="4.8371700000000004" table:style-name="ce1">
            <text:p>4.83717</text:p>
          </table:table-cell>
          <table:table-cell office:value-type="float" office:value="31.635266999999999" table:style-name="ce1">
            <text:p>31.635267</text:p>
          </table:table-cell>
          <table:table-cell office:value-type="float" office:value="4500" table:style-name="ce1">
            <text:p>4500</text:p>
          </table:table-cell>
          <table:table-cell office:value-type="float" office:value="0" table:style-name="ce1">
            <text:p>0</text:p>
          </table:table-cell>
          <table:table-cell office:value-type="float" office:value="0" table:style-name="ce1">
            <text:p>0</text:p>
          </table:table-cell>
          <table:table-cell office:value-type="float" office:value="280" table:style-name="ce8">
            <text:p>28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38e5e25-b658-aa59-c6c6-467bca7a9f06</text:p>
          </table:table-cell>
          <table:table-cell office:value-type="string" table:style-name="ce1">
            <text:p>Puente Nuevo in Ronda</text:p>
          </table:table-cell>
          <table:table-cell office:value-type="string" table:style-name="ce1">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table:style-name="ce6"/>
          <table:table-cell table:style-name="ce7"/>
          <table:table-cell office:value-type="string" table:style-name="ce1">
            <text:p>ES</text:p>
          </table:table-cell>
          <table:table-cell table:style-name="ce1"/>
          <table:table-cell office:value-type="float" office:value="36.737715000000001" table:style-name="ce1">
            <text:p>36.737715</text:p>
          </table:table-cell>
          <table:table-cell office:value-type="float" office:value="-5.1715020000000003" table:style-name="ce1">
            <text:p>-5.171502</text:p>
          </table:table-cell>
          <table:table-cell office:value-type="float" office:value="2660" table:style-name="ce1">
            <text:p>2660</text:p>
          </table:table-cell>
          <table:table-cell office:value-type="float" office:value="0" table:style-name="ce1">
            <text:p>0</text:p>
          </table:table-cell>
          <table:table-cell office:value-type="float" office:value="0" table:style-name="ce1">
            <text:p>0</text:p>
          </table:table-cell>
          <table:table-cell office:value-type="float" office:value="56" table:style-name="ce8">
            <text:p>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37f86bf-f138-68be-5510-696e659473f4</text:p>
          </table:table-cell>
          <table:table-cell office:value-type="string" table:style-name="ce1">
            <text:p>Adams Peak</text:p>
          </table:table-cell>
          <table:table-cell office:value-type="string" table:style-name="ce1">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table:style-name="ce6"/>
          <table:table-cell table:style-name="ce7"/>
          <table:table-cell office:value-type="string" table:style-name="ce1">
            <text:p>LK</text:p>
          </table:table-cell>
          <table:table-cell table:style-name="ce1"/>
          <table:table-cell office:value-type="float" office:value="6.7998950000000002" table:style-name="ce1">
            <text:p>6.799895</text:p>
          </table:table-cell>
          <table:table-cell office:value-type="float" office:value="80.509894000000003" table:style-name="ce1">
            <text:p>80.509894</text:p>
          </table:table-cell>
          <table:table-cell office:value-type="float" office:value="7200" table:style-name="ce1">
            <text:p>7200</text:p>
          </table:table-cell>
          <table:table-cell office:value-type="float" office:value="0" table:style-name="ce1">
            <text:p>0</text:p>
          </table:table-cell>
          <table:table-cell office:value-type="float" office:value="0" table:style-name="ce1">
            <text:p>0</text:p>
          </table:table-cell>
          <table:table-cell office:value-type="float" office:value="313" table:style-name="ce8">
            <text:p>31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0c76627-4f2b-44a2-d3d0-414b82ab4fca</text:p>
          </table:table-cell>
          <table:table-cell office:value-type="string" table:style-name="ce1">
            <text:p>Khartum</text:p>
          </table:table-cell>
          <table:table-cell office:value-type="string" table:style-name="ce1">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text:p>
          </table:table-cell>
          <table:table-cell table:style-name="ce6"/>
          <table:table-cell table:style-name="ce7"/>
          <table:table-cell office:value-type="string" table:style-name="ce1">
            <text:p>SD</text:p>
          </table:table-cell>
          <table:table-cell table:style-name="ce1"/>
          <table:table-cell office:value-type="float" office:value="15.442371" table:style-name="ce1">
            <text:p>15.442371</text:p>
          </table:table-cell>
          <table:table-cell office:value-type="float" office:value="32.461857999999999" table:style-name="ce1">
            <text:p>32.461858</text:p>
          </table:table-cell>
          <table:table-cell office:value-type="float" office:value="1600" table:style-name="ce1">
            <text:p>1600</text:p>
          </table:table-cell>
          <table:table-cell office:value-type="float" office:value="0" table:style-name="ce1">
            <text:p>0</text:p>
          </table:table-cell>
          <table:table-cell office:value-type="float" office:value="0" table:style-name="ce1">
            <text:p>0</text:p>
          </table:table-cell>
          <table:table-cell office:value-type="float" office:value="30" table:style-name="ce8">
            <text:p>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2b1beace-0834-c08a-6c88-69e7761e5a45</text:p>
          </table:table-cell>
          <table:table-cell office:value-type="string" table:style-name="ce1">
            <text:p>Tafelberg Nature Reserve</text:p>
          </table:table-cell>
          <table:table-cell office:value-type="string" table:style-name="ce1">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table:style-name="ce6"/>
          <table:table-cell table:style-name="ce7"/>
          <table:table-cell office:value-type="string" table:style-name="ce1">
            <text:p>SR</text:p>
          </table:table-cell>
          <table:table-cell table:style-name="ce1"/>
          <table:table-cell office:value-type="float" office:value="3.779887" table:style-name="ce1">
            <text:p>3.779887</text:p>
          </table:table-cell>
          <table:table-cell office:value-type="float" office:value="-56.149939000000003" table:style-name="ce1">
            <text:p>-56.149939</text:p>
          </table:table-cell>
          <table:table-cell office:value-type="float" office:value="2450" table:style-name="ce1">
            <text:p>2450</text:p>
          </table:table-cell>
          <table:table-cell office:value-type="float" office:value="0" table:style-name="ce1">
            <text:p>0</text:p>
          </table:table-cell>
          <table:table-cell office:value-type="float" office:value="0" table:style-name="ce1">
            <text:p>0</text:p>
          </table:table-cell>
          <table:table-cell office:value-type="float" office:value="0" table:style-name="ce8">
            <text:p>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4fbf861-63e0-fe81-8526-1c81ed2021d2</text:p>
          </table:table-cell>
          <table:table-cell office:value-type="string" table:style-name="ce1">
            <text:p>Abisko National Park</text:p>
          </table:table-cell>
          <table:table-cell office:value-type="string" table:style-name="ce1">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table:style-name="ce6"/>
          <table:table-cell table:style-name="ce7"/>
          <table:table-cell office:value-type="string" table:style-name="ce1">
            <text:p>SE</text:p>
          </table:table-cell>
          <table:table-cell table:style-name="ce1"/>
          <table:table-cell office:value-type="float" office:value="68.282899999999998" table:style-name="ce1">
            <text:p>68.2829</text:p>
          </table:table-cell>
          <table:table-cell office:value-type="float" office:value="18.572695" table:style-name="ce1">
            <text:p>18.572695</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50" table:style-name="ce8">
            <text:p>5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ce9f32d-ad80-1510-8c6f-1a0a9b9c1a9d</text:p>
          </table:table-cell>
          <table:table-cell office:value-type="string" table:style-name="ce1">
            <text:p>St. Moritz</text:p>
          </table:table-cell>
          <table:table-cell office:value-type="string" table:style-name="ce1">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text:p>
          </table:table-cell>
          <table:table-cell table:style-name="ce6"/>
          <table:table-cell table:style-name="ce7"/>
          <table:table-cell office:value-type="string" table:style-name="ce1">
            <text:p>CH</text:p>
          </table:table-cell>
          <table:table-cell table:style-name="ce1"/>
          <table:table-cell office:value-type="float" office:value="46.495583000000003" table:style-name="ce1">
            <text:p>46.495583</text:p>
          </table:table-cell>
          <table:table-cell office:value-type="float" office:value="9.8548519999999993" table:style-name="ce1">
            <text:p>9.854852</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258" table:style-name="ce8">
            <text:p>25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dcaab5a-2a8b-dc86-574f-89a1894543be</text:p>
          </table:table-cell>
          <table:table-cell office:value-type="string" table:style-name="ce1">
            <text:p>Palmyra</text:p>
          </table:table-cell>
          <table:table-cell office:value-type="string" table:style-name="ce1">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text:p>
          </table:table-cell>
          <table:table-cell table:style-name="ce6"/>
          <table:table-cell table:style-name="ce7"/>
          <table:table-cell office:value-type="string" table:style-name="ce1">
            <text:p>SY</text:p>
          </table:table-cell>
          <table:table-cell table:style-name="ce1"/>
          <table:table-cell office:value-type="float" office:value="34.550794000000003" table:style-name="ce1">
            <text:p>34.550794</text:p>
          </table:table-cell>
          <table:table-cell office:value-type="float" office:value="38.266092" table:style-name="ce1">
            <text:p>38.266092</text:p>
          </table:table-cell>
          <table:table-cell office:value-type="float" office:value="2200" table:style-name="ce1">
            <text:p>2200</text:p>
          </table:table-cell>
          <table:table-cell office:value-type="float" office:value="0" table:style-name="ce1">
            <text:p>0</text:p>
          </table:table-cell>
          <table:table-cell office:value-type="float" office:value="0" table:style-name="ce1">
            <text:p>0</text:p>
          </table:table-cell>
          <table:table-cell office:value-type="float" office:value="55" table:style-name="ce8">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679436c-ee20-f18a-5989-7efd311ab044</text:p>
          </table:table-cell>
          <table:table-cell office:value-type="string" table:style-name="ce1">
            <text:p>Taipei</text:p>
          </table:table-cell>
          <table:table-cell office:value-type="string" table:style-name="ce1">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table:style-name="ce6"/>
          <table:table-cell table:style-name="ce7"/>
          <table:table-cell office:value-type="string" table:style-name="ce1">
            <text:p>TW</text:p>
          </table:table-cell>
          <table:table-cell table:style-name="ce1"/>
          <table:table-cell office:value-type="float" office:value="25.144172999999999" table:style-name="ce1">
            <text:p>25.144173</text:p>
          </table:table-cell>
          <table:table-cell office:value-type="float" office:value="121.448193" table:style-name="ce1">
            <text:p>121.448193</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160" table:style-name="ce8">
            <text:p>1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bc3548fd-12a8-0ac5-f8a8-1a9eea9926a9</text:p>
          </table:table-cell>
          <table:table-cell office:value-type="string" table:style-name="ce1">
            <text:p>Bartang River</text:p>
          </table:table-cell>
          <table:table-cell office:value-type="string" table:style-name="ce1">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table:style-name="ce6"/>
          <table:table-cell table:style-name="ce7"/>
          <table:table-cell office:value-type="string" table:style-name="ce1">
            <text:p>TJ</text:p>
          </table:table-cell>
          <table:table-cell table:style-name="ce1"/>
          <table:table-cell office:value-type="float" office:value="38.221898000000003" table:style-name="ce1">
            <text:p>38.221898</text:p>
          </table:table-cell>
          <table:table-cell office:value-type="float" office:value="72.265782999999999" table:style-name="ce1">
            <text:p>72.265783</text:p>
          </table:table-cell>
          <table:table-cell office:value-type="float" office:value="11500" table:style-name="ce1">
            <text:p>11500</text:p>
          </table:table-cell>
          <table:table-cell office:value-type="float" office:value="0" table:style-name="ce1">
            <text:p>0</text:p>
          </table:table-cell>
          <table:table-cell office:value-type="float" office:value="0" table:style-name="ce1">
            <text:p>0</text:p>
          </table:table-cell>
          <table:table-cell office:value-type="float" office:value="204" table:style-name="ce8">
            <text:p>20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baaee76-a2c9-7785-87cb-84541027608d</text:p>
          </table:table-cell>
          <table:table-cell office:value-type="string" table:style-name="ce1">
            <text:p>Mahale Mountains National Park</text:p>
          </table:table-cell>
          <table:table-cell office:value-type="string" table:style-name="ce1">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table:style-name="ce6"/>
          <table:table-cell table:style-name="ce7"/>
          <table:table-cell office:value-type="string" table:style-name="ce1">
            <text:p>TZ</text:p>
          </table:table-cell>
          <table:table-cell table:style-name="ce1"/>
          <table:table-cell office:value-type="float" office:value="-6.2117089999999999" table:style-name="ce1">
            <text:p>-6.211709</text:p>
          </table:table-cell>
          <table:table-cell office:value-type="float" office:value="29.955622999999999" table:style-name="ce1">
            <text:p>29.955623</text:p>
          </table:table-cell>
          <table:table-cell office:value-type="float" office:value="6380" table:style-name="ce1">
            <text:p>6380</text:p>
          </table:table-cell>
          <table:table-cell office:value-type="float" office:value="0" table:style-name="ce1">
            <text:p>0</text:p>
          </table:table-cell>
          <table:table-cell office:value-type="float" office:value="0" table:style-name="ce1">
            <text:p>0</text:p>
          </table:table-cell>
          <table:table-cell office:value-type="float" office:value="322" table:style-name="ce8">
            <text:p>3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900c465-cd77-8b70-e5e2-da19dc80f08a</text:p>
          </table:table-cell>
          <table:table-cell office:value-type="string" table:style-name="ce1">
            <text:p>Bangkok</text:p>
          </table:table-cell>
          <table:table-cell office:value-type="string" table:style-name="ce1">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table:style-name="ce6"/>
          <table:table-cell table:style-name="ce7"/>
          <table:table-cell office:value-type="string" table:style-name="ce1">
            <text:p>TH</text:p>
          </table:table-cell>
          <table:table-cell table:style-name="ce1"/>
          <table:table-cell office:value-type="float" office:value="13.751773" table:style-name="ce1">
            <text:p>13.751773</text:p>
          </table:table-cell>
          <table:table-cell office:value-type="float" office:value="100.476687" table:style-name="ce1">
            <text:p>100.476687</text:p>
          </table:table-cell>
          <table:table-cell office:value-type="float" office:value="1400" table:style-name="ce1">
            <text:p>1400</text:p>
          </table:table-cell>
          <table:table-cell office:value-type="float" office:value="0" table:style-name="ce1">
            <text:p>0</text:p>
          </table:table-cell>
          <table:table-cell office:value-type="float" office:value="0" table:style-name="ce1">
            <text:p>0</text:p>
          </table:table-cell>
          <table:table-cell office:value-type="float" office:value="90" table:style-name="ce8">
            <text:p>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cf6f4815-ff4b-15cf-62af-782671441e86</text:p>
          </table:table-cell>
          <table:table-cell office:value-type="string" table:style-name="ce1">
            <text:p>Tatamailau</text:p>
          </table:table-cell>
          <table:table-cell office:value-type="string" table:style-name="ce1">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text:p>
          </table:table-cell>
          <table:table-cell table:style-name="ce6"/>
          <table:table-cell table:style-name="ce7"/>
          <table:table-cell office:value-type="string" table:style-name="ce1">
            <text:p>TL</text:p>
          </table:table-cell>
          <table:table-cell table:style-name="ce1"/>
          <table:table-cell office:value-type="float" office:value="-8.8792460000000002" table:style-name="ce1">
            <text:p>-8.879246</text:p>
          </table:table-cell>
          <table:table-cell office:value-type="float" office:value="125.462833" table:style-name="ce1">
            <text:p>125.462833</text:p>
          </table:table-cell>
          <table:table-cell office:value-type="float" office:value="8800" table:style-name="ce1">
            <text:p>8800</text:p>
          </table:table-cell>
          <table:table-cell office:value-type="float" office:value="0" table:style-name="ce1">
            <text:p>0</text:p>
          </table:table-cell>
          <table:table-cell office:value-type="float" office:value="0" table:style-name="ce1">
            <text:p>0</text:p>
          </table:table-cell>
          <table:table-cell office:value-type="float" office:value="130" table:style-name="ce8">
            <text:p>13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707bc77-afa0-e871-7d77-d467054698d8</text:p>
          </table:table-cell>
          <table:table-cell office:value-type="string" table:style-name="ce1">
            <text:p>Lomé</text:p>
          </table:table-cell>
          <table:table-cell office:value-type="string" table:style-name="ce1">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text:p>
          </table:table-cell>
          <table:table-cell table:style-name="ce6"/>
          <table:table-cell table:style-name="ce7"/>
          <table:table-cell office:value-type="string" table:style-name="ce1">
            <text:p>TG</text:p>
          </table:table-cell>
          <table:table-cell table:style-name="ce1"/>
          <table:table-cell office:value-type="float" office:value="6.1123940000000001" table:style-name="ce1">
            <text:p>6.112394</text:p>
          </table:table-cell>
          <table:table-cell office:value-type="float" office:value="1.217231" table:style-name="ce1">
            <text:p>1.217231</text:p>
          </table:table-cell>
          <table:table-cell office:value-type="float" office:value="1100" table:style-name="ce1">
            <text:p>1100</text:p>
          </table:table-cell>
          <table:table-cell office:value-type="float" office:value="0" table:style-name="ce1">
            <text:p>0</text:p>
          </table:table-cell>
          <table:table-cell office:value-type="float" office:value="0" table:style-name="ce1">
            <text:p>0</text:p>
          </table:table-cell>
          <table:table-cell office:value-type="float" office:value="22" table:style-name="ce8">
            <text:p>2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dbf6d637-63b5-4129-daf1-a4bdd3e6dd03</text:p>
          </table:table-cell>
          <table:table-cell office:value-type="string" table:style-name="ce1">
            <text:p>Tonga</text:p>
          </table:table-cell>
          <table:table-cell office:value-type="string" table:style-name="ce1">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table:style-name="ce6"/>
          <table:table-cell table:style-name="ce7"/>
          <table:table-cell office:value-type="string" table:style-name="ce1">
            <text:p>TO</text:p>
          </table:table-cell>
          <table:table-cell table:style-name="ce1"/>
          <table:table-cell office:value-type="float" office:value="-21.042968999999999" table:style-name="ce1">
            <text:p>-21.042969</text:p>
          </table:table-cell>
          <table:table-cell office:value-type="float" office:value="-175.10503199999999" table:style-name="ce1">
            <text:p>-175.105032</text:p>
          </table:table-cell>
          <table:table-cell office:value-type="float" office:value="7400" table:style-name="ce1">
            <text:p>7400</text:p>
          </table:table-cell>
          <table:table-cell office:value-type="float" office:value="0" table:style-name="ce1">
            <text:p>0</text:p>
          </table:table-cell>
          <table:table-cell office:value-type="float" office:value="0" table:style-name="ce1">
            <text:p>0</text:p>
          </table:table-cell>
          <table:table-cell office:value-type="float" office:value="202" table:style-name="ce8">
            <text:p>20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01a0950-cc67-2533-a9cd-b2b00325ed0f</text:p>
          </table:table-cell>
          <table:table-cell office:value-type="string" table:style-name="ce1">
            <text:p>Port of Spain</text:p>
          </table:table-cell>
          <table:table-cell office:value-type="string" table:style-name="ce1">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table:style-name="ce6"/>
          <table:table-cell table:style-name="ce7"/>
          <table:table-cell office:value-type="string" table:style-name="ce1">
            <text:p>TT</text:p>
          </table:table-cell>
          <table:table-cell table:style-name="ce1"/>
          <table:table-cell office:value-type="float" office:value="10.652381999999999" table:style-name="ce1">
            <text:p>10.652382</text:p>
          </table:table-cell>
          <table:table-cell office:value-type="float" office:value="-61.542686000000003" table:style-name="ce1">
            <text:p>-61.542686</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52" table:style-name="ce8">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f28234a0-fbbe-b984-3196-ffde17f2f643</text:p>
          </table:table-cell>
          <table:table-cell office:value-type="string" table:style-name="ce1">
            <text:p><text:s/>Ichkeul National Park</text:p>
          </table:table-cell>
          <table:table-cell office:value-type="string" table:style-name="ce1">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table:style-name="ce6"/>
          <table:table-cell table:style-name="ce7"/>
          <table:table-cell office:value-type="string" table:style-name="ce1">
            <text:p>TN</text:p>
          </table:table-cell>
          <table:table-cell table:style-name="ce1"/>
          <table:table-cell office:value-type="float" office:value="37.144902999999999" table:style-name="ce1">
            <text:p>37.144903</text:p>
          </table:table-cell>
          <table:table-cell office:value-type="float" office:value="9.6782000000000004" table:style-name="ce1">
            <text:p>9.6782</text:p>
          </table:table-cell>
          <table:table-cell office:value-type="float" office:value="800" table:style-name="ce1">
            <text:p>800</text:p>
          </table:table-cell>
          <table:table-cell office:value-type="float" office:value="0" table:style-name="ce1">
            <text:p>0</text:p>
          </table:table-cell>
          <table:table-cell office:value-type="float" office:value="0" table:style-name="ce1">
            <text:p>0</text:p>
          </table:table-cell>
          <table:table-cell office:value-type="float" office:value="229" table:style-name="ce8">
            <text:p>22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7ad457a-77f0-d5ed-41a7-eb75161a3544</text:p>
          </table:table-cell>
          <table:table-cell office:value-type="string" table:style-name="ce1">
            <text:p>Cappadocia</text:p>
          </table:table-cell>
          <table:table-cell office:value-type="string" table:style-name="ce1">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table:style-name="ce6"/>
          <table:table-cell table:style-name="ce7"/>
          <table:table-cell office:value-type="string" table:style-name="ce1">
            <text:p>TR</text:p>
          </table:table-cell>
          <table:table-cell table:style-name="ce1"/>
          <table:table-cell office:value-type="float" office:value="38.637514000000003" table:style-name="ce1">
            <text:p>38.637514</text:p>
          </table:table-cell>
          <table:table-cell office:value-type="float" office:value="34.819794999999999" table:style-name="ce1">
            <text:p>34.819795</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52" table:style-name="ce8">
            <text:p>5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860f423e-4b69-18fd-776a-2e3f8627aa55</text:p>
          </table:table-cell>
          <table:table-cell office:value-type="string" table:style-name="ce1">
            <text:p>Aşgabat</text:p>
          </table:table-cell>
          <table:table-cell office:value-type="string" table:style-name="ce1">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table:style-name="ce6"/>
          <table:table-cell table:style-name="ce7"/>
          <table:table-cell office:value-type="string" table:style-name="ce1">
            <text:p>TM</text:p>
          </table:table-cell>
          <table:table-cell table:style-name="ce1"/>
          <table:table-cell office:value-type="float" office:value="37.901248000000002" table:style-name="ce1">
            <text:p>37.901248</text:p>
          </table:table-cell>
          <table:table-cell office:value-type="float" office:value="58.452300000000001" table:style-name="ce1">
            <text:p>58.4523</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10" table:style-name="ce8">
            <text:p>3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c83ddc1-47d4-3205-f60a-edd51c98f059</text:p>
          </table:table-cell>
          <table:table-cell office:value-type="string" table:style-name="ce1">
            <text:p>Tuvalu</text:p>
          </table:table-cell>
          <table:table-cell office:value-type="string" table:style-name="ce1">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table:style-name="ce6"/>
          <table:table-cell table:style-name="ce7"/>
          <table:table-cell office:value-type="string" table:style-name="ce1">
            <text:p>TV</text:p>
          </table:table-cell>
          <table:table-cell table:style-name="ce1"/>
          <table:table-cell office:value-type="float" office:value="-8.6820889999999995" table:style-name="ce1">
            <text:p>-8.682089</text:p>
          </table:table-cell>
          <table:table-cell office:value-type="float" office:value="179.07585599999999" table:style-name="ce1">
            <text:p>179.075856</text:p>
          </table:table-cell>
          <table:table-cell office:value-type="float" office:value="9800" table:style-name="ce1">
            <text:p>9800</text:p>
          </table:table-cell>
          <table:table-cell office:value-type="float" office:value="0" table:style-name="ce1">
            <text:p>0</text:p>
          </table:table-cell>
          <table:table-cell office:value-type="float" office:value="0" table:style-name="ce1">
            <text:p>0</text:p>
          </table:table-cell>
          <table:table-cell office:value-type="float" office:value="10" table:style-name="ce8">
            <text:p>1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49070af4-0ec6-04a2-5a0b-e2c4acb12832</text:p>
          </table:table-cell>
          <table:table-cell office:value-type="string" table:style-name="ce1">
            <text:p>Jinja</text:p>
          </table:table-cell>
          <table:table-cell office:value-type="string" table:style-name="ce1">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table:style-name="ce6"/>
          <table:table-cell table:style-name="ce7"/>
          <table:table-cell office:value-type="string" table:style-name="ce1">
            <text:p>UG</text:p>
          </table:table-cell>
          <table:table-cell table:style-name="ce1"/>
          <table:table-cell office:value-type="float" office:value="0.42771399999999998" table:style-name="ce1">
            <text:p>0.427714</text:p>
          </table:table-cell>
          <table:table-cell office:value-type="float" office:value="33.194716999999997" table:style-name="ce1">
            <text:p>33.194717</text:p>
          </table:table-cell>
          <table:table-cell office:value-type="float" office:value="4600" table:style-name="ce1">
            <text:p>4600</text:p>
          </table:table-cell>
          <table:table-cell office:value-type="float" office:value="0" table:style-name="ce1">
            <text:p>0</text:p>
          </table:table-cell>
          <table:table-cell office:value-type="float" office:value="0" table:style-name="ce1">
            <text:p>0</text:p>
          </table:table-cell>
          <table:table-cell office:value-type="float" office:value="334" table:style-name="ce8">
            <text:p>334</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3c0f4cd-e01f-061b-62b0-1930857b33ce</text:p>
          </table:table-cell>
          <table:table-cell office:value-type="string" table:style-name="ce1">
            <text:p>Lviv</text:p>
          </table:table-cell>
          <table:table-cell office:value-type="string" table:style-name="ce1">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table:style-name="ce6"/>
          <table:table-cell table:style-name="ce7"/>
          <table:table-cell office:value-type="string" table:style-name="ce1">
            <text:p>UA</text:p>
          </table:table-cell>
          <table:table-cell table:style-name="ce1"/>
          <table:table-cell office:value-type="float" office:value="49.808236000000001" table:style-name="ce1">
            <text:p>49.808236</text:p>
          </table:table-cell>
          <table:table-cell office:value-type="float" office:value="23.981591000000002" table:style-name="ce1">
            <text:p>23.981591</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3" table:style-name="ce8">
            <text:p>23</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b0a805d-763c-1be3-d7d2-19a087225e93</text:p>
          </table:table-cell>
          <table:table-cell office:value-type="string" table:style-name="ce1">
            <text:p>Burj Khalifa</text:p>
          </table:table-cell>
          <table:table-cell office:value-type="string" table:style-name="ce1">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table:style-name="ce6"/>
          <table:table-cell table:style-name="ce7"/>
          <table:table-cell office:value-type="string" table:style-name="ce1">
            <text:p>AE</text:p>
          </table:table-cell>
          <table:table-cell table:style-name="ce1"/>
          <table:table-cell office:value-type="float" office:value="25.185222" table:style-name="ce1">
            <text:p>25.185222</text:p>
          </table:table-cell>
          <table:table-cell office:value-type="float" office:value="55.275163999999997" table:style-name="ce1">
            <text:p>55.275164</text:p>
          </table:table-cell>
          <table:table-cell office:value-type="float" office:value="2145" table:style-name="ce1">
            <text:p>2145</text:p>
          </table:table-cell>
          <table:table-cell office:value-type="float" office:value="0" table:style-name="ce1">
            <text:p>0</text:p>
          </table:table-cell>
          <table:table-cell office:value-type="float" office:value="0" table:style-name="ce1">
            <text:p>0</text:p>
          </table:table-cell>
          <table:table-cell office:value-type="float" office:value="356" table:style-name="ce8">
            <text:p>356</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b64c14b-b307-19bd-f6c8-3e5cefde7554</text:p>
          </table:table-cell>
          <table:table-cell office:value-type="string" table:style-name="ce1">
            <text:p>Golden Gate Bridge</text:p>
          </table:table-cell>
          <table:table-cell office:value-type="string" table:style-name="ce1">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table:style-name="ce6"/>
          <table:table-cell table:style-name="ce7"/>
          <table:table-cell office:value-type="string" table:style-name="ce1">
            <text:p>US</text:p>
          </table:table-cell>
          <table:table-cell table:style-name="ce1"/>
          <table:table-cell office:value-type="float" office:value="37.810397000000002" table:style-name="ce1">
            <text:p>37.810397</text:p>
          </table:table-cell>
          <table:table-cell office:value-type="float" office:value="-122.509854" table:style-name="ce1">
            <text:p>-122.50985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75" table:style-name="ce8">
            <text:p>7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9e830fc-fc24-6e74-6417-ebf70f9b2583</text:p>
          </table:table-cell>
          <table:table-cell office:value-type="string" table:style-name="ce1">
            <text:p>Montevideo</text:p>
          </table:table-cell>
          <table:table-cell office:value-type="string" table:style-name="ce1">
            <text:p>Montevideo, the vibrant capital of Uruguay, is a delightful blend of history, culture, and modernity. As the heart and soul of the nation, it’s often the first stop for travelers wondering where to go in Uruguay.</text:p>
          </table:table-cell>
          <table:table-cell table:style-name="ce6"/>
          <table:table-cell table:style-name="ce7"/>
          <table:table-cell office:value-type="string" table:style-name="ce1">
            <text:p>UY</text:p>
          </table:table-cell>
          <table:table-cell table:style-name="ce1"/>
          <table:table-cell office:value-type="float" office:value="-34.898367" table:style-name="ce1">
            <text:p>-34.898367</text:p>
          </table:table-cell>
          <table:table-cell office:value-type="float" office:value="-56.245345" table:style-name="ce1">
            <text:p>-56.245345</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65" table:style-name="ce8">
            <text:p>6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e19cbd53-d3c5-84c4-7802-d1a853a55851</text:p>
          </table:table-cell>
          <table:table-cell office:value-type="string" table:style-name="ce1">
            <text:p>Samarkand</text:p>
          </table:table-cell>
          <table:table-cell office:value-type="string" table:style-name="ce1">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table:style-name="ce6"/>
          <table:table-cell table:style-name="ce7"/>
          <table:table-cell office:value-type="string" table:style-name="ce1">
            <text:p>UZ</text:p>
          </table:table-cell>
          <table:table-cell table:style-name="ce1"/>
          <table:table-cell office:value-type="float" office:value="39.673315000000002" table:style-name="ce1">
            <text:p>39.673315</text:p>
          </table:table-cell>
          <table:table-cell office:value-type="float" office:value="67.008401000000006" table:style-name="ce1">
            <text:p>67.00840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268" table:style-name="ce8">
            <text:p>26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0b585dfc-842f-7a6c-6799-c68b085356cb</text:p>
          </table:table-cell>
          <table:table-cell office:value-type="string" table:style-name="ce1">
            <text:p>Vanuatu</text:p>
          </table:table-cell>
          <table:table-cell office:value-type="string" table:style-name="ce1">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table:style-name="ce6"/>
          <table:table-cell table:style-name="ce7"/>
          <table:table-cell office:value-type="string" table:style-name="ce1">
            <text:p>VU</text:p>
          </table:table-cell>
          <table:table-cell table:style-name="ce1"/>
          <table:table-cell office:value-type="float" office:value="-15.156781000000001" table:style-name="ce1">
            <text:p>-15.156781</text:p>
          </table:table-cell>
          <table:table-cell office:value-type="float" office:value="166.86547999999999" table:style-name="ce1">
            <text:p>166.8654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190" table:style-name="ce8">
            <text:p>19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
            <text:p>235fce38-d0f8-81ae-58f1-d4633c1011c6</text:p>
          </table:table-cell>
          <table:table-cell office:value-type="string" table:style-name="ce1">
            <text:p>Mérida</text:p>
          </table:table-cell>
          <table:table-cell office:value-type="string" table:style-name="ce1">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table:style-name="ce6"/>
          <table:table-cell table:style-name="ce7"/>
          <table:table-cell office:value-type="string" table:style-name="ce1">
            <text:p>VE</text:p>
          </table:table-cell>
          <table:table-cell table:style-name="ce1"/>
          <table:table-cell office:value-type="float" office:value="8.5471719999999998" table:style-name="ce1">
            <text:p>8.547172</text:p>
          </table:table-cell>
          <table:table-cell office:value-type="float" office:value="-71.213921999999997" table:style-name="ce1">
            <text:p>-71.213922</text:p>
          </table:table-cell>
          <table:table-cell office:value-type="float" office:value="6340" table:style-name="ce1">
            <text:p>6340</text:p>
          </table:table-cell>
          <table:table-cell office:value-type="float" office:value="0" table:style-name="ce1">
            <text:p>0</text:p>
          </table:table-cell>
          <table:table-cell office:value-type="float" office:value="0" table:style-name="ce1">
            <text:p>0</text:p>
          </table:table-cell>
          <table:table-cell office:value-type="float" office:value="55" table:style-name="ce8">
            <text:p>55</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edbf253-82ee-05cf-b098-437c5f619292</text:p>
          </table:table-cell>
          <table:table-cell office:value-type="string" table:style-name="ce1">
            <text:p>Halong Bay</text:p>
          </table:table-cell>
          <table:table-cell office:value-type="string" table:style-name="ce1">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table:style-name="ce6"/>
          <table:table-cell table:style-name="ce7"/>
          <table:table-cell office:value-type="string" table:style-name="ce1">
            <text:p>VN</text:p>
          </table:table-cell>
          <table:table-cell table:style-name="ce1"/>
          <table:table-cell office:value-type="float" office:value="20.835028000000001" table:style-name="ce1">
            <text:p>20.835028</text:p>
          </table:table-cell>
          <table:table-cell office:value-type="float" office:value="106.975104" table:style-name="ce1">
            <text:p>106.975104</text:p>
          </table:table-cell>
          <table:table-cell office:value-type="float" office:value="5200" table:style-name="ce1">
            <text:p>5200</text:p>
          </table:table-cell>
          <table:table-cell office:value-type="float" office:value="0" table:style-name="ce1">
            <text:p>0</text:p>
          </table:table-cell>
          <table:table-cell office:value-type="float" office:value="0" table:style-name="ce1">
            <text:p>0</text:p>
          </table:table-cell>
          <table:table-cell office:value-type="float" office:value="29" table:style-name="ce8">
            <text:p>29</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623446ae-80c5-6a21-d90e-4748dd0d895b</text:p>
          </table:table-cell>
          <table:table-cell office:value-type="string" table:style-name="ce1">
            <text:p>Cruz Bay</text:p>
          </table:table-cell>
          <table:table-cell office:value-type="string" table:style-name="ce1">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table:style-name="ce6"/>
          <table:table-cell table:style-name="ce7"/>
          <table:table-cell office:value-type="string" table:style-name="ce1">
            <text:p>VI</text:p>
          </table:table-cell>
          <table:table-cell table:style-name="ce1"/>
          <table:table-cell office:value-type="float" office:value="18.334121" table:style-name="ce1">
            <text:p>18.334121</text:p>
          </table:table-cell>
          <table:table-cell office:value-type="float" office:value="-64.814170000000004" table:style-name="ce1">
            <text:p>-64.81417</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92" table:style-name="ce8">
            <text:p>92</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1e63ca1b-31ea-cb5d-a6c5-4f4e90d401ba</text:p>
          </table:table-cell>
          <table:table-cell office:value-type="string" table:style-name="ce1">
            <text:p>Al Saleh Mosque</text:p>
          </table:table-cell>
          <table:table-cell office:value-type="string" table:style-name="ce1">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table:style-name="ce6"/>
          <table:table-cell table:style-name="ce7"/>
          <table:table-cell office:value-type="string" table:style-name="ce1">
            <text:p>YE</text:p>
          </table:table-cell>
          <table:table-cell table:style-name="ce1"/>
          <table:table-cell office:value-type="float" office:value="15.345302" table:style-name="ce1">
            <text:p>15.345302</text:p>
          </table:table-cell>
          <table:table-cell office:value-type="float" office:value="44.195571999999999" table:style-name="ce1">
            <text:p>44.195572</text:p>
          </table:table-cell>
          <table:table-cell office:value-type="float" office:value="8900" table:style-name="ce1">
            <text:p>8900</text:p>
          </table:table-cell>
          <table:table-cell office:value-type="float" office:value="0" table:style-name="ce1">
            <text:p>0</text:p>
          </table:table-cell>
          <table:table-cell office:value-type="float" office:value="0" table:style-name="ce1">
            <text:p>0</text:p>
          </table:table-cell>
          <table:table-cell office:value-type="float" office:value="148" table:style-name="ce8">
            <text:p>148</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711de214-78e1-0799-18ba-8e3842d5de2a</text:p>
          </table:table-cell>
          <table:table-cell office:value-type="string" table:style-name="ce1">
            <text:p>Bangweulu Wetlands</text:p>
          </table:table-cell>
          <table:table-cell office:value-type="string" table:style-name="ce1">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table:style-name="ce6"/>
          <table:table-cell table:style-name="ce7"/>
          <table:table-cell office:value-type="string" table:style-name="ce1">
            <text:p>ZM</text:p>
          </table:table-cell>
          <table:table-cell table:style-name="ce1"/>
          <table:table-cell office:value-type="float" office:value="-11.973418000000001" table:style-name="ce1">
            <text:p>-11.973418</text:p>
          </table:table-cell>
          <table:table-cell office:value-type="float" office:value="30.351479999999999" table:style-name="ce1">
            <text:p>30.35148</text:p>
          </table:table-cell>
          <table:table-cell office:value-type="float" office:value="5300" table:style-name="ce1">
            <text:p>5300</text:p>
          </table:table-cell>
          <table:table-cell office:value-type="float" office:value="0" table:style-name="ce1">
            <text:p>0</text:p>
          </table:table-cell>
          <table:table-cell office:value-type="float" office:value="0" table:style-name="ce1">
            <text:p>0</text:p>
          </table:table-cell>
          <table:table-cell office:value-type="float" office:value="320" table:style-name="ce8">
            <text:p>32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0">
            <text:p>3689e24e-ed82-6bf8-9234-a83833e65492</text:p>
          </table:table-cell>
          <table:table-cell office:value-type="string" table:style-name="ce1">
            <text:p>Lake Kariba</text:p>
          </table:table-cell>
          <table:table-cell office:value-type="string" table:style-name="ce1">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table:style-name="ce6"/>
          <table:table-cell table:style-name="ce7"/>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8">
            <text:p>260</text:p>
          </table:table-cell>
          <table:table-cell office:value-type="float" office:value="120" table:style-name="ce1">
            <text:p>120</text:p>
          </table:table-cell>
          <table:table-cell office:value-type="string" table:style-name="ce1">
            <text:p>false</text:p>
          </table:table-cell>
          <table:table-cell office:value-type="string" table:style-name="ce14">
            <text:p>KEEP</text:p>
          </table:table-cell>
          <table:table-cell table:number-columns-repeated="16368"/>
        </table:table-row>
        <table:table-row table:style-name="ro1">
          <table:table-cell office:value-type="string" table:style-name="ce14">
            <text:p>d76c624c-4bf1-1fbd-1f3a-61a1a8411adb</text:p>
          </table:table-cell>
          <table:table-cell office:value-type="string" table:style-name="ce14">
            <text:p>Test date &amp; time</text:p>
          </table:table-cell>
          <table:table-cell office:value-type="string" table:style-name="ce14">
            <text:p>An example with a date and time</text:p>
          </table:table-cell>
          <table:table-cell office:value-type="date" office:date-value="2024-07-11T00:00:00" table:style-name="ce6">
            <text:p>2024-07-11</text:p>
          </table:table-cell>
          <table:table-cell office:value-type="time" office:time-value="PT12H33M51S" table:style-name="ce7">
            <text:p>12:33:51</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8">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table:number-columns-repeated="16368" table:style-name="ce14"/>
        </table:table-row>
        <table:table-row table:style-name="ro1">
          <table:table-cell office:value-type="string" table:style-name="ce10">
            <text:p>751dfefb-667f-d16d-8835-72005f1e93a5</text:p>
          </table:table-cell>
          <table:table-cell office:value-type="string" table:style-name="ce1">
            <text:p>Test date</text:p>
          </table:table-cell>
          <table:table-cell office:value-type="string" table:style-name="ce1">
            <text:p>An example with a date</text:p>
          </table:table-cell>
          <table:table-cell office:value-type="date" office:date-value="2024-07-11T00:00:00" table:style-name="ce6">
            <text:p>2024-07-11</text:p>
          </table:table-cell>
          <table:table-cell table:style-name="ce1"/>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8">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table:number-columns-repeated="16368"/>
        </table:table-row>
        <table:table-row table:style-name="ro1">
          <table:table-cell office:value-type="string" table:style-name="ce1">
            <text:p>c0fe2d5c-1785-86c9-e012-200a5500acf2</text:p>
          </table:table-cell>
          <table:table-cell office:value-type="string" table:style-name="ce1">
            <text:p>Test time</text:p>
          </table:table-cell>
          <table:table-cell office:value-type="string" table:style-name="ce1">
            <text:p>An example with time</text:p>
          </table:table-cell>
          <table:table-cell table:style-name="ce1"/>
          <table:table-cell office:value-type="time" office:time-value="PT12H33M51S" table:style-name="ce7">
            <text:p>12:33:51</text:p>
          </table:table-cell>
          <table:table-cell office:value-type="string" table:style-name="ce1">
            <text:p>ZW</text:p>
          </table:table-cell>
          <table:table-cell table:style-name="ce1"/>
          <table:table-cell office:value-type="float" office:value="-16.526261999999999" table:style-name="ce1">
            <text:p>-16.526262</text:p>
          </table:table-cell>
          <table:table-cell office:value-type="float" office:value="28.845701999999999" table:style-name="ce1">
            <text:p>28.845702</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260" table:style-name="ce8">
            <text:p>260</text:p>
          </table:table-cell>
          <table:table-cell office:value-type="float" office:value="120" table:style-name="ce1">
            <text:p>120</text:p>
          </table:table-cell>
          <table:table-cell office:value-type="string" table:style-name="ce1">
            <text:p>false</text:p>
          </table:table-cell>
          <table:table-cell office:value-type="string" table:style-name="ce1">
            <text:p>KEEP</text:p>
          </table:table-cell>
          <table:table-cell table:number-columns-repeated="16368"/>
        </table:table-row>
        <table:table-row table:number-rows-repeated="2" table:style-name="ro1">
          <table:table-cell table:number-columns-repeated="16384"/>
        </table:table-row>
        <table:table-row table:style-name="ro1">
          <table:table-cell office:value-type="string" table:style-name="ce15">
            <text:p>UUID Generator</text:p>
          </table:table-cell>
          <table:table-cell table:number-columns-repeated="12" table:style-name="ce1"/>
          <table:table-cell table:style-name="ce8"/>
          <table:table-cell table:style-name="ce5"/>
          <table:table-cell table:number-columns-repeated="16369" table:style-name="ce1"/>
        </table:table-row>
        <table:table-row table:style-name="ro1">
          <table:table-cell office:value-type="string" office:string-value="c8d11aa0-3f58-e0cf-288a-4e7c31c57a65" table:formula="of:=LOWER(CONCATENATE(DEC2HEX(RANDBETWEEN(0;4294967295);8);&quot;-&quot;;DEC2HEX(RANDBETWEEN(0;65535);4);&quot;-&quot;;DEC2HEX(RANDBETWEEN(0;65535);4);&quot;-&quot;;DEC2HEX(RANDBETWEEN(0;65535);4);&quot;-&quot;;DEC2HEX(RANDBETWEEN(0;4294967295);8);DEC2HEX(RANDBETWEEN(0;65535);4)))" table:style-name="ce10">
            <text:p>c8d11aa0-3f58-e0cf-288a-4e7c31c57a65</text:p>
          </table:table-cell>
          <table:table-cell table:number-columns-repeated="12" table:style-name="ce1"/>
          <table:table-cell table:style-name="ce8"/>
          <table:table-cell table:style-name="ce5"/>
          <table:table-cell table:number-columns-repeated="16369" table:style-name="ce1"/>
        </table:table-row>
        <table:table-row table:style-name="ro1">
          <table:table-cell table:number-columns-repeated="16384" table:style-name="ce1"/>
        </table:table-row>
        <table:table-row table:number-rows-repeated="1048257" table:style-name="ro1">
          <table:table-cell table:number-columns-repeated="16384"/>
        </table:table-row>
      </table:table>
      <table:table table:name="Categories" table:style-name="ta1">
        <table:table-column table:style-name="co18" table:number-columns-repeated="2" table:default-cell-style-name="ce1"/>
        <table:table-column table:style-name="co17"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5">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number:date-style style:name="N36P0">
      <number:year number:style="long"/>
      <number:text>-</number:text>
      <number:month number:style="long"/>
      <number:text>-</number:text>
      <number:day number:style="long"/>
    </number:date-style>
    <number:text-style style:name="N36">
      <number:text-content/>
      <style:map style:condition="value()&gt;=0" style:apply-style-name="N36P0"/>
    </number:text-style>
    <number:time-style style:name="N37P0">
      <number:hours number:style="long"/>
      <number:text>:</number:text>
      <number:minutes number:style="long"/>
      <number:text>:</number:text>
      <number:seconds number:style="long"/>
    </number:tim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2pt" style:font-size-asian="12pt" style:font-size-complex="12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08</meta:generator>
    <dc:title>Locations</dc:title>
    <dc:subject>Sky Dolly system locations</dc:subject>
    <meta:keyword>Sky Dolly</meta:keyword>
    <meta:keyword>locations</meta:keyword>
    <meta:keyword>MSFS</meta:keyword>
    <dc:creator>Oliver Knoll</dc:creator>
    <meta:creation-date>2022-07-27T09:48:18Z</meta:creation-date>
    <dc:date>2024-08-04T10:20:25Z</dc:date>
    <meta:editing-cycles>196</meta:editing-cycles>
    <meta:editing-duration>PT19737S</meta:editing-duration>
    <meta:user-defined meta:name="date">YYYY-11-DDT19:38:49.579</meta:user-defined>
    <meta:user-defined meta:name="qrichtext">1</meta:user-defined>
  </office:meta>
</office:document-meta>
</file>